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4.71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5.027cm" fo:break-before="auto" style:use-optimal-row-height="true"/>
    </style:style>
    <style:style style:name="ro4" style:family="table-row">
      <style:table-row-properties style:row-height="4.05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ctim" table:style-name="ta1">
        <table:table-column table:style-name="co1" table:number-columns-repeated="17" table:default-cell-style-name="Default"/>
        <table:table-column table:style-name="co2" table:number-columns-repeated="2" table:default-cell-style-name="ce3"/>
        <table:table-column table:style-name="co2" table:number-columns-repeated="1005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5-213815-1.txt</text:p>
          </table:table-cell>
          <table:table-cell table:style-name="ce1" office:value-type="string">
            <text:p>stat-140325-214054-2.txt</text:p>
          </table:table-cell>
          <table:table-cell table:style-name="ce1" office:value-type="string">
            <text:p>stat-140325-214337-3.txt</text:p>
          </table:table-cell>
          <table:table-cell table:style-name="ce1" office:value-type="string">
            <text:p>stat-140325-214621-4.txt</text:p>
          </table:table-cell>
          <table:table-cell table:style-name="ce1" office:value-type="string">
            <text:p>stat-140325-214903-5.txt</text:p>
          </table:table-cell>
          <table:table-cell table:style-name="ce1" office:value-type="string">
            <text:p>stat-140325-215147-6.txt</text:p>
          </table:table-cell>
          <table:table-cell table:style-name="ce1" office:value-type="string">
            <text:p>stat-140325-215431-7.txt</text:p>
          </table:table-cell>
          <table:table-cell table:style-name="ce1" office:value-type="string">
            <text:p>stat-140325-215715-8.txt</text:p>
          </table:table-cell>
          <table:table-cell table:style-name="ce1" office:value-type="string">
            <text:p>stat-140325-215958-9.txt</text:p>
          </table:table-cell>
          <table:table-cell table:style-name="ce1" office:value-type="string">
            <text:p>stat-140325-220242-10.txt</text:p>
          </table:table-cell>
          <table:table-cell table:style-name="ce1" office:value-type="string">
            <text:p>stat-140325-220526-11.txt</text:p>
          </table:table-cell>
          <table:table-cell table:style-name="ce1" office:value-type="string">
            <text:p>stat-140325-220810-12.txt</text:p>
          </table:table-cell>
          <table:table-cell table:style-name="ce1" office:value-type="string">
            <text:p>stat-140325-221054-13.txt</text:p>
          </table:table-cell>
          <table:table-cell table:style-name="ce1" office:value-type="string">
            <text:p>stat-140325-221338-14.txt</text:p>
          </table:table-cell>
          <table:table-cell table:style-name="ce1" office:value-type="string">
            <text:p>stat-140325-221623-15.txt</text:p>
          </table:table-cell>
          <table:table-cell table:style-name="ce1" office:value-type="string">
            <text:p>stat-140325-221906-16.txt</text:p>
          </table:table-cell>
          <table:table-cell table:style-name="ce2" office:value-type="string">
            <text:p>Average Victim</text:p>
          </table:table-cell>
          <table:table-cell table:style-name="ce2" office:value-type="string">
            <text:p>Standard Deviation – Victim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formula="of:=AVERAGE([.B2:.Q2])" office:value-type="float" office:value="1.125">
            <text:p>1,125</text:p>
          </table:table-cell>
          <table:table-cell table:formula="of:=STDEVPA([.B2:.Q2])" office:value-type="float" office:value="0.330718913883074">
            <text:p>0,3307189139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3:.Q3])" office:value-type="float" office:value="0.8125">
            <text:p>0,8125</text:p>
          </table:table-cell>
          <table:table-cell table:formula="of:=STDEVPA([.B3:.Q3])" office:value-type="float" office:value="1.54994959595466">
            <text:p>1,549949596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AVERAGE([.B4:.Q4])" office:value-type="float" office:value="0.875">
            <text:p>0,875</text:p>
          </table:table-cell>
          <table:table-cell table:formula="of:=STDEVPA([.B4:.Q4])" office:value-type="float" office:value="1.11102430216445">
            <text:p>1,1110243022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5:.Q5])" office:value-type="float" office:value="0.6875">
            <text:p>0,6875</text:p>
          </table:table-cell>
          <table:table-cell table:formula="of:=STDEVPA([.B5:.Q5])" office:value-type="float" office:value="0.845484328654293">
            <text:p>0,8454843287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AVERAGE([.B6:.Q6])" office:value-type="float" office:value="3.8125">
            <text:p>3,8125</text:p>
          </table:table-cell>
          <table:table-cell table:formula="of:=STDEVPA([.B6:.Q6])" office:value-type="float" office:value="1.58976216774711">
            <text:p>1,5897621677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formula="of:=AVERAGE([.B7:.Q7])" office:value-type="float" office:value="1.75">
            <text:p>1,75</text:p>
          </table:table-cell>
          <table:table-cell table:formula="of:=STDEVPA([.B7:.Q7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1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8:.Q8])" office:value-type="float" office:value="1.875">
            <text:p>1,875</text:p>
          </table:table-cell>
          <table:table-cell table:formula="of:=STDEVPA([.B8:.Q8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formula="of:=AVERAGE([.B9:.Q9])" office:value-type="float" office:value="1.625">
            <text:p>1,625</text:p>
          </table:table-cell>
          <table:table-cell table:formula="of:=STDEVPA([.B9:.Q9])" office:value-type="float" office:value="0.7806247497998">
            <text:p>0,7806247498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formula="of:=AVERAGE([.B10:.Q10])" office:value-type="float" office:value="0.125">
            <text:p>0,125</text:p>
          </table:table-cell>
          <table:table-cell table:formula="of:=STDEVPA([.B10:.Q10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46">
            <text:p>146</text:p>
          </table:table-cell>
          <table:table-cell table:number-columns-repeated="3"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:.Q11])" office:value-type="float" office:value="27.375">
            <text:p>27,375</text:p>
          </table:table-cell>
          <table:table-cell table:formula="of:=STDEVPA([.B11:.Q11])" office:value-type="float" office:value="53.7760111480946">
            <text:p>53,7760111481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table:number-columns-repeated="3"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AVERAGE([.B12:.Q12])" office:value-type="float" office:value="41.5">
            <text:p>41,5</text:p>
          </table:table-cell>
          <table:table-cell table:formula="of:=STDEVPA([.B12:.Q12])" office:value-type="float" office:value="83.625653958579">
            <text:p>83,6256539586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14">
            <text:p>214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4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table:formula="of:=AVERAGE([.B13:.Q13])" office:value-type="float" office:value="57.125">
            <text:p>57,125</text:p>
          </table:table-cell>
          <table:table-cell table:formula="of:=STDEVPA([.B13:.Q13])" office:value-type="float" office:value="99.0554611063923">
            <text:p>99,0554611064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">
            <text:p>232</text:p>
          </table:table-cell>
          <table:table-cell office:value-type="float" office:value="28">
            <text:p>28</text:p>
          </table:table-cell>
          <table:table-cell office:value-type="float" office:value="240">
            <text:p>24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212">
            <text:p>212</text:p>
          </table:table-cell>
          <table:table-cell office:value-type="float" office:value="36">
            <text:p>36</text:p>
          </table:table-cell>
          <table:table-cell table:formula="of:=AVERAGE([.B14:.Q14])" office:value-type="float" office:value="92.5">
            <text:p>92,5</text:p>
          </table:table-cell>
          <table:table-cell table:formula="of:=STDEVPA([.B14:.Q14])" office:value-type="float" office:value="88.1688720581136">
            <text:p>88,1688720581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8">
            <text:p>238</text:p>
          </table:table-cell>
          <table:table-cell office:value-type="float" office:value="252">
            <text:p>252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  <table:table-cell office:value-type="float" office:value="220">
            <text:p>220</text:p>
          </table:table-cell>
          <table:table-cell office:value-type="float" office:value="208">
            <text:p>208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table:formula="of:=AVERAGE([.B15:.Q15])" office:value-type="float" office:value="228.375">
            <text:p>228,375</text:p>
          </table:table-cell>
          <table:table-cell table:formula="of:=STDEVPA([.B15:.Q15])" office:value-type="float" office:value="12.4140797081379">
            <text:p>12,4140797081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office:value-type="float" office:value="206">
            <text:p>206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table:formula="of:=AVERAGE([.B16:.Q16])" office:value-type="float" office:value="231.5">
            <text:p>231,5</text:p>
          </table:table-cell>
          <table:table-cell table:formula="of:=STDEVPA([.B16:.Q16])" office:value-type="float" office:value="10.988630487918">
            <text:p>10,9886304879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40">
            <text:p>24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table:formula="of:=AVERAGE([.B17:.Q17])" office:value-type="float" office:value="233.625">
            <text:p>233,625</text:p>
          </table:table-cell>
          <table:table-cell table:formula="of:=STDEVPA([.B17:.Q17])" office:value-type="float" office:value="7.38981562692873">
            <text:p>7,3898156269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table:formula="of:=AVERAGE([.B18:.Q18])" office:value-type="float" office:value="234.125">
            <text:p>234,125</text:p>
          </table:table-cell>
          <table:table-cell table:formula="of:=STDEVPA([.B18:.Q18])" office:value-type="float" office:value="8.5868722477978">
            <text:p>8,5868722478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table:formula="of:=AVERAGE([.B19:.Q19])" office:value-type="float" office:value="231.625">
            <text:p>231,625</text:p>
          </table:table-cell>
          <table:table-cell table:formula="of:=STDEVPA([.B19:.Q19])" office:value-type="float" office:value="7.49061913328932">
            <text:p>7,4906191333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table:number-columns-repeated="3" office:value-type="float" office:value="228">
            <text:p>228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table:formula="of:=AVERAGE([.B20:.Q20])" office:value-type="float" office:value="230.5">
            <text:p>230,5</text:p>
          </table:table-cell>
          <table:table-cell table:formula="of:=STDEVPA([.B20:.Q20])" office:value-type="float" office:value="7.98435971133566">
            <text:p>7,9843597113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8">
            <text:p>278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72">
            <text:p>272</text:p>
          </table:table-cell>
          <table:table-cell table:formula="of:=AVERAGE([.B21:.Q21])" office:value-type="float" office:value="235.6875">
            <text:p>235,6875</text:p>
          </table:table-cell>
          <table:table-cell table:formula="of:=STDEVPA([.B21:.Q21])" office:value-type="float" office:value="16.7620059584168">
            <text:p>16,7620059584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54">
            <text:p>254</text:p>
          </table:table-cell>
          <table:table-cell table:formula="of:=AVERAGE([.B22:.Q22])" office:value-type="float" office:value="234.0625">
            <text:p>234,0625</text:p>
          </table:table-cell>
          <table:table-cell table:formula="of:=STDEVPA([.B22:.Q22])" office:value-type="float" office:value="16.0875291375028">
            <text:p>16,0875291375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8">
            <text:p>258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12">
            <text:p>212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table:formula="of:=AVERAGE([.B23:.Q23])" office:value-type="float" office:value="233.1875">
            <text:p>233,1875</text:p>
          </table:table-cell>
          <table:table-cell table:formula="of:=STDEVPA([.B23:.Q23])" office:value-type="float" office:value="12.9866217219876">
            <text:p>12,986621722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8">
            <text:p>268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formula="of:=AVERAGE([.B24:.Q24])" office:value-type="float" office:value="236.0625">
            <text:p>236,0625</text:p>
          </table:table-cell>
          <table:table-cell table:formula="of:=STDEVPA([.B24:.Q24])" office:value-type="float" office:value="11.4043234674399">
            <text:p>11,4043234674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62">
            <text:p>262</text:p>
          </table:table-cell>
          <table:table-cell office:value-type="float" office:value="244">
            <text:p>244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table:formula="of:=AVERAGE([.B25:.Q25])" office:value-type="float" office:value="234.875">
            <text:p>234,875</text:p>
          </table:table-cell>
          <table:table-cell table:formula="of:=STDEVPA([.B25:.Q25])" office:value-type="float" office:value="13.6559281998698">
            <text:p>13,6559281999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10">
            <text:p>210</text:p>
          </table:table-cell>
          <table:table-cell office:value-type="float" office:value="226">
            <text:p>226</text:p>
          </table:table-cell>
          <table:table-cell office:value-type="float" office:value="212">
            <text:p>212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table:formula="of:=AVERAGE([.B26:.Q26])" office:value-type="float" office:value="228.5">
            <text:p>228,5</text:p>
          </table:table-cell>
          <table:table-cell table:formula="of:=STDEVPA([.B26:.Q26])" office:value-type="float" office:value="12.3389626792531">
            <text:p>12,3389626793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62">
            <text:p>262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table:formula="of:=AVERAGE([.B27:.Q27])" office:value-type="float" office:value="232.875">
            <text:p>232,875</text:p>
          </table:table-cell>
          <table:table-cell table:formula="of:=STDEVPA([.B27:.Q27])" office:value-type="float" office:value="10.2461883156616">
            <text:p>10,2461883157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260">
            <text:p>260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10">
            <text:p>210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12">
            <text:p>212</text:p>
          </table:table-cell>
          <table:table-cell office:value-type="float" office:value="228">
            <text:p>228</text:p>
          </table:table-cell>
          <table:table-cell table:formula="of:=AVERAGE([.B28:.Q28])" office:value-type="float" office:value="231.25">
            <text:p>231,25</text:p>
          </table:table-cell>
          <table:table-cell table:formula="of:=STDEVPA([.B28:.Q28])" office:value-type="float" office:value="13.2452821789496">
            <text:p>13,2452821789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table:formula="of:=AVERAGE([.B29:.Q29])" office:value-type="float" office:value="228.625">
            <text:p>228,625</text:p>
          </table:table-cell>
          <table:table-cell table:formula="of:=STDEVPA([.B29:.Q29])" office:value-type="float" office:value="10.4335696192626">
            <text:p>10,4335696193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60">
            <text:p>260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table:formula="of:=AVERAGE([.B30:.Q30])" office:value-type="float" office:value="230.125">
            <text:p>230,125</text:p>
          </table:table-cell>
          <table:table-cell table:formula="of:=STDEVPA([.B30:.Q30])" office:value-type="float" office:value="11.1684544588766">
            <text:p>11,1684544589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66">
            <text:p>266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table:formula="of:=AVERAGE([.B31:.Q31])" office:value-type="float" office:value="233.625">
            <text:p>233,625</text:p>
          </table:table-cell>
          <table:table-cell table:formula="of:=STDEVPA([.B31:.Q31])" office:value-type="float" office:value="10.2766422045335">
            <text:p>10,2766422045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54">
            <text:p>254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58">
            <text:p>258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table:formula="of:=AVERAGE([.B32:.Q32])" office:value-type="float" office:value="237">
            <text:p>237</text:p>
          </table:table-cell>
          <table:table-cell table:formula="of:=STDEVPA([.B32:.Q32])" office:value-type="float" office:value="12.9807549857472">
            <text:p>12,9807549857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0">
            <text:p>260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table:formula="of:=AVERAGE([.B33:.Q33])" office:value-type="float" office:value="233.75">
            <text:p>233,75</text:p>
          </table:table-cell>
          <table:table-cell table:formula="of:=STDEVPA([.B33:.Q33])" office:value-type="float" office:value="10.2194667179848">
            <text:p>10,219466718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261">
            <text:p>261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53">
            <text:p>253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formula="of:=AVERAGE([.B34:.Q34])" office:value-type="float" office:value="234.25">
            <text:p>234,25</text:p>
          </table:table-cell>
          <table:table-cell table:formula="of:=STDEVPA([.B34:.Q34])" office:value-type="float" office:value="12.5822295321616">
            <text:p>12,5822295322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60">
            <text:p>260</text:p>
          </table:table-cell>
          <table:table-cell office:value-type="float" office:value="248">
            <text:p>248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table:number-columns-repeated="3"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table:formula="of:=AVERAGE([.B35:.Q35])" office:value-type="float" office:value="230.625">
            <text:p>230,625</text:p>
          </table:table-cell>
          <table:table-cell table:formula="of:=STDEVPA([.B35:.Q35])" office:value-type="float" office:value="10.552695153372">
            <text:p>10,5526951534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table:formula="of:=AVERAGE([.B36:.Q36])" office:value-type="float" office:value="228.5">
            <text:p>228,5</text:p>
          </table:table-cell>
          <table:table-cell table:formula="of:=STDEVPA([.B36:.Q36])" office:value-type="float" office:value="8.38152730712011">
            <text:p>8,3815273071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table:number-columns-repeated="4"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table:formula="of:=AVERAGE([.B37:.Q37])" office:value-type="float" office:value="231">
            <text:p>231</text:p>
          </table:table-cell>
          <table:table-cell table:formula="of:=STDEVPA([.B37:.Q37])" office:value-type="float" office:value="7.41619848709566">
            <text:p>7,4161984871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48">
            <text:p>248</text:p>
          </table:table-cell>
          <table:table-cell office:value-type="float" office:value="232">
            <text:p>232</text:p>
          </table:table-cell>
          <table:table-cell table:formula="of:=AVERAGE([.B38:.Q38])" office:value-type="float" office:value="232.25">
            <text:p>232,25</text:p>
          </table:table-cell>
          <table:table-cell table:formula="of:=STDEVPA([.B38:.Q38])" office:value-type="float" office:value="6.99553428981661">
            <text:p>6,9955342898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4">
            <text:p>234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22">
            <text:p>222</text:p>
          </table:table-cell>
          <table:table-cell table:formula="of:=AVERAGE([.B39:.Q39])" office:value-type="float" office:value="229.875">
            <text:p>229,875</text:p>
          </table:table-cell>
          <table:table-cell table:formula="of:=STDEVPA([.B39:.Q39])" office:value-type="float" office:value="8.70254991367473">
            <text:p>8,7025499137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4">
            <text:p>254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table:formula="of:=AVERAGE([.B40:.Q40])" office:value-type="float" office:value="238.3125">
            <text:p>238,3125</text:p>
          </table:table-cell>
          <table:table-cell table:formula="of:=STDEVPA([.B40:.Q40])" office:value-type="float" office:value="10.1471593931504">
            <text:p>10,1471593932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6">
            <text:p>266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12">
            <text:p>212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table:formula="of:=AVERAGE([.B41:.Q41])" office:value-type="float" office:value="233.3125">
            <text:p>233,3125</text:p>
          </table:table-cell>
          <table:table-cell table:formula="of:=STDEVPA([.B41:.Q41])" office:value-type="float" office:value="12.3426027947917">
            <text:p>12,3426027948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8">
            <text:p>25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table:formula="of:=AVERAGE([.B42:.Q42])" office:value-type="float" office:value="229.3125">
            <text:p>229,3125</text:p>
          </table:table-cell>
          <table:table-cell table:formula="of:=STDEVPA([.B42:.Q42])" office:value-type="float" office:value="10.0419043886108">
            <text:p>10,0419043886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table:formula="of:=AVERAGE([.B43:.Q43])" office:value-type="float" office:value="226.375">
            <text:p>226,375</text:p>
          </table:table-cell>
          <table:table-cell table:formula="of:=STDEVPA([.B43:.Q43])" office:value-type="float" office:value="6.52758569457345">
            <text:p>6,5275856946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office:value-type="float" office:value="208">
            <text:p>208</text:p>
          </table:table-cell>
          <table:table-cell office:value-type="float" office:value="214">
            <text:p>21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table:formula="of:=AVERAGE([.B44:.Q44])" office:value-type="float" office:value="227.875">
            <text:p>227,875</text:p>
          </table:table-cell>
          <table:table-cell table:formula="of:=STDEVPA([.B44:.Q44])" office:value-type="float" office:value="11.9471492415555">
            <text:p>11,9471492416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8">
            <text:p>25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58">
            <text:p>258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formula="of:=AVERAGE([.B45:.Q45])" office:value-type="float" office:value="232.875">
            <text:p>232,875</text:p>
          </table:table-cell>
          <table:table-cell table:formula="of:=STDEVPA([.B45:.Q45])" office:value-type="float" office:value="11.8103503334999">
            <text:p>11,8103503335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table:formula="of:=AVERAGE([.B46:.Q46])" office:value-type="float" office:value="231.25">
            <text:p>231,25</text:p>
          </table:table-cell>
          <table:table-cell table:formula="of:=STDEVPA([.B46:.Q46])" office:value-type="float" office:value="7.77415590273311">
            <text:p>7,7741559027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16">
            <text:p>216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28">
            <text:p>228</text:p>
          </table:table-cell>
          <table:table-cell table:formula="of:=AVERAGE([.B47:.Q47])" office:value-type="float" office:value="229.5">
            <text:p>229,5</text:p>
          </table:table-cell>
          <table:table-cell table:formula="of:=STDEVPA([.B47:.Q47])" office:value-type="float" office:value="8.44097150806707">
            <text:p>8,4409715081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46">
            <text:p>246</text:p>
          </table:table-cell>
          <table:table-cell office:value-type="float" office:value="212">
            <text:p>212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218">
            <text:p>218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26">
            <text:p>226</text:p>
          </table:table-cell>
          <table:table-cell table:formula="of:=AVERAGE([.B48:.Q48])" office:value-type="float" office:value="224.875">
            <text:p>224,875</text:p>
          </table:table-cell>
          <table:table-cell table:formula="of:=STDEVPA([.B48:.Q48])" office:value-type="float" office:value="10.8159315363957">
            <text:p>10,8159315364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212">
            <text:p>212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table:formula="of:=AVERAGE([.B49:.Q49])" office:value-type="float" office:value="232.25">
            <text:p>232,25</text:p>
          </table:table-cell>
          <table:table-cell table:formula="of:=STDEVPA([.B49:.Q49])" office:value-type="float" office:value="9.35080210463252">
            <text:p>9,3508021046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62">
            <text:p>262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26">
            <text:p>226</text:p>
          </table:table-cell>
          <table:table-cell table:formula="of:=AVERAGE([.B50:.Q50])" office:value-type="float" office:value="231.125">
            <text:p>231,125</text:p>
          </table:table-cell>
          <table:table-cell table:formula="of:=STDEVPA([.B50:.Q50])" office:value-type="float" office:value="11.8314992710138">
            <text:p>11,831499271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table:formula="of:=AVERAGE([.B51:.Q51])" office:value-type="float" office:value="227.25">
            <text:p>227,25</text:p>
          </table:table-cell>
          <table:table-cell table:formula="of:=STDEVPA([.B51:.Q51])" office:value-type="float" office:value="8.99652710772329">
            <text:p>8,9965271077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table:formula="of:=AVERAGE([.B52:.Q52])" office:value-type="float" office:value="231.125">
            <text:p>231,125</text:p>
          </table:table-cell>
          <table:table-cell table:formula="of:=STDEVPA([.B52:.Q52])" office:value-type="float" office:value="11.2908978828081">
            <text:p>11,2908978828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60">
            <text:p>260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27">
            <text:p>227</text:p>
          </table:table-cell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52">
            <text:p>252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table:formula="of:=AVERAGE([.B53:.Q53])" office:value-type="float" office:value="236.3125">
            <text:p>236,3125</text:p>
          </table:table-cell>
          <table:table-cell table:formula="of:=STDEVPA([.B53:.Q53])" office:value-type="float" office:value="11.75648092543">
            <text:p>11,7564809254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table:number-columns-repeated="3"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table:formula="of:=AVERAGE([.B54:.Q54])" office:value-type="float" office:value="232.4375">
            <text:p>232,4375</text:p>
          </table:table-cell>
          <table:table-cell table:formula="of:=STDEVPA([.B54:.Q54])" office:value-type="float" office:value="5.41951047143559">
            <text:p>5,4195104714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56">
            <text:p>256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68">
            <text:p>268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table:formula="of:=AVERAGE([.B55:.Q55])" office:value-type="float" office:value="236.125">
            <text:p>236,125</text:p>
          </table:table-cell>
          <table:table-cell table:formula="of:=STDEVPA([.B55:.Q55])" office:value-type="float" office:value="12.7763208710489">
            <text:p>12,776320871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62">
            <text:p>262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table:number-columns-repeated="3"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28">
            <text:p>228</text:p>
          </table:table-cell>
          <table:table-cell table:formula="of:=AVERAGE([.B56:.Q56])" office:value-type="float" office:value="232.875">
            <text:p>232,875</text:p>
          </table:table-cell>
          <table:table-cell table:formula="of:=STDEVPA([.B56:.Q56])" office:value-type="float" office:value="10.2217598778293">
            <text:p>10,2217598778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table:formula="of:=AVERAGE([.B57:.Q57])" office:value-type="float" office:value="233.4375">
            <text:p>233,4375</text:p>
          </table:table-cell>
          <table:table-cell table:formula="of:=STDEVPA([.B57:.Q57])" office:value-type="float" office:value="9.89929763922673">
            <text:p>9,8992976392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54">
            <text:p>254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table:formula="of:=AVERAGE([.B58:.Q58])" office:value-type="float" office:value="229.8125">
            <text:p>229,8125</text:p>
          </table:table-cell>
          <table:table-cell table:formula="of:=STDEVPA([.B58:.Q58])" office:value-type="float" office:value="8.76226818523606">
            <text:p>8,7622681852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06">
            <text:p>206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table:formula="of:=AVERAGE([.B59:.Q59])" office:value-type="float" office:value="228.875">
            <text:p>228,875</text:p>
          </table:table-cell>
          <table:table-cell table:formula="of:=STDEVPA([.B59:.Q59])" office:value-type="float" office:value="11.7040324247671">
            <text:p>11,7040324248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table:formula="of:=AVERAGE([.B60:.Q60])" office:value-type="float" office:value="231.125">
            <text:p>231,125</text:p>
          </table:table-cell>
          <table:table-cell table:formula="of:=STDEVPA([.B60:.Q60])" office:value-type="float" office:value="9.05452235073723">
            <text:p>9,0545223507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2">
            <text:p>262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62">
            <text:p>262</text:p>
          </table:table-cell>
          <table:table-cell office:value-type="float" office:value="226">
            <text:p>226</text:p>
          </table:table-cell>
          <table:table-cell table:formula="of:=AVERAGE([.B61:.Q61])" office:value-type="float" office:value="237.5">
            <text:p>237,5</text:p>
          </table:table-cell>
          <table:table-cell table:formula="of:=STDEVPA([.B61:.Q61])" office:value-type="float" office:value="12.619429464124">
            <text:p>12,6194294641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56">
            <text:p>256</text:p>
          </table:table-cell>
          <table:table-cell office:value-type="float" office:value="228">
            <text:p>228</text:p>
          </table:table-cell>
          <table:table-cell table:formula="of:=AVERAGE([.B62:.Q62])" office:value-type="float" office:value="232.125">
            <text:p>232,125</text:p>
          </table:table-cell>
          <table:table-cell table:formula="of:=STDEVPA([.B62:.Q62])" office:value-type="float" office:value="8.46961480824246">
            <text:p>8,4696148082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16">
            <text:p>216</text:p>
          </table:table-cell>
          <table:table-cell office:value-type="float" office:value="242">
            <text:p>242</text:p>
          </table:table-cell>
          <table:table-cell office:value-type="float" office:value="224">
            <text:p>224</text:p>
          </table:table-cell>
          <table:table-cell office:value-type="float" office:value="261">
            <text:p>261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table:formula="of:=AVERAGE([.B63:.Q63])" office:value-type="float" office:value="233.1875">
            <text:p>233,1875</text:p>
          </table:table-cell>
          <table:table-cell table:formula="of:=STDEVPA([.B63:.Q63])" office:value-type="float" office:value="9.89456132175651">
            <text:p>9,8945613218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67">
            <text:p>267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table:formula="of:=AVERAGE([.B64:.Q64])" office:value-type="float" office:value="228.6875">
            <text:p>228,6875</text:p>
          </table:table-cell>
          <table:table-cell table:formula="of:=STDEVPA([.B64:.Q64])" office:value-type="float" office:value="11.5581072736846">
            <text:p>11,5581072737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table:formula="of:=AVERAGE([.B65:.Q65])" office:value-type="float" office:value="229.25">
            <text:p>229,25</text:p>
          </table:table-cell>
          <table:table-cell table:formula="of:=STDEVPA([.B65:.Q65])" office:value-type="float" office:value="7.1370512118101">
            <text:p>7,1370512118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table:formula="of:=AVERAGE([.B66:.Q66])" office:value-type="float" office:value="229">
            <text:p>229</text:p>
          </table:table-cell>
          <table:table-cell table:formula="of:=STDEVPA([.B66:.Q66])" office:value-type="float" office:value="9.9247166206396">
            <text:p>9,9247166206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6">
            <text:p>236</text:p>
          </table:table-cell>
          <table:table-cell table:formula="of:=AVERAGE([.B67:.Q67])" office:value-type="float" office:value="230.625">
            <text:p>230,625</text:p>
          </table:table-cell>
          <table:table-cell table:formula="of:=STDEVPA([.B67:.Q67])" office:value-type="float" office:value="7.6065350193107">
            <text:p>7,6065350193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table:formula="of:=AVERAGE([.B68:.Q68])" office:value-type="float" office:value="230">
            <text:p>230</text:p>
          </table:table-cell>
          <table:table-cell table:formula="of:=STDEVPA([.B68:.Q68])" office:value-type="float" office:value="9.05538513813742">
            <text:p>9,0553851381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26">
            <text:p>226</text:p>
          </table:table-cell>
          <table:table-cell table:formula="of:=AVERAGE([.B69:.Q69])" office:value-type="float" office:value="229.8125">
            <text:p>229,8125</text:p>
          </table:table-cell>
          <table:table-cell table:formula="of:=STDEVPA([.B69:.Q69])" office:value-type="float" office:value="7.1258223209676">
            <text:p>7,125822321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202">
            <text:p>202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6">
            <text:p>236</text:p>
          </table:table-cell>
          <table:table-cell table:formula="of:=AVERAGE([.B70:.Q70])" office:value-type="float" office:value="229.1875">
            <text:p>229,1875</text:p>
          </table:table-cell>
          <table:table-cell table:formula="of:=STDEVPA([.B70:.Q70])" office:value-type="float" office:value="10.7309060078821">
            <text:p>10,7309060079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66">
            <text:p>266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10">
            <text:p>210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table:formula="of:=AVERAGE([.B71:.Q71])" office:value-type="float" office:value="229.625">
            <text:p>229,625</text:p>
          </table:table-cell>
          <table:table-cell table:formula="of:=STDEVPA([.B71:.Q71])" office:value-type="float" office:value="12.8300185112883">
            <text:p>12,8300185113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table:formula="of:=AVERAGE([.B72:.Q72])" office:value-type="float" office:value="228.625">
            <text:p>228,625</text:p>
          </table:table-cell>
          <table:table-cell table:formula="of:=STDEVPA([.B72:.Q72])" office:value-type="float" office:value="8.14612638006556">
            <text:p>8,1461263801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table:formula="of:=AVERAGE([.B73:.Q73])" office:value-type="float" office:value="232.875">
            <text:p>232,875</text:p>
          </table:table-cell>
          <table:table-cell table:formula="of:=STDEVPA([.B73:.Q73])" office:value-type="float" office:value="10.9822299648113">
            <text:p>10,9822299648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 table:formula="of:=AVERAGE([.B74:.Q74])" office:value-type="float" office:value="228.5625">
            <text:p>228,5625</text:p>
          </table:table-cell>
          <table:table-cell table:formula="of:=STDEVPA([.B74:.Q74])" office:value-type="float" office:value="8.09296569559021">
            <text:p>8,0929656956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2">
            <text:p>252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62">
            <text:p>262</text:p>
          </table:table-cell>
          <table:table-cell table:number-columns-repeated="3" office:value-type="float" office:value="246">
            <text:p>246</text:p>
          </table:table-cell>
          <table:table-cell office:value-type="float" office:value="234">
            <text:p>234</text:p>
          </table:table-cell>
          <table:table-cell table:formula="of:=AVERAGE([.B75:.Q75])" office:value-type="float" office:value="235.625">
            <text:p>235,625</text:p>
          </table:table-cell>
          <table:table-cell table:formula="of:=STDEVPA([.B75:.Q75])" office:value-type="float" office:value="11.0954664165145">
            <text:p>11,0954664165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office:value-type="float" office:value="214">
            <text:p>214</text:p>
          </table:table-cell>
          <table:table-cell office:value-type="float" office:value="218">
            <text:p>218</text:p>
          </table:table-cell>
          <table:table-cell office:value-type="float" office:value="241">
            <text:p>241</text:p>
          </table:table-cell>
          <table:table-cell office:value-type="float" office:value="256">
            <text:p>256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table:formula="of:=AVERAGE([.B76:.Q76])" office:value-type="float" office:value="231.125">
            <text:p>231,125</text:p>
          </table:table-cell>
          <table:table-cell table:formula="of:=STDEVPA([.B76:.Q76])" office:value-type="float" office:value="10.936607106411">
            <text:p>10,9366071064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formula="of:=AVERAGE([.B77:.Q77])" office:value-type="float" office:value="225.625">
            <text:p>225,625</text:p>
          </table:table-cell>
          <table:table-cell table:formula="of:=STDEVPA([.B77:.Q77])" office:value-type="float" office:value="5.42995165724337">
            <text:p>5,4299516572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2">
            <text:p>232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70">
            <text:p>270</text:p>
          </table:table-cell>
          <table:table-cell office:value-type="float" office:value="240">
            <text:p>240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table:formula="of:=AVERAGE([.B78:.Q78])" office:value-type="float" office:value="235.375">
            <text:p>235,375</text:p>
          </table:table-cell>
          <table:table-cell table:formula="of:=STDEVPA([.B78:.Q78])" office:value-type="float" office:value="11.3955857681823">
            <text:p>11,3955857682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table:formula="of:=AVERAGE([.B79:.Q79])" office:value-type="float" office:value="229.625">
            <text:p>229,625</text:p>
          </table:table-cell>
          <table:table-cell table:formula="of:=STDEVPA([.B79:.Q79])" office:value-type="float" office:value="8.92240858737146">
            <text:p>8,9224085874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table:formula="of:=AVERAGE([.B80:.Q80])" office:value-type="float" office:value="227.75">
            <text:p>227,75</text:p>
          </table:table-cell>
          <table:table-cell table:formula="of:=STDEVPA([.B80:.Q80])" office:value-type="float" office:value="8.85649479195918">
            <text:p>8,856494792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office:value-type="float" office:value="254">
            <text:p>254</text:p>
          </table:table-cell>
          <table:table-cell office:value-type="float" office:value="228">
            <text:p>228</text:p>
          </table:table-cell>
          <table:table-cell office:value-type="float" office:value="214">
            <text:p>214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table:formula="of:=AVERAGE([.B81:.Q81])" office:value-type="float" office:value="229.375">
            <text:p>229,375</text:p>
          </table:table-cell>
          <table:table-cell table:formula="of:=STDEVPA([.B81:.Q81])" office:value-type="float" office:value="10.4813823038758">
            <text:p>10,4813823039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table:formula="of:=AVERAGE([.B82:.Q82])" office:value-type="float" office:value="229.875">
            <text:p>229,875</text:p>
          </table:table-cell>
          <table:table-cell table:formula="of:=STDEVPA([.B82:.Q82])" office:value-type="float" office:value="10.2095237401164">
            <text:p>10,2095237401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198">
            <text:p>198</text:p>
          </table:table-cell>
          <table:table-cell office:value-type="float" office:value="244">
            <text:p>244</text:p>
          </table:table-cell>
          <table:table-cell table:formula="of:=AVERAGE([.B83:.Q83])" office:value-type="float" office:value="231">
            <text:p>231</text:p>
          </table:table-cell>
          <table:table-cell table:formula="of:=STDEVPA([.B83:.Q83])" office:value-type="float" office:value="12.2270192606375">
            <text:p>12,2270192606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table:formula="of:=AVERAGE([.B84:.Q84])" office:value-type="float" office:value="231.75">
            <text:p>231,75</text:p>
          </table:table-cell>
          <table:table-cell table:formula="of:=STDEVPA([.B84:.Q84])" office:value-type="float" office:value="6.43719659479187">
            <text:p>6,4371965948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02">
            <text:p>202</text:p>
          </table:table-cell>
          <table:table-cell office:value-type="float" office:value="236">
            <text:p>23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table:formula="of:=AVERAGE([.B85:.Q85])" office:value-type="float" office:value="228.625">
            <text:p>228,625</text:p>
          </table:table-cell>
          <table:table-cell table:formula="of:=STDEVPA([.B85:.Q85])" office:value-type="float" office:value="11.3295796479834">
            <text:p>11,329579648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table:formula="of:=AVERAGE([.B86:.Q86])" office:value-type="float" office:value="229.25">
            <text:p>229,25</text:p>
          </table:table-cell>
          <table:table-cell table:formula="of:=STDEVPA([.B86:.Q86])" office:value-type="float" office:value="6.66614581298669">
            <text:p>6,666145813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table:formula="of:=AVERAGE([.B87:.Q87])" office:value-type="float" office:value="230.625">
            <text:p>230,625</text:p>
          </table:table-cell>
          <table:table-cell table:formula="of:=STDEVPA([.B87:.Q87])" office:value-type="float" office:value="7.23597781920315">
            <text:p>7,2359778192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54">
            <text:p>254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table:formula="of:=AVERAGE([.B88:.Q88])" office:value-type="float" office:value="232.375">
            <text:p>232,375</text:p>
          </table:table-cell>
          <table:table-cell table:formula="of:=STDEVPA([.B88:.Q88])" office:value-type="float" office:value="9.00607433902252">
            <text:p>9,006074339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16">
            <text:p>216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24">
            <text:p>224</text:p>
          </table:table-cell>
          <table:table-cell table:formula="of:=AVERAGE([.B89:.Q89])" office:value-type="float" office:value="232.75">
            <text:p>232,75</text:p>
          </table:table-cell>
          <table:table-cell table:formula="of:=STDEVPA([.B89:.Q89])" office:value-type="float" office:value="9.27024810886958">
            <text:p>9,2702481089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82">
            <text:p>282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table:formula="of:=AVERAGE([.B90:.Q90])" office:value-type="float" office:value="230.125">
            <text:p>230,125</text:p>
          </table:table-cell>
          <table:table-cell table:formula="of:=STDEVPA([.B90:.Q90])" office:value-type="float" office:value="16.4540078704248">
            <text:p>16,4540078704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8">
            <text:p>238</text:p>
          </table:table-cell>
          <table:table-cell table:formula="of:=AVERAGE([.B91:.Q91])" office:value-type="float" office:value="230">
            <text:p>230</text:p>
          </table:table-cell>
          <table:table-cell table:formula="of:=STDEVPA([.B91:.Q91])" office:value-type="float" office:value="9.21954445729289">
            <text:p>9,2195444573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table:formula="of:=AVERAGE([.B92:.Q92])" office:value-type="float" office:value="230.75">
            <text:p>230,75</text:p>
          </table:table-cell>
          <table:table-cell table:formula="of:=STDEVPA([.B92:.Q92])" office:value-type="float" office:value="7.806247497998">
            <text:p>7,806247498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float" office:value="222">
            <text:p>222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table:formula="of:=AVERAGE([.B93:.Q93])" office:value-type="float" office:value="231.5">
            <text:p>231,5</text:p>
          </table:table-cell>
          <table:table-cell table:formula="of:=STDEVPA([.B93:.Q93])" office:value-type="float" office:value="9.12414379544733">
            <text:p>9,1241437954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office:value-type="float" office:value="242">
            <text:p>242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table:formula="of:=AVERAGE([.B94:.Q94])" office:value-type="float" office:value="232.125">
            <text:p>232,125</text:p>
          </table:table-cell>
          <table:table-cell table:formula="of:=STDEVPA([.B94:.Q94])" office:value-type="float" office:value="8.92941067484299">
            <text:p>8,9294106748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table:formula="of:=AVERAGE([.B95:.Q95])" office:value-type="float" office:value="232.25">
            <text:p>232,25</text:p>
          </table:table-cell>
          <table:table-cell table:formula="of:=STDEVPA([.B95:.Q95])" office:value-type="float" office:value="9.40412143690201">
            <text:p>9,4041214369</text:p>
          </table:table-cell>
          <table:table-cell table:number-columns-repeated="100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10">
            <text:p>210</text:p>
          </table:table-cell>
          <table:table-cell office:value-type="float" office:value="212">
            <text:p>212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table:formula="of:=AVERAGE([.B96:.Q96])" office:value-type="float" office:value="232.875">
            <text:p>232,875</text:p>
          </table:table-cell>
          <table:table-cell table:formula="of:=STDEVPA([.B96:.Q96])" office:value-type="float" office:value="10.1234566725008">
            <text:p>10,1234566725</text:p>
          </table:table-cell>
          <table:table-cell table:number-columns-repeated="100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22">
            <text:p>122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40">
            <text:p>40</text:p>
          </table:table-cell>
          <table:table-cell office:value-type="float" office:value="246">
            <text:p>246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52">
            <text:p>252</text:p>
          </table:table-cell>
          <table:table-cell office:value-type="float" office:value="210">
            <text:p>210</text:p>
          </table:table-cell>
          <table:table-cell table:formula="of:=AVERAGE([.B97:.Q97])" office:value-type="float" office:value="214.375">
            <text:p>214,375</text:p>
          </table:table-cell>
          <table:table-cell table:formula="of:=STDEVPA([.B97:.Q97])" office:value-type="float" office:value="53.5780680409438">
            <text:p>53,5780680409</text:p>
          </table:table-cell>
          <table:table-cell table:number-columns-repeated="100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32">
            <text:p>32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table:formula="of:=AVERAGE([.B98:.Q98])" office:value-type="float" office:value="181.25">
            <text:p>181,25</text:p>
          </table:table-cell>
          <table:table-cell table:formula="of:=STDEVPA([.B98:.Q98])" office:value-type="float" office:value="92.4395072466313">
            <text:p>92,4395072466</text:p>
          </table:table-cell>
          <table:table-cell table:number-columns-repeated="100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table:formula="of:=AVERAGE([.B99:.Q99])" office:value-type="float" office:value="158.75">
            <text:p>158,75</text:p>
          </table:table-cell>
          <table:table-cell table:formula="of:=STDEVPA([.B99:.Q99])" office:value-type="float" office:value="105.923616346875">
            <text:p>105,9236163469</text:p>
          </table:table-cell>
          <table:table-cell table:number-columns-repeated="100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62">
            <text:p>262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AVERAGE([.B100:.Q100])" office:value-type="float" office:value="151.875">
            <text:p>151,875</text:p>
          </table:table-cell>
          <table:table-cell table:formula="of:=STDEVPA([.B100:.Q100])" office:value-type="float" office:value="108.248484400476">
            <text:p>108,2484844005</text:p>
          </table:table-cell>
          <table:table-cell table:number-columns-repeated="1005"/>
        </table:table-row>
        <table:table-row table:style-name="ro2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28">
            <text:p>228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32">
            <text:p>32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formula="of:=AVERAGE([.B101:.Q101])" office:value-type="float" office:value="101.75">
            <text:p>101,75</text:p>
          </table:table-cell>
          <table:table-cell table:formula="of:=STDEVPA([.B101:.Q101])" office:value-type="float" office:value="92.7439351116827">
            <text:p>92,7439351117</text:p>
          </table:table-cell>
          <table:table-cell table:number-columns-repeated="1005"/>
        </table:table-row>
        <table:table-row table:style-name="ro2"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AVERAGE([.B102:.Q102])" office:value-type="float" office:value="4.375">
            <text:p>4,375</text:p>
          </table:table-cell>
          <table:table-cell table:formula="of:=STDEVPA([.B102:.Q102])" office:value-type="float" office:value="14.146002085395">
            <text:p>14,1460020854</text:p>
          </table:table-cell>
          <table:table-cell table:number-columns-repeated="1005"/>
        </table:table-row>
        <table:table-row table:style-name="ro2">
          <table:table-cell office:value-type="float" office:value="101">
            <text:p>10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03:.Q103])" office:value-type="float" office:value="0.125">
            <text:p>0,125</text:p>
          </table:table-cell>
          <table:table-cell table:formula="of:=STDEVPA([.B103:.Q103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2">
            <text:p>102</text:p>
          </table:table-cell>
          <table:table-cell table:number-columns-repeated="16" office:value-type="float" office:value="0">
            <text:p>0</text:p>
          </table:table-cell>
          <table:table-cell table:formula="of:=AVERAGE([.B104:.Q104])" office:value-type="float" office:value="0">
            <text:p>0</text:p>
          </table:table-cell>
          <table:table-cell table:formula="of:=STDEVPA([.B104:.Q10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3">
            <text:p>10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105:.Q105])" office:value-type="float" office:value="0.125">
            <text:p>0,125</text:p>
          </table:table-cell>
          <table:table-cell table:formula="of:=STDEVPA([.B105:.Q105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4">
            <text:p>104</text:p>
          </table:table-cell>
          <table:table-cell table:number-columns-repeated="16" office:value-type="float" office:value="0">
            <text:p>0</text:p>
          </table:table-cell>
          <table:table-cell table:formula="of:=AVERAGE([.B106:.Q106])" office:value-type="float" office:value="0">
            <text:p>0</text:p>
          </table:table-cell>
          <table:table-cell table:formula="of:=STDEVPA([.B106:.Q106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table:formula="of:=AVERAGE([.B107:.Q107])" office:value-type="float" office:value="0.375">
            <text:p>0,375</text:p>
          </table:table-cell>
          <table:table-cell table:formula="of:=STDEVPA([.B107:.Q107])" office:value-type="float" office:value="1.05326872164704">
            <text:p>1,0532687216</text:p>
          </table:table-cell>
          <table:table-cell table:number-columns-repeated="1005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108:.Q108])" office:value-type="float" office:value="0.5">
            <text:p>0,5</text:p>
          </table:table-cell>
          <table:table-cell table:formula="of:=STDEVPA([.B108:.Q108])" office:value-type="float" office:value="0.866025403784439">
            <text:p>0,8660254038</text:p>
          </table:table-cell>
          <table:table-cell table:number-columns-repeated="1005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09:.Q109])" office:value-type="float" office:value="0.625">
            <text:p>0,625</text:p>
          </table:table-cell>
          <table:table-cell table:formula="of:=STDEVPA([.B109:.Q109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108">
            <text:p>10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10:.Q110])" office:value-type="float" office:value="0.75">
            <text:p>0,75</text:p>
          </table:table-cell>
          <table:table-cell table:formula="of:=STDEVPA([.B110:.Q110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AVERAGE([.B111:.Q111])" office:value-type="float" office:value="2">
            <text:p>2</text:p>
          </table:table-cell>
          <table:table-cell table:formula="of:=STDEVPA([.B111:.Q111])" office:value-type="float" office:value="1.31695671910659">
            <text:p>1,3169567191</text:p>
          </table:table-cell>
          <table:table-cell table:number-columns-repeated="1005"/>
        </table:table-row>
        <table:table-row table:style-name="ro2">
          <table:table-cell office:value-type="float" office:value="110">
            <text:p>110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formula="of:=AVERAGE([.B112:.Q112])" office:value-type="float" office:value="2">
            <text:p>2</text:p>
          </table:table-cell>
          <table:table-cell table:formula="of:=STDEVPA([.B112:.Q112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3:.Q113])" office:value-type="float" office:value="1.84615384615385">
            <text:p>1,8461538462</text:p>
          </table:table-cell>
          <table:table-cell table:formula="of:=STDEVPA([.B113:.Q113])" office:value-type="float" office:value="0.866025403784439">
            <text:p>0,8660254038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4:.Q114])" office:value-type="float" office:value="1.66666666666667">
            <text:p>1,6666666667</text:p>
          </table:table-cell>
          <table:table-cell table:formula="of:=STDEVPA([.B114:.Q114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115:.Q115])" office:value-type="float" office:value="0.75">
            <text:p>0,75</text:p>
          </table:table-cell>
          <table:table-cell table:formula="of:=STDEVPA([.B115:.Q115])" office:value-type="float" office:value="0.7806247497998">
            <text:p>0,7806247498</text:p>
          </table:table-cell>
          <table:table-cell table:number-columns-repeated="1005"/>
        </table:table-row>
        <table:table-row table:style-name="ro2">
          <table:table-cell office:value-type="float" office:value="114">
            <text:p>114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116:.Q116])" office:value-type="float" office:value="1.66666666666667">
            <text:p>1,6666666667</text:p>
          </table:table-cell>
          <table:table-cell table:formula="of:=STDEVPA([.B116:.Q116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115">
            <text:p>115</text:p>
          </table:table-cell>
          <table:table-cell table:number-columns-repeated="8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7" office:value-type="string">
            <text:p>-</text:p>
          </table:table-cell>
          <table:table-cell table:formula="of:=AVERAGE([.B117:.Q117])" office:value-type="float" office:value="2">
            <text:p>2</text:p>
          </table:table-cell>
          <table:table-cell table:formula="of:=STDEVPA([.B117:.Q117])" office:value-type="float" office:value="0.484122918275927">
            <text:p>0,4841229183</text:p>
          </table:table-cell>
          <table:table-cell table:number-columns-repeated="1005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er" table:style-name="ta1">
        <table:table-column table:style-name="co1" table:number-columns-repeated="17" table:default-cell-style-name="Default"/>
        <table:table-column table:style-name="co2" table:number-columns-repeated="2" table:default-cell-style-name="ce3"/>
        <table:table-column table:style-name="co2" table:number-columns-repeated="1005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5-213815-1.txt</text:p>
          </table:table-cell>
          <table:table-cell table:style-name="ce1" office:value-type="string">
            <text:p>stat-140325-214054-2.txt</text:p>
          </table:table-cell>
          <table:table-cell table:style-name="ce1" office:value-type="string">
            <text:p>stat-140325-214337-3.txt</text:p>
          </table:table-cell>
          <table:table-cell table:style-name="ce1" office:value-type="string">
            <text:p>stat-140325-214621-4.txt</text:p>
          </table:table-cell>
          <table:table-cell table:style-name="ce1" office:value-type="string">
            <text:p>stat-140325-214903-5.txt</text:p>
          </table:table-cell>
          <table:table-cell table:style-name="ce1" office:value-type="string">
            <text:p>stat-140325-215147-6.txt</text:p>
          </table:table-cell>
          <table:table-cell table:style-name="ce1" office:value-type="string">
            <text:p>stat-140325-215431-7.txt</text:p>
          </table:table-cell>
          <table:table-cell table:style-name="ce1" office:value-type="string">
            <text:p>stat-140325-215715-8.txt</text:p>
          </table:table-cell>
          <table:table-cell table:style-name="ce1" office:value-type="string">
            <text:p>stat-140325-215958-9.txt</text:p>
          </table:table-cell>
          <table:table-cell table:style-name="ce1" office:value-type="string">
            <text:p>stat-140325-220242-10.txt</text:p>
          </table:table-cell>
          <table:table-cell table:style-name="ce1" office:value-type="string">
            <text:p>stat-140325-220526-11.txt</text:p>
          </table:table-cell>
          <table:table-cell table:style-name="ce1" office:value-type="string">
            <text:p>stat-140325-220810-12.txt</text:p>
          </table:table-cell>
          <table:table-cell table:style-name="ce1" office:value-type="string">
            <text:p>stat-140325-221054-13.txt</text:p>
          </table:table-cell>
          <table:table-cell table:style-name="ce1" office:value-type="string">
            <text:p>stat-140325-221338-14.txt</text:p>
          </table:table-cell>
          <table:table-cell table:style-name="ce1" office:value-type="string">
            <text:p>stat-140325-221623-15.txt</text:p>
          </table:table-cell>
          <table:table-cell table:style-name="ce1" office:value-type="string">
            <text:p>stat-140325-221906-16.txt</text:p>
          </table:table-cell>
          <table:table-cell table:style-name="ce2" office:value-type="string">
            <text:p>Average Attacker</text:p>
          </table:table-cell>
          <table:table-cell table:style-name="ce2" office:value-type="string">
            <text:p>Standard Deviation – Attacker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formula="of:=AVERAGE([.B2:.Q2])" office:value-type="float" office:value="1.0625">
            <text:p>1,0625</text:p>
          </table:table-cell>
          <table:table-cell table:formula="of:=STDEVPA([.B2:.Q2])" office:value-type="float" office:value="0.242061459137964">
            <text:p>0,2420614591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3:.Q3])" office:value-type="float" office:value="0.8125">
            <text:p>0,8125</text:p>
          </table:table-cell>
          <table:table-cell table:formula="of:=STDEVPA([.B3:.Q3])" office:value-type="float" office:value="1.54994959595466">
            <text:p>1,549949596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AVERAGE([.B4:.Q4])" office:value-type="float" office:value="0.875">
            <text:p>0,875</text:p>
          </table:table-cell>
          <table:table-cell table:formula="of:=STDEVPA([.B4:.Q4])" office:value-type="float" office:value="1.11102430216445">
            <text:p>1,1110243022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5:.Q5])" office:value-type="float" office:value="0.6875">
            <text:p>0,6875</text:p>
          </table:table-cell>
          <table:table-cell table:formula="of:=STDEVPA([.B5:.Q5])" office:value-type="float" office:value="0.845484328654293">
            <text:p>0,8454843287</text:p>
          </table:table-cell>
          <table:table-cell table:number-columns-repeated="1005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AVERAGE([.B6:.Q6])" office:value-type="float" office:value="4.0625">
            <text:p>4,0625</text:p>
          </table:table-cell>
          <table:table-cell table:formula="of:=STDEVPA([.B6:.Q6])" office:value-type="float" office:value="1.24843652221489">
            <text:p>1,2484365222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formula="of:=AVERAGE([.B7:.Q7])" office:value-type="float" office:value="1.625">
            <text:p>1,625</text:p>
          </table:table-cell>
          <table:table-cell table:formula="of:=STDEVPA([.B7:.Q7])" office:value-type="float" office:value="0.7806247497998">
            <text:p>0,7806247498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1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8:.Q8])" office:value-type="float" office:value="1.875">
            <text:p>1,875</text:p>
          </table:table-cell>
          <table:table-cell table:formula="of:=STDEVPA([.B8:.Q8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formula="of:=AVERAGE([.B9:.Q9])" office:value-type="float" office:value="1.625">
            <text:p>1,625</text:p>
          </table:table-cell>
          <table:table-cell table:formula="of:=STDEVPA([.B9:.Q9])" office:value-type="float" office:value="0.7806247497998">
            <text:p>0,7806247498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table:formula="of:=AVERAGE([.B10:.Q10])" office:value-type="float" office:value="0">
            <text:p>0</text:p>
          </table:table-cell>
          <table:table-cell table:formula="of:=STDEVPA([.B10:.Q10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147">
            <text:p>147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:.Q11])" office:value-type="float" office:value="27.5625">
            <text:p>27,5625</text:p>
          </table:table-cell>
          <table:table-cell table:formula="of:=STDEVPA([.B11:.Q11])" office:value-type="float" office:value="53.8191052856697">
            <text:p>53,8191052857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19">
            <text:p>219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AVERAGE([.B12:.Q12])" office:value-type="float" office:value="41.3125">
            <text:p>41,3125</text:p>
          </table:table-cell>
          <table:table-cell table:formula="of:=STDEVPA([.B12:.Q12])" office:value-type="float" office:value="83.5409471082894">
            <text:p>83,5409471083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13">
            <text:p>213</text:p>
          </table:table-cell>
          <table:table-cell table:number-columns-repeated="3"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number-columns-repeated="4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table:formula="of:=AVERAGE([.B13:.Q13])" office:value-type="float" office:value="57">
            <text:p>57</text:p>
          </table:table-cell>
          <table:table-cell table:formula="of:=STDEVPA([.B13:.Q13])" office:value-type="float" office:value="98.8527945988377">
            <text:p>98,8527945988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float" office:value="34">
            <text:p>34</text:p>
          </table:table-cell>
          <table:table-cell office:value-type="float" office:value="168">
            <text:p>168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4">
            <text:p>234</text:p>
          </table:table-cell>
          <table:table-cell office:value-type="float" office:value="28">
            <text:p>28</text:p>
          </table:table-cell>
          <table:table-cell office:value-type="float" office:value="241">
            <text:p>24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211">
            <text:p>211</text:p>
          </table:table-cell>
          <table:table-cell office:value-type="float" office:value="35">
            <text:p>35</text:p>
          </table:table-cell>
          <table:table-cell table:formula="of:=AVERAGE([.B14:.Q14])" office:value-type="float" office:value="100.1875">
            <text:p>100,1875</text:p>
          </table:table-cell>
          <table:table-cell table:formula="of:=STDEVPA([.B14:.Q14])" office:value-type="float" office:value="85.4131274673279">
            <text:p>85,4131274673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41">
            <text:p>241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12">
            <text:p>212</text:p>
          </table:table-cell>
          <table:table-cell office:value-type="float" office:value="221">
            <text:p>221</text:p>
          </table:table-cell>
          <table:table-cell office:value-type="float" office:value="209">
            <text:p>209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2">
            <text:p>232</text:p>
          </table:table-cell>
          <table:table-cell table:formula="of:=AVERAGE([.B15:.Q15])" office:value-type="float" office:value="229.25">
            <text:p>229,25</text:p>
          </table:table-cell>
          <table:table-cell table:formula="of:=STDEVPA([.B15:.Q15])" office:value-type="float" office:value="14.0423466699836">
            <text:p>14,04234667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22">
            <text:p>222</text:p>
          </table:table-cell>
          <table:table-cell office:value-type="float" office:value="248">
            <text:p>248</text:p>
          </table:table-cell>
          <table:table-cell office:value-type="float" office:value="235">
            <text:p>235</text:p>
          </table:table-cell>
          <table:table-cell office:value-type="float" office:value="206">
            <text:p>206</text:p>
          </table:table-cell>
          <table:table-cell office:value-type="float" office:value="227">
            <text:p>22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247">
            <text:p>247</text:p>
          </table:table-cell>
          <table:table-cell office:value-type="float" office:value="225">
            <text:p>225</text:p>
          </table:table-cell>
          <table:table-cell table:formula="of:=AVERAGE([.B16:.Q16])" office:value-type="float" office:value="231.6875">
            <text:p>231,6875</text:p>
          </table:table-cell>
          <table:table-cell table:formula="of:=STDEVPA([.B16:.Q16])" office:value-type="float" office:value="10.7570834220991">
            <text:p>10,7570834221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41">
            <text:p>241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38">
            <text:p>238</text:p>
          </table:table-cell>
          <table:table-cell office:value-type="float" office:value="225">
            <text:p>225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table:formula="of:=AVERAGE([.B17:.Q17])" office:value-type="float" office:value="233.625">
            <text:p>233,625</text:p>
          </table:table-cell>
          <table:table-cell table:formula="of:=STDEVPA([.B17:.Q17])" office:value-type="float" office:value="6.53715343249644">
            <text:p>6,5371534325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25">
            <text:p>225</text:p>
          </table:table-cell>
          <table:table-cell office:value-type="float" office:value="217">
            <text:p>217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18">
            <text:p>21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28">
            <text:p>228</text:p>
          </table:table-cell>
          <table:table-cell table:formula="of:=AVERAGE([.B18:.Q18])" office:value-type="float" office:value="233.1875">
            <text:p>233,1875</text:p>
          </table:table-cell>
          <table:table-cell table:formula="of:=STDEVPA([.B18:.Q18])" office:value-type="float" office:value="7.54336421963039">
            <text:p>7,5433642196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45">
            <text:p>245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5">
            <text:p>225</text:p>
          </table:table-cell>
          <table:table-cell office:value-type="float" office:value="227">
            <text:p>227</text:p>
          </table:table-cell>
          <table:table-cell office:value-type="float" office:value="215">
            <text:p>215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27">
            <text:p>227</text:p>
          </table:table-cell>
          <table:table-cell office:value-type="float" office:value="247">
            <text:p>247</text:p>
          </table:table-cell>
          <table:table-cell table:formula="of:=AVERAGE([.B19:.Q19])" office:value-type="float" office:value="231.25">
            <text:p>231,25</text:p>
          </table:table-cell>
          <table:table-cell table:formula="of:=STDEVPA([.B19:.Q19])" office:value-type="float" office:value="7.44563630591772">
            <text:p>7,4456363059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9">
            <text:p>269</text:p>
          </table:table-cell>
          <table:table-cell office:value-type="float" office:value="253">
            <text:p>253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table:formula="of:=AVERAGE([.B20:.Q20])" office:value-type="float" office:value="233">
            <text:p>233</text:p>
          </table:table-cell>
          <table:table-cell table:formula="of:=STDEVPA([.B20:.Q20])" office:value-type="float" office:value="12.0623380818148">
            <text:p>12,0623380818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2">
            <text:p>282</text:p>
          </table:table-cell>
          <table:table-cell office:value-type="float" office:value="247">
            <text:p>247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office:value-type="float" office:value="219">
            <text:p>219</text:p>
          </table:table-cell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office:value-type="float" office:value="264">
            <text:p>264</text:p>
          </table:table-cell>
          <table:table-cell table:formula="of:=AVERAGE([.B21:.Q21])" office:value-type="float" office:value="235.25">
            <text:p>235,25</text:p>
          </table:table-cell>
          <table:table-cell table:formula="of:=STDEVPA([.B21:.Q21])" office:value-type="float" office:value="16.4183586268543">
            <text:p>16,4183586269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225">
            <text:p>225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float" office:value="229">
            <text:p>229</text:p>
          </table:table-cell>
          <table:table-cell office:value-type="float" office:value="218">
            <text:p>218</text:p>
          </table:table-cell>
          <table:table-cell office:value-type="float" office:value="254">
            <text:p>254</text:p>
          </table:table-cell>
          <table:table-cell table:formula="of:=AVERAGE([.B22:.Q22])" office:value-type="float" office:value="233.75">
            <text:p>233,75</text:p>
          </table:table-cell>
          <table:table-cell table:formula="of:=STDEVPA([.B22:.Q22])" office:value-type="float" office:value="14.2412253686261">
            <text:p>14,2412253686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4">
            <text:p>264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12">
            <text:p>212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16">
            <text:p>216</text:p>
          </table:table-cell>
          <table:table-cell office:value-type="float" office:value="245">
            <text:p>245</text:p>
          </table:table-cell>
          <table:table-cell office:value-type="float" office:value="231">
            <text:p>231</text:p>
          </table:table-cell>
          <table:table-cell table:formula="of:=AVERAGE([.B23:.Q23])" office:value-type="float" office:value="233.375">
            <text:p>233,375</text:p>
          </table:table-cell>
          <table:table-cell table:formula="of:=STDEVPA([.B23:.Q23])" office:value-type="float" office:value="13.8738738281707">
            <text:p>13,8738738282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3">
            <text:p>263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46">
            <text:p>246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formula="of:=AVERAGE([.B24:.Q24])" office:value-type="float" office:value="235.875">
            <text:p>235,875</text:p>
          </table:table-cell>
          <table:table-cell table:formula="of:=STDEVPA([.B24:.Q24])" office:value-type="float" office:value="10.7405481703682">
            <text:p>10,7405481704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19">
            <text:p>219</text:p>
          </table:table-cell>
          <table:table-cell office:value-type="float" office:value="226">
            <text:p>226</text:p>
          </table:table-cell>
          <table:table-cell office:value-type="float" office:value="259">
            <text:p>259</text:p>
          </table:table-cell>
          <table:table-cell office:value-type="float" office:value="243">
            <text:p>243</text:p>
          </table:table-cell>
          <table:table-cell office:value-type="float" office:value="216">
            <text:p>216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19">
            <text:p>219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table:formula="of:=AVERAGE([.B25:.Q25])" office:value-type="float" office:value="234.25">
            <text:p>234,25</text:p>
          </table:table-cell>
          <table:table-cell table:formula="of:=STDEVPA([.B25:.Q25])" office:value-type="float" office:value="12.607041683123">
            <text:p>12,6070416831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2">
            <text:p>252</text:p>
          </table:table-cell>
          <table:table-cell office:value-type="float" office:value="243">
            <text:p>243</text:p>
          </table:table-cell>
          <table:table-cell office:value-type="float" office:value="202">
            <text:p>202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12">
            <text:p>212</text:p>
          </table:table-cell>
          <table:table-cell office:value-type="float" office:value="226">
            <text:p>226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table:formula="of:=AVERAGE([.B26:.Q26])" office:value-type="float" office:value="229.125">
            <text:p>229,125</text:p>
          </table:table-cell>
          <table:table-cell table:formula="of:=STDEVPA([.B26:.Q26])" office:value-type="float" office:value="12.4090440808307">
            <text:p>12,4090440808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31">
            <text:p>231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62">
            <text:p>262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table:formula="of:=AVERAGE([.B27:.Q27])" office:value-type="float" office:value="232.5625">
            <text:p>232,5625</text:p>
          </table:table-cell>
          <table:table-cell table:formula="of:=STDEVPA([.B27:.Q27])" office:value-type="float" office:value="10.1302069944301">
            <text:p>10,1302069944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43">
            <text:p>243</text:p>
          </table:table-cell>
          <table:table-cell office:value-type="float" office:value="261">
            <text:p>261</text:p>
          </table:table-cell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table:formula="of:=AVERAGE([.B28:.Q28])" office:value-type="float" office:value="230.375">
            <text:p>230,375</text:p>
          </table:table-cell>
          <table:table-cell table:formula="of:=STDEVPA([.B28:.Q28])" office:value-type="float" office:value="12.1494598645372">
            <text:p>12,1494598645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11">
            <text:p>211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table:formula="of:=AVERAGE([.B29:.Q29])" office:value-type="float" office:value="229.125">
            <text:p>229,125</text:p>
          </table:table-cell>
          <table:table-cell table:formula="of:=STDEVPA([.B29:.Q29])" office:value-type="float" office:value="11.6558729831789">
            <text:p>11,6558729832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65">
            <text:p>265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21">
            <text:p>221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37">
            <text:p>237</text:p>
          </table:table-cell>
          <table:table-cell table:formula="of:=AVERAGE([.B30:.Q30])" office:value-type="float" office:value="231">
            <text:p>231</text:p>
          </table:table-cell>
          <table:table-cell table:formula="of:=STDEVPA([.B30:.Q30])" office:value-type="float" office:value="11.8110118110177">
            <text:p>11,811011811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59">
            <text:p>259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219">
            <text:p>219</text:p>
          </table:table-cell>
          <table:table-cell office:value-type="float" office:value="238">
            <text:p>238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table:formula="of:=AVERAGE([.B31:.Q31])" office:value-type="float" office:value="233">
            <text:p>233</text:p>
          </table:table-cell>
          <table:table-cell table:formula="of:=STDEVPA([.B31:.Q31])" office:value-type="float" office:value="8.87411967464942">
            <text:p>8,8741196746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55">
            <text:p>255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office:value-type="float" office:value="259">
            <text:p>259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table:formula="of:=AVERAGE([.B32:.Q32])" office:value-type="float" office:value="236.5">
            <text:p>236,5</text:p>
          </table:table-cell>
          <table:table-cell table:formula="of:=STDEVPA([.B32:.Q32])" office:value-type="float" office:value="12.6737918556366">
            <text:p>12,6737918556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4">
            <text:p>264</text:p>
          </table:table-cell>
          <table:table-cell office:value-type="float" office:value="244">
            <text:p>244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21">
            <text:p>221</text:p>
          </table:table-cell>
          <table:table-cell table:formula="of:=AVERAGE([.B33:.Q33])" office:value-type="float" office:value="235.0625">
            <text:p>235,0625</text:p>
          </table:table-cell>
          <table:table-cell table:formula="of:=STDEVPA([.B33:.Q33])" office:value-type="float" office:value="10.939999714351">
            <text:p>10,9399997144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5">
            <text:p>265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21">
            <text:p>221</text:p>
          </table:table-cell>
          <table:table-cell office:value-type="float" office:value="256">
            <text:p>256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table:formula="of:=AVERAGE([.B34:.Q34])" office:value-type="float" office:value="234.125">
            <text:p>234,125</text:p>
          </table:table-cell>
          <table:table-cell table:formula="of:=STDEVPA([.B34:.Q34])" office:value-type="float" office:value="13.3925119003121">
            <text:p>13,3925119003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21">
            <text:p>221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table:formula="of:=AVERAGE([.B35:.Q35])" office:value-type="float" office:value="229.8125">
            <text:p>229,8125</text:p>
          </table:table-cell>
          <table:table-cell table:formula="of:=STDEVPA([.B35:.Q35])" office:value-type="float" office:value="8.27812441015475">
            <text:p>8,2781244102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7">
            <text:p>237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  <table:table-cell office:value-type="float" office:value="239">
            <text:p>23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43">
            <text:p>243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office:value-type="float" office:value="221">
            <text:p>221</text:p>
          </table:table-cell>
          <table:table-cell table:formula="of:=AVERAGE([.B36:.Q36])" office:value-type="float" office:value="228.5625">
            <text:p>228,5625</text:p>
          </table:table-cell>
          <table:table-cell table:formula="of:=STDEVPA([.B36:.Q36])" office:value-type="float" office:value="8.24597439663743">
            <text:p>8,2459743966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1">
            <text:p>251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  <table:table-cell office:value-type="float" office:value="247">
            <text:p>247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232">
            <text:p>232</text:p>
          </table:table-cell>
          <table:table-cell office:value-type="float" office:value="225">
            <text:p>225</text:p>
          </table:table-cell>
          <table:table-cell table:formula="of:=AVERAGE([.B37:.Q37])" office:value-type="float" office:value="231.875">
            <text:p>231,875</text:p>
          </table:table-cell>
          <table:table-cell table:formula="of:=STDEVPA([.B37:.Q37])" office:value-type="float" office:value="8.60141703441939">
            <text:p>8,6014170344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8">
            <text:p>248</text:p>
          </table:table-cell>
          <table:table-cell office:value-type="float" office:value="224">
            <text:p>224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47">
            <text:p>247</text:p>
          </table:table-cell>
          <table:table-cell office:value-type="float" office:value="232">
            <text:p>232</text:p>
          </table:table-cell>
          <table:table-cell table:formula="of:=AVERAGE([.B38:.Q38])" office:value-type="float" office:value="232.0625">
            <text:p>232,0625</text:p>
          </table:table-cell>
          <table:table-cell table:formula="of:=STDEVPA([.B38:.Q38])" office:value-type="float" office:value="6.94144032244029">
            <text:p>6,9414403224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17">
            <text:p>217</text:p>
          </table:table-cell>
          <table:table-cell office:value-type="float" office:value="241">
            <text:p>241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43">
            <text:p>243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table:formula="of:=AVERAGE([.B39:.Q39])" office:value-type="float" office:value="229.75">
            <text:p>229,75</text:p>
          </table:table-cell>
          <table:table-cell table:formula="of:=STDEVPA([.B39:.Q39])" office:value-type="float" office:value="7.94905654779232">
            <text:p>7,9490565478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1">
            <text:p>261</text:p>
          </table:table-cell>
          <table:table-cell office:value-type="float" office:value="234">
            <text:p>234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table:formula="of:=AVERAGE([.B40:.Q40])" office:value-type="float" office:value="238.375">
            <text:p>238,375</text:p>
          </table:table-cell>
          <table:table-cell table:formula="of:=STDEVPA([.B40:.Q40])" office:value-type="float" office:value="10.5289778706197">
            <text:p>10,5289778706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56">
            <text:p>256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11">
            <text:p>211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table:formula="of:=AVERAGE([.B41:.Q41])" office:value-type="float" office:value="232.875">
            <text:p>232,875</text:p>
          </table:table-cell>
          <table:table-cell table:formula="of:=STDEVPA([.B41:.Q41])" office:value-type="float" office:value="11.1460475057305">
            <text:p>11,1460475057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21">
            <text:p>221</text:p>
          </table:table-cell>
          <table:table-cell office:value-type="float" office:value="216">
            <text:p>216</text:p>
          </table:table-cell>
          <table:table-cell office:value-type="float" office:value="229">
            <text:p>229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office:value-type="float" office:value="221">
            <text:p>221</text:p>
          </table:table-cell>
          <table:table-cell table:formula="of:=AVERAGE([.B42:.Q42])" office:value-type="float" office:value="230.625">
            <text:p>230,625</text:p>
          </table:table-cell>
          <table:table-cell table:formula="of:=STDEVPA([.B42:.Q42])" office:value-type="float" office:value="10.6938942859933">
            <text:p>10,693894286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17">
            <text:p>217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16">
            <text:p>216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table:formula="of:=AVERAGE([.B43:.Q43])" office:value-type="float" office:value="227.125">
            <text:p>227,125</text:p>
          </table:table-cell>
          <table:table-cell table:formula="of:=STDEVPA([.B43:.Q43])" office:value-type="float" office:value="7.96770826524164">
            <text:p>7,9677082652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0">
            <text:p>250</text:p>
          </table:table-cell>
          <table:table-cell office:value-type="float" office:value="210">
            <text:p>210</text:p>
          </table:table-cell>
          <table:table-cell office:value-type="float" office:value="215">
            <text:p>215</text:p>
          </table:table-cell>
          <table:table-cell office:value-type="float" office:value="252">
            <text:p>252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227">
            <text:p>227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float" office:value="220">
            <text:p>220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50">
            <text:p>250</text:p>
          </table:table-cell>
          <table:table-cell office:value-type="float" office:value="231">
            <text:p>231</text:p>
          </table:table-cell>
          <table:table-cell table:formula="of:=AVERAGE([.B44:.Q44])" office:value-type="float" office:value="228.5625">
            <text:p>228,5625</text:p>
          </table:table-cell>
          <table:table-cell table:formula="of:=STDEVPA([.B44:.Q44])" office:value-type="float" office:value="12.2472892408892">
            <text:p>12,2472892409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8">
            <text:p>248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58">
            <text:p>258</text:p>
          </table:table-cell>
          <table:table-cell office:value-type="float" office:value="213">
            <text:p>213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23">
            <text:p>223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formula="of:=AVERAGE([.B45:.Q45])" office:value-type="float" office:value="232.25">
            <text:p>232,25</text:p>
          </table:table-cell>
          <table:table-cell table:formula="of:=STDEVPA([.B45:.Q45])" office:value-type="float" office:value="10.6624340560681">
            <text:p>10,6624340561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  <table:table-cell office:value-type="float" office:value="245">
            <text:p>245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 office:value-type="float" office:value="225">
            <text:p>225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20">
            <text:p>220</text:p>
          </table:table-cell>
          <table:table-cell office:value-type="float" office:value="223">
            <text:p>223</text:p>
          </table:table-cell>
          <table:table-cell office:value-type="float" office:value="237">
            <text:p>237</text:p>
          </table:table-cell>
          <table:table-cell table:formula="of:=AVERAGE([.B46:.Q46])" office:value-type="float" office:value="229.375">
            <text:p>229,375</text:p>
          </table:table-cell>
          <table:table-cell table:formula="of:=STDEVPA([.B46:.Q46])" office:value-type="float" office:value="6.2836593637784">
            <text:p>6,2836593638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25">
            <text:p>225</text:p>
          </table:table-cell>
          <table:table-cell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13">
            <text:p>21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0">
            <text:p>230</text:p>
          </table:table-cell>
          <table:table-cell table:formula="of:=AVERAGE([.B47:.Q47])" office:value-type="float" office:value="231.8125">
            <text:p>231,8125</text:p>
          </table:table-cell>
          <table:table-cell table:formula="of:=STDEVPA([.B47:.Q47])" office:value-type="float" office:value="8.55291434249169">
            <text:p>8,5529143425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35">
            <text:p>235</text:p>
          </table:table-cell>
          <table:table-cell office:value-type="float" office:value="210">
            <text:p>210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table:number-columns-repeated="3" office:value-type="float" office:value="219">
            <text:p>219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25">
            <text:p>225</text:p>
          </table:table-cell>
          <table:table-cell table:formula="of:=AVERAGE([.B48:.Q48])" office:value-type="float" office:value="224.125">
            <text:p>224,125</text:p>
          </table:table-cell>
          <table:table-cell table:formula="of:=STDEVPA([.B48:.Q48])" office:value-type="float" office:value="9.67519379650868">
            <text:p>9,6751937965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68">
            <text:p>268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27">
            <text:p>227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table:formula="of:=AVERAGE([.B49:.Q49])" office:value-type="float" office:value="233.0625">
            <text:p>233,0625</text:p>
          </table:table-cell>
          <table:table-cell table:formula="of:=STDEVPA([.B49:.Q49])" office:value-type="float" office:value="11.8610114977602">
            <text:p>11,8610114978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40">
            <text:p>24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17">
            <text:p>217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table:formula="of:=AVERAGE([.B50:.Q50])" office:value-type="float" office:value="229.4375">
            <text:p>229,4375</text:p>
          </table:table-cell>
          <table:table-cell table:formula="of:=STDEVPA([.B50:.Q50])" office:value-type="float" office:value="9.17175521642395">
            <text:p>9,1717552164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54">
            <text:p>254</text:p>
          </table:table-cell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17">
            <text:p>217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table:formula="of:=AVERAGE([.B51:.Q51])" office:value-type="float" office:value="228.6875">
            <text:p>228,6875</text:p>
          </table:table-cell>
          <table:table-cell table:formula="of:=STDEVPA([.B51:.Q51])" office:value-type="float" office:value="10.9813407082196">
            <text:p>10,9813407082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25">
            <text:p>225</text:p>
          </table:table-cell>
          <table:table-cell office:value-type="float" office:value="232">
            <text:p>232</text:p>
          </table:table-cell>
          <table:table-cell office:value-type="float" office:value="209">
            <text:p>209</text:p>
          </table:table-cell>
          <table:table-cell office:value-type="float" office:value="211">
            <text:p>211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25">
            <text:p>225</text:p>
          </table:table-cell>
          <table:table-cell table:formula="of:=AVERAGE([.B52:.Q52])" office:value-type="float" office:value="230.8125">
            <text:p>230,8125</text:p>
          </table:table-cell>
          <table:table-cell table:formula="of:=STDEVPA([.B52:.Q52])" office:value-type="float" office:value="10.7309060078821">
            <text:p>10,7309060079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19">
            <text:p>219</text:p>
          </table:table-cell>
          <table:table-cell office:value-type="float" office:value="238">
            <text:p>238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253">
            <text:p>253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33">
            <text:p>233</text:p>
          </table:table-cell>
          <table:table-cell office:value-type="float" office:value="247">
            <text:p>247</text:p>
          </table:table-cell>
          <table:table-cell office:value-type="float" office:value="233">
            <text:p>233</text:p>
          </table:table-cell>
          <table:table-cell table:formula="of:=AVERAGE([.B53:.Q53])" office:value-type="float" office:value="235.375">
            <text:p>235,375</text:p>
          </table:table-cell>
          <table:table-cell table:formula="of:=STDEVPA([.B53:.Q53])" office:value-type="float" office:value="11.1684544588766">
            <text:p>11,1684544589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table:formula="of:=AVERAGE([.B54:.Q54])" office:value-type="float" office:value="233.75">
            <text:p>233,75</text:p>
          </table:table-cell>
          <table:table-cell table:formula="of:=STDEVPA([.B54:.Q54])" office:value-type="float" office:value="7.04006392016436">
            <text:p>7,0400639202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46">
            <text:p>246</text:p>
          </table:table-cell>
          <table:table-cell office:value-type="float" office:value="265">
            <text:p>265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 office:value-type="float" office:value="217">
            <text:p>217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table:formula="of:=AVERAGE([.B55:.Q55])" office:value-type="float" office:value="234.625">
            <text:p>234,625</text:p>
          </table:table-cell>
          <table:table-cell table:formula="of:=STDEVPA([.B55:.Q55])" office:value-type="float" office:value="11.1010979186745">
            <text:p>11,1010979187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float" office:value="233">
            <text:p>233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263">
            <text:p>263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table:formula="of:=AVERAGE([.B56:.Q56])" office:value-type="float" office:value="232.6875">
            <text:p>232,6875</text:p>
          </table:table-cell>
          <table:table-cell table:formula="of:=STDEVPA([.B56:.Q56])" office:value-type="float" office:value="10.3544600897391">
            <text:p>10,3544600897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office:value-type="float" office:value="252">
            <text:p>252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35">
            <text:p>235</text:p>
          </table:table-cell>
          <table:table-cell table:formula="of:=AVERAGE([.B57:.Q57])" office:value-type="float" office:value="234.5625">
            <text:p>234,5625</text:p>
          </table:table-cell>
          <table:table-cell table:formula="of:=STDEVPA([.B57:.Q57])" office:value-type="float" office:value="9.80413656320637">
            <text:p>9,8041365632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17">
            <text:p>217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table:formula="of:=AVERAGE([.B58:.Q58])" office:value-type="float" office:value="229.4375">
            <text:p>229,4375</text:p>
          </table:table-cell>
          <table:table-cell table:formula="of:=STDEVPA([.B58:.Q58])" office:value-type="float" office:value="8.85980212815162">
            <text:p>8,8598021282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47">
            <text:p>247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 office:value-type="float" office:value="213">
            <text:p>213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17">
            <text:p>217</text:p>
          </table:table-cell>
          <table:table-cell office:value-type="float" office:value="254">
            <text:p>254</text:p>
          </table:table-cell>
          <table:table-cell office:value-type="float" office:value="237">
            <text:p>237</text:p>
          </table:table-cell>
          <table:table-cell table:formula="of:=AVERAGE([.B59:.Q59])" office:value-type="float" office:value="228.9375">
            <text:p>228,9375</text:p>
          </table:table-cell>
          <table:table-cell table:formula="of:=STDEVPA([.B59:.Q59])" office:value-type="float" office:value="11.3713936590903">
            <text:p>11,3713936591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6">
            <text:p>256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45">
            <text:p>245</text:p>
          </table:table-cell>
          <table:table-cell office:value-type="float" office:value="221">
            <text:p>221</text:p>
          </table:table-cell>
          <table:table-cell table:formula="of:=AVERAGE([.B60:.Q60])" office:value-type="float" office:value="232.125">
            <text:p>232,125</text:p>
          </table:table-cell>
          <table:table-cell table:formula="of:=STDEVPA([.B60:.Q60])" office:value-type="float" office:value="10.8159315363957">
            <text:p>10,8159315364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34">
            <text:p>234</text:p>
          </table:table-cell>
          <table:table-cell office:value-type="float" office:value="219">
            <text:p>219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AVERAGE([.B61:.Q61])" office:value-type="float" office:value="235.375">
            <text:p>235,375</text:p>
          </table:table-cell>
          <table:table-cell table:formula="of:=STDEVPA([.B61:.Q61])" office:value-type="float" office:value="9.87341759473385">
            <text:p>9,8734175947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22">
            <text:p>222</text:p>
          </table:table-cell>
          <table:table-cell office:value-type="float" office:value="225">
            <text:p>225</text:p>
          </table:table-cell>
          <table:table-cell office:value-type="float" office:value="223">
            <text:p>223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55">
            <text:p>255</text:p>
          </table:table-cell>
          <table:table-cell office:value-type="float" office:value="227">
            <text:p>227</text:p>
          </table:table-cell>
          <table:table-cell table:formula="of:=AVERAGE([.B62:.Q62])" office:value-type="float" office:value="232.1875">
            <text:p>232,1875</text:p>
          </table:table-cell>
          <table:table-cell table:formula="of:=STDEVPA([.B62:.Q62])" office:value-type="float" office:value="9.26160589476793">
            <text:p>9,2616058948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office:value-type="float" office:value="253">
            <text:p>253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4">
            <text:p>23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table:formula="of:=AVERAGE([.B63:.Q63])" office:value-type="float" office:value="233.9375">
            <text:p>233,9375</text:p>
          </table:table-cell>
          <table:table-cell table:formula="of:=STDEVPA([.B63:.Q63])" office:value-type="float" office:value="7.51222961243864">
            <text:p>7,5122296124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68">
            <text:p>268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14">
            <text:p>214</text:p>
          </table:table-cell>
          <table:table-cell office:value-type="float" office:value="221">
            <text:p>221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table:formula="of:=AVERAGE([.B64:.Q64])" office:value-type="float" office:value="228.75">
            <text:p>228,75</text:p>
          </table:table-cell>
          <table:table-cell table:formula="of:=STDEVPA([.B64:.Q64])" office:value-type="float" office:value="11.8400802362146">
            <text:p>11,8400802362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23">
            <text:p>223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3">
            <text:p>223</text:p>
          </table:table-cell>
          <table:table-cell office:value-type="float" office:value="241">
            <text:p>241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  <table:table-cell office:value-type="float" office:value="247">
            <text:p>247</text:p>
          </table:table-cell>
          <table:table-cell office:value-type="float" office:value="226">
            <text:p>226</text:p>
          </table:table-cell>
          <table:table-cell table:formula="of:=AVERAGE([.B65:.Q65])" office:value-type="float" office:value="229.125">
            <text:p>229,125</text:p>
          </table:table-cell>
          <table:table-cell table:formula="of:=STDEVPA([.B65:.Q65])" office:value-type="float" office:value="6.77195503529077">
            <text:p>6,7719550353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7">
            <text:p>237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 office:value-type="float" office:value="214">
            <text:p>214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float" office:value="227">
            <text:p>227</text:p>
          </table:table-cell>
          <table:table-cell office:value-type="float" office:value="221">
            <text:p>221</text:p>
          </table:table-cell>
          <table:table-cell office:value-type="float" office:value="217">
            <text:p>217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table:formula="of:=AVERAGE([.B66:.Q66])" office:value-type="float" office:value="229.875">
            <text:p>229,875</text:p>
          </table:table-cell>
          <table:table-cell table:formula="of:=STDEVPA([.B66:.Q66])" office:value-type="float" office:value="10.172727018848">
            <text:p>10,1727270188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12">
            <text:p>212</text:p>
          </table:table-cell>
          <table:table-cell office:value-type="float" office:value="239">
            <text:p>239</text:p>
          </table:table-cell>
          <table:table-cell office:value-type="float" office:value="219">
            <text:p>219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25">
            <text:p>225</text:p>
          </table:table-cell>
          <table:table-cell office:value-type="float" office:value="244">
            <text:p>244</text:p>
          </table:table-cell>
          <table:table-cell office:value-type="float" office:value="217">
            <text:p>217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33">
            <text:p>233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table:formula="of:=AVERAGE([.B67:.Q67])" office:value-type="float" office:value="229.375">
            <text:p>229,375</text:p>
          </table:table-cell>
          <table:table-cell table:formula="of:=STDEVPA([.B67:.Q67])" office:value-type="float" office:value="8.7740740252177">
            <text:p>8,7740740252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table:formula="of:=AVERAGE([.B68:.Q68])" office:value-type="float" office:value="231.4375">
            <text:p>231,4375</text:p>
          </table:table-cell>
          <table:table-cell table:formula="of:=STDEVPA([.B68:.Q68])" office:value-type="float" office:value="10.240658853316">
            <text:p>10,2406588533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25">
            <text:p>225</text:p>
          </table:table-cell>
          <table:table-cell table:formula="of:=AVERAGE([.B69:.Q69])" office:value-type="float" office:value="228.625">
            <text:p>228,625</text:p>
          </table:table-cell>
          <table:table-cell table:formula="of:=STDEVPA([.B69:.Q69])" office:value-type="float" office:value="6.77195503529077">
            <text:p>6,7719550353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41">
            <text:p>241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21">
            <text:p>221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formula="of:=AVERAGE([.B70:.Q70])" office:value-type="float" office:value="230.5">
            <text:p>230,5</text:p>
          </table:table-cell>
          <table:table-cell table:formula="of:=STDEVPA([.B70:.Q70])" office:value-type="float" office:value="10.4043260233424">
            <text:p>10,4043260233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52">
            <text:p>252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09">
            <text:p>209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241">
            <text:p>241</text:p>
          </table:table-cell>
          <table:table-cell office:value-type="float" office:value="221">
            <text:p>221</text:p>
          </table:table-cell>
          <table:table-cell office:value-type="float" office:value="225">
            <text:p>225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table:formula="of:=AVERAGE([.B71:.Q71])" office:value-type="float" office:value="228.875">
            <text:p>228,875</text:p>
          </table:table-cell>
          <table:table-cell table:formula="of:=STDEVPA([.B71:.Q71])" office:value-type="float" office:value="10.7289037184607">
            <text:p>10,7289037185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37">
            <text:p>237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table:formula="of:=AVERAGE([.B72:.Q72])" office:value-type="float" office:value="229.25">
            <text:p>229,25</text:p>
          </table:table-cell>
          <table:table-cell table:formula="of:=STDEVPA([.B72:.Q72])" office:value-type="float" office:value="9.37083240699566">
            <text:p>9,370832407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office:value-type="float" office:value="223">
            <text:p>223</text:p>
          </table:table-cell>
          <table:table-cell office:value-type="float" office:value="215">
            <text:p>215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22">
            <text:p>222</text:p>
          </table:table-cell>
          <table:table-cell table:formula="of:=AVERAGE([.B73:.Q73])" office:value-type="float" office:value="232.5625">
            <text:p>232,5625</text:p>
          </table:table-cell>
          <table:table-cell table:formula="of:=STDEVPA([.B73:.Q73])" office:value-type="float" office:value="11.2692543564337">
            <text:p>11,2692543564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float" office:value="245">
            <text:p>245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217">
            <text:p>217</text:p>
          </table:table-cell>
          <table:table-cell table:formula="of:=AVERAGE([.B74:.Q74])" office:value-type="float" office:value="228.875">
            <text:p>228,875</text:p>
          </table:table-cell>
          <table:table-cell table:formula="of:=STDEVPA([.B74:.Q74])" office:value-type="float" office:value="7.54051556592784">
            <text:p>7,5405155659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1">
            <text:p>251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3">
            <text:p>223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35">
            <text:p>235</text:p>
          </table:table-cell>
          <table:table-cell table:formula="of:=AVERAGE([.B75:.Q75])" office:value-type="float" office:value="235.4375">
            <text:p>235,4375</text:p>
          </table:table-cell>
          <table:table-cell table:formula="of:=STDEVPA([.B75:.Q75])" office:value-type="float" office:value="10.6064175738088">
            <text:p>10,6064175738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19">
            <text:p>219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22">
            <text:p>222</text:p>
          </table:table-cell>
          <table:table-cell office:value-type="float" office:value="213">
            <text:p>213</text:p>
          </table:table-cell>
          <table:table-cell office:value-type="float" office:value="219">
            <text:p>219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table:formula="of:=AVERAGE([.B76:.Q76])" office:value-type="float" office:value="230.75">
            <text:p>230,75</text:p>
          </table:table-cell>
          <table:table-cell table:formula="of:=STDEVPA([.B76:.Q76])" office:value-type="float" office:value="11.5893269864993">
            <text:p>11,5893269865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17">
            <text:p>217</text:p>
          </table:table-cell>
          <table:table-cell office:value-type="float" office:value="225">
            <text:p>225</text:p>
          </table:table-cell>
          <table:table-cell office:value-type="float" office:value="213">
            <text:p>213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table:formula="of:=AVERAGE([.B77:.Q77])" office:value-type="float" office:value="226.1875">
            <text:p>226,1875</text:p>
          </table:table-cell>
          <table:table-cell table:formula="of:=STDEVPA([.B77:.Q77])" office:value-type="float" office:value="6.10551748421049">
            <text:p>6,1055174842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20">
            <text:p>220</text:p>
          </table:table-cell>
          <table:table-cell office:value-type="float" office:value="247">
            <text:p>247</text:p>
          </table:table-cell>
          <table:table-cell office:value-type="float" office:value="232">
            <text:p>232</text:p>
          </table:table-cell>
          <table:table-cell office:value-type="float" office:value="263">
            <text:p>263</text:p>
          </table:table-cell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table:formula="of:=AVERAGE([.B78:.Q78])" office:value-type="float" office:value="234.875">
            <text:p>234,875</text:p>
          </table:table-cell>
          <table:table-cell table:formula="of:=STDEVPA([.B78:.Q78])" office:value-type="float" office:value="10.1665812837945">
            <text:p>10,1665812838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44">
            <text:p>244</text:p>
          </table:table-cell>
          <table:table-cell office:value-type="float" office:value="211">
            <text:p>211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19">
            <text:p>219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table:formula="of:=AVERAGE([.B79:.Q79])" office:value-type="float" office:value="229.8125">
            <text:p>229,8125</text:p>
          </table:table-cell>
          <table:table-cell table:formula="of:=STDEVPA([.B79:.Q79])" office:value-type="float" office:value="9.47509069877434">
            <text:p>9,4750906988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21">
            <text:p>221</text:p>
          </table:table-cell>
          <table:table-cell office:value-type="float" office:value="225">
            <text:p>225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15">
            <text:p>215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27">
            <text:p>227</text:p>
          </table:table-cell>
          <table:table-cell office:value-type="float" office:value="238">
            <text:p>238</text:p>
          </table:table-cell>
          <table:table-cell table:formula="of:=AVERAGE([.B80:.Q80])" office:value-type="float" office:value="226.625">
            <text:p>226,625</text:p>
          </table:table-cell>
          <table:table-cell table:formula="of:=STDEVPA([.B80:.Q80])" office:value-type="float" office:value="8.68097776750983">
            <text:p>8,6809777675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214">
            <text:p>214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16">
            <text:p>216</text:p>
          </table:table-cell>
          <table:table-cell office:value-type="float" office:value="235">
            <text:p>235</text:p>
          </table:table-cell>
          <table:table-cell table:formula="of:=AVERAGE([.B81:.Q81])" office:value-type="float" office:value="229.25">
            <text:p>229,25</text:p>
          </table:table-cell>
          <table:table-cell table:formula="of:=STDEVPA([.B81:.Q81])" office:value-type="float" office:value="10.9630059746404">
            <text:p>10,9630059746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13">
            <text:p>213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12">
            <text:p>212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office:value-type="float" office:value="217">
            <text:p>217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table:formula="of:=AVERAGE([.B82:.Q82])" office:value-type="float" office:value="230.625">
            <text:p>230,625</text:p>
          </table:table-cell>
          <table:table-cell table:formula="of:=STDEVPA([.B82:.Q82])" office:value-type="float" office:value="9.57127865021179">
            <text:p>9,5712786502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9">
            <text:p>219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198">
            <text:p>198</text:p>
          </table:table-cell>
          <table:table-cell office:value-type="float" office:value="243">
            <text:p>243</text:p>
          </table:table-cell>
          <table:table-cell table:formula="of:=AVERAGE([.B83:.Q83])" office:value-type="float" office:value="231.0625">
            <text:p>231,0625</text:p>
          </table:table-cell>
          <table:table-cell table:formula="of:=STDEVPA([.B83:.Q83])" office:value-type="float" office:value="12.1370751727918">
            <text:p>12,1370751728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21">
            <text:p>221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table:formula="of:=AVERAGE([.B84:.Q84])" office:value-type="float" office:value="231.625">
            <text:p>231,625</text:p>
          </table:table-cell>
          <table:table-cell table:formula="of:=STDEVPA([.B84:.Q84])" office:value-type="float" office:value="6.34305722818264">
            <text:p>6,3430572282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03">
            <text:p>203</text:p>
          </table:table-cell>
          <table:table-cell office:value-type="float" office:value="235">
            <text:p>235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21">
            <text:p>221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table:formula="of:=AVERAGE([.B85:.Q85])" office:value-type="float" office:value="228.375">
            <text:p>228,375</text:p>
          </table:table-cell>
          <table:table-cell table:formula="of:=STDEVPA([.B85:.Q85])" office:value-type="float" office:value="11.1908165475089">
            <text:p>11,1908165475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table:formula="of:=AVERAGE([.B86:.Q86])" office:value-type="float" office:value="230.25">
            <text:p>230,25</text:p>
          </table:table-cell>
          <table:table-cell table:formula="of:=STDEVPA([.B86:.Q86])" office:value-type="float" office:value="7.06664701255129">
            <text:p>7,0666470126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office:value-type="float" office:value="225">
            <text:p>225</text:p>
          </table:table-cell>
          <table:table-cell table:formula="of:=AVERAGE([.B87:.Q87])" office:value-type="float" office:value="229.9375">
            <text:p>229,9375</text:p>
          </table:table-cell>
          <table:table-cell table:formula="of:=STDEVPA([.B87:.Q87])" office:value-type="float" office:value="6.68457880124096">
            <text:p>6,6845788012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22">
            <text:p>222</text:p>
          </table:table-cell>
          <table:table-cell table:formula="of:=AVERAGE([.B88:.Q88])" office:value-type="float" office:value="233">
            <text:p>233</text:p>
          </table:table-cell>
          <table:table-cell table:formula="of:=STDEVPA([.B88:.Q88])" office:value-type="float" office:value="8.76783895837509">
            <text:p>8,7678389584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43">
            <text:p>243</text:p>
          </table:table-cell>
          <table:table-cell office:value-type="float" office:value="230">
            <text:p>230</text:p>
          </table:table-cell>
          <table:table-cell office:value-type="float" office:value="239">
            <text:p>239</text:p>
          </table:table-cell>
          <table:table-cell office:value-type="float" office:value="214">
            <text:p>214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table:formula="of:=AVERAGE([.B89:.Q89])" office:value-type="float" office:value="233.125">
            <text:p>233,125</text:p>
          </table:table-cell>
          <table:table-cell table:formula="of:=STDEVPA([.B89:.Q89])" office:value-type="float" office:value="9.33993442161132">
            <text:p>9,3399344216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  <table:table-cell office:value-type="float" office:value="211">
            <text:p>211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76">
            <text:p>276</text:p>
          </table:table-cell>
          <table:table-cell office:value-type="float" office:value="224">
            <text:p>224</text:p>
          </table:table-cell>
          <table:table-cell office:value-type="float" office:value="209">
            <text:p>209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7">
            <text:p>237</text:p>
          </table:table-cell>
          <table:table-cell office:value-type="float" office:value="223">
            <text:p>223</text:p>
          </table:table-cell>
          <table:table-cell office:value-type="float" office:value="217">
            <text:p>217</text:p>
          </table:table-cell>
          <table:table-cell table:formula="of:=AVERAGE([.B90:.Q90])" office:value-type="float" office:value="229.625">
            <text:p>229,625</text:p>
          </table:table-cell>
          <table:table-cell table:formula="of:=STDEVPA([.B90:.Q90])" office:value-type="float" office:value="15.5799350127014">
            <text:p>15,5799350127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15">
            <text:p>215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office:value-type="float" office:value="216">
            <text:p>216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23">
            <text:p>223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7">
            <text:p>237</text:p>
          </table:table-cell>
          <table:table-cell table:formula="of:=AVERAGE([.B91:.Q91])" office:value-type="float" office:value="229">
            <text:p>229</text:p>
          </table:table-cell>
          <table:table-cell table:formula="of:=STDEVPA([.B91:.Q91])" office:value-type="float" office:value="8.90224690738243">
            <text:p>8,9022469074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3">
            <text:p>233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14">
            <text:p>214</text:p>
          </table:table-cell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table:formula="of:=AVERAGE([.B92:.Q92])" office:value-type="float" office:value="231.25">
            <text:p>231,25</text:p>
          </table:table-cell>
          <table:table-cell table:formula="of:=STDEVPA([.B92:.Q92])" office:value-type="float" office:value="7.35272058492637">
            <text:p>7,3527205849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9">
            <text:p>249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table:formula="of:=AVERAGE([.B93:.Q93])" office:value-type="float" office:value="231.8125">
            <text:p>231,8125</text:p>
          </table:table-cell>
          <table:table-cell table:formula="of:=STDEVPA([.B93:.Q93])" office:value-type="float" office:value="8.82623043830151">
            <text:p>8,8262304383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18">
            <text:p>218</text:p>
          </table:table-cell>
          <table:table-cell office:value-type="float" office:value="244">
            <text:p>244</text:p>
          </table:table-cell>
          <table:table-cell office:value-type="float" office:value="213">
            <text:p>213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27">
            <text:p>227</text:p>
          </table:table-cell>
          <table:table-cell table:formula="of:=AVERAGE([.B94:.Q94])" office:value-type="float" office:value="231.6875">
            <text:p>231,6875</text:p>
          </table:table-cell>
          <table:table-cell table:formula="of:=STDEVPA([.B94:.Q94])" office:value-type="float" office:value="8.9771846226977">
            <text:p>8,9771846227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44">
            <text:p>244</text:p>
          </table:table-cell>
          <table:table-cell office:value-type="float" office:value="219">
            <text:p>219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21">
            <text:p>221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221">
            <text:p>221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table:formula="of:=AVERAGE([.B95:.Q95])" office:value-type="float" office:value="232.8125">
            <text:p>232,8125</text:p>
          </table:table-cell>
          <table:table-cell table:formula="of:=STDEVPA([.B95:.Q95])" office:value-type="float" office:value="9.66448879920713">
            <text:p>9,6644887992</text:p>
          </table:table-cell>
          <table:table-cell table:number-columns-repeated="100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1">
            <text:p>231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table:number-columns-repeated="3" office:value-type="float" office:value="241">
            <text:p>241</text:p>
          </table:table-cell>
          <table:table-cell office:value-type="float" office:value="229">
            <text:p>229</text:p>
          </table:table-cell>
          <table:table-cell table:formula="of:=AVERAGE([.B96:.Q96])" office:value-type="float" office:value="232.4375">
            <text:p>232,4375</text:p>
          </table:table-cell>
          <table:table-cell table:formula="of:=STDEVPA([.B96:.Q96])" office:value-type="float" office:value="9.8232425272921">
            <text:p>9,8232425273</text:p>
          </table:table-cell>
          <table:table-cell table:number-columns-repeated="100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40">
            <text:p>40</text:p>
          </table:table-cell>
          <table:table-cell office:value-type="float" office:value="246">
            <text:p>246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52">
            <text:p>252</text:p>
          </table:table-cell>
          <table:table-cell office:value-type="float" office:value="239">
            <text:p>239</text:p>
          </table:table-cell>
          <table:table-cell office:value-type="float" office:value="225">
            <text:p>225</text:p>
          </table:table-cell>
          <table:table-cell office:value-type="float" office:value="251">
            <text:p>251</text:p>
          </table:table-cell>
          <table:table-cell office:value-type="float" office:value="211">
            <text:p>211</text:p>
          </table:table-cell>
          <table:table-cell table:formula="of:=AVERAGE([.B97:.Q97])" office:value-type="float" office:value="206.8125">
            <text:p>206,8125</text:p>
          </table:table-cell>
          <table:table-cell table:formula="of:=STDEVPA([.B97:.Q97])" office:value-type="float" office:value="71.5264101136776">
            <text:p>71,5264101137</text:p>
          </table:table-cell>
          <table:table-cell table:number-columns-repeated="100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20">
            <text:p>220</text:p>
          </table:table-cell>
          <table:table-cell office:value-type="float" office:value="32">
            <text:p>32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229">
            <text:p>229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table:formula="of:=AVERAGE([.B98:.Q98])" office:value-type="float" office:value="181.25">
            <text:p>181,25</text:p>
          </table:table-cell>
          <table:table-cell table:formula="of:=STDEVPA([.B98:.Q98])" office:value-type="float" office:value="92.4415355778992">
            <text:p>92,4415355779</text:p>
          </table:table-cell>
          <table:table-cell table:number-columns-repeated="100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39">
            <text:p>239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248">
            <text:p>248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table:formula="of:=AVERAGE([.B99:.Q99])" office:value-type="float" office:value="158.9375">
            <text:p>158,9375</text:p>
          </table:table-cell>
          <table:table-cell table:formula="of:=STDEVPA([.B99:.Q99])" office:value-type="float" office:value="106.062757807583">
            <text:p>106,0627578076</text:p>
          </table:table-cell>
          <table:table-cell table:number-columns-repeated="100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57">
            <text:p>257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AVERAGE([.B100:.Q100])" office:value-type="float" office:value="151.625">
            <text:p>151,625</text:p>
          </table:table-cell>
          <table:table-cell table:formula="of:=STDEVPA([.B100:.Q100])" office:value-type="float" office:value="107.974461679603">
            <text:p>107,9744616796</text:p>
          </table:table-cell>
          <table:table-cell table:number-columns-repeated="1005"/>
        </table:table-row>
        <table:table-row table:style-name="ro2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28">
            <text:p>228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32">
            <text:p>32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formula="of:=AVERAGE([.B101:.Q101])" office:value-type="float" office:value="101.75">
            <text:p>101,75</text:p>
          </table:table-cell>
          <table:table-cell table:formula="of:=STDEVPA([.B101:.Q101])" office:value-type="float" office:value="92.7439351116827">
            <text:p>92,7439351117</text:p>
          </table:table-cell>
          <table:table-cell table:number-columns-repeated="1005"/>
        </table:table-row>
        <table:table-row table:style-name="ro2"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AVERAGE([.B102:.Q102])" office:value-type="float" office:value="4.3125">
            <text:p>4,3125</text:p>
          </table:table-cell>
          <table:table-cell table:formula="of:=STDEVPA([.B102:.Q102])" office:value-type="float" office:value="13.9091640205298">
            <text:p>13,9091640205</text:p>
          </table:table-cell>
          <table:table-cell table:number-columns-repeated="1005"/>
        </table:table-row>
        <table:table-row table:style-name="ro2">
          <table:table-cell office:value-type="float" office:value="101">
            <text:p>10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03:.Q103])" office:value-type="float" office:value="0.125">
            <text:p>0,125</text:p>
          </table:table-cell>
          <table:table-cell table:formula="of:=STDEVPA([.B103:.Q103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2">
            <text:p>102</text:p>
          </table:table-cell>
          <table:table-cell table:number-columns-repeated="16" office:value-type="float" office:value="0">
            <text:p>0</text:p>
          </table:table-cell>
          <table:table-cell table:formula="of:=AVERAGE([.B104:.Q104])" office:value-type="float" office:value="0">
            <text:p>0</text:p>
          </table:table-cell>
          <table:table-cell table:formula="of:=STDEVPA([.B104:.Q10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3">
            <text:p>10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105:.Q105])" office:value-type="float" office:value="0.125">
            <text:p>0,125</text:p>
          </table:table-cell>
          <table:table-cell table:formula="of:=STDEVPA([.B105:.Q105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4">
            <text:p>104</text:p>
          </table:table-cell>
          <table:table-cell table:number-columns-repeated="16" office:value-type="float" office:value="0">
            <text:p>0</text:p>
          </table:table-cell>
          <table:table-cell table:formula="of:=AVERAGE([.B106:.Q106])" office:value-type="float" office:value="0">
            <text:p>0</text:p>
          </table:table-cell>
          <table:table-cell table:formula="of:=STDEVPA([.B106:.Q106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table:formula="of:=AVERAGE([.B107:.Q107])" office:value-type="float" office:value="0.375">
            <text:p>0,375</text:p>
          </table:table-cell>
          <table:table-cell table:formula="of:=STDEVPA([.B107:.Q107])" office:value-type="float" office:value="1.05326872164704">
            <text:p>1,0532687216</text:p>
          </table:table-cell>
          <table:table-cell table:number-columns-repeated="1005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108:.Q108])" office:value-type="float" office:value="0.5">
            <text:p>0,5</text:p>
          </table:table-cell>
          <table:table-cell table:formula="of:=STDEVPA([.B108:.Q108])" office:value-type="float" office:value="0.866025403784439">
            <text:p>0,8660254038</text:p>
          </table:table-cell>
          <table:table-cell table:number-columns-repeated="1005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09:.Q109])" office:value-type="float" office:value="0.625">
            <text:p>0,625</text:p>
          </table:table-cell>
          <table:table-cell table:formula="of:=STDEVPA([.B109:.Q109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108">
            <text:p>10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10:.Q110])" office:value-type="float" office:value="0.75">
            <text:p>0,75</text:p>
          </table:table-cell>
          <table:table-cell table:formula="of:=STDEVPA([.B110:.Q110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AVERAGE([.B111:.Q111])" office:value-type="float" office:value="2">
            <text:p>2</text:p>
          </table:table-cell>
          <table:table-cell table:formula="of:=STDEVPA([.B111:.Q111])" office:value-type="float" office:value="1.31695671910659">
            <text:p>1,3169567191</text:p>
          </table:table-cell>
          <table:table-cell table:number-columns-repeated="1005"/>
        </table:table-row>
        <table:table-row table:style-name="ro2">
          <table:table-cell office:value-type="float" office:value="110">
            <text:p>110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formula="of:=AVERAGE([.B112:.Q112])" office:value-type="float" office:value="2">
            <text:p>2</text:p>
          </table:table-cell>
          <table:table-cell table:formula="of:=STDEVPA([.B112:.Q112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3:.Q113])" office:value-type="float" office:value="1.84615384615385">
            <text:p>1,8461538462</text:p>
          </table:table-cell>
          <table:table-cell table:formula="of:=STDEVPA([.B113:.Q113])" office:value-type="float" office:value="0.866025403784439">
            <text:p>0,8660254038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4:.Q114])" office:value-type="float" office:value="1.66666666666667">
            <text:p>1,6666666667</text:p>
          </table:table-cell>
          <table:table-cell table:formula="of:=STDEVPA([.B114:.Q114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115:.Q115])" office:value-type="float" office:value="0.75">
            <text:p>0,75</text:p>
          </table:table-cell>
          <table:table-cell table:formula="of:=STDEVPA([.B115:.Q115])" office:value-type="float" office:value="0.7806247497998">
            <text:p>0,7806247498</text:p>
          </table:table-cell>
          <table:table-cell table:number-columns-repeated="1005"/>
        </table:table-row>
        <table:table-row table:style-name="ro2">
          <table:table-cell office:value-type="float" office:value="114">
            <text:p>114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116:.Q116])" office:value-type="float" office:value="1.66666666666667">
            <text:p>1,6666666667</text:p>
          </table:table-cell>
          <table:table-cell table:formula="of:=STDEVPA([.B116:.Q116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115">
            <text:p>115</text:p>
          </table:table-cell>
          <table:table-cell table:number-columns-repeated="8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7" office:value-type="string">
            <text:p>-</text:p>
          </table:table-cell>
          <table:table-cell table:formula="of:=AVERAGE([.B117:.Q117])" office:value-type="float" office:value="2">
            <text:p>2</text:p>
          </table:table-cell>
          <table:table-cell table:formula="of:=STDEVPA([.B117:.Q117])" office:value-type="float" office:value="0.484122918275927">
            <text:p>0,4841229183</text:p>
          </table:table-cell>
          <table:table-cell table:number-columns-repeated="1005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rage" table:style-name="ta1">
        <table:shapes>
          <draw:frame draw:z-index="0" draw:style-name="gr1" draw:text-style-name="P1" svg:width="30.772cm" svg:height="17.306cm" svg:x="12.543cm" svg:y="0.587cm">
            <draw:object draw:notify-on-update-of-ranges="Average.A1:Average.A1 Average.A2:Average.A117 Average.B1:Average.B1 Average.B2:Average.B1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4" table:default-cell-style-name="Default"/>
        <table:table-row table:style-name="ro4">
          <table:table-cell table:style-name="ce2" table:formula="of:=[$Victim.$R$1]" office:value-type="string" office:string-value="Average Victim">
            <text:p>Average Victim</text:p>
          </table:table-cell>
          <table:table-cell table:style-name="ce2" table:formula="of:=[$Attacker.$R$1]" office:value-type="string" office:string-value="Average Attacker">
            <text:p>Average Attacker</text:p>
          </table:table-cell>
          <table:table-cell/>
          <table:table-cell table:style-name="ce2" table:formula="of:=[$Victim.$S$1]" office:value-type="string" office:string-value="Standard Deviation – Victim">
            <text:p>Standard Deviation – Victim</text:p>
          </table:table-cell>
          <table:table-cell table:style-name="ce2" table:formula="of:=[$Attacker.$S$1]" office:value-type="string" office:string-value="Standard Deviation – Attacker">
            <text:p>Standard Deviation – Attacker</text:p>
          </table:table-cell>
          <table:table-cell table:number-columns-repeated="4"/>
        </table:table-row>
        <table:table-row table:style-name="ro2">
          <table:table-cell table:formula="of:=[$Victim.$R$2]" office:value-type="float" office:value="1.125">
            <text:p>1,125</text:p>
          </table:table-cell>
          <table:table-cell table:formula="of:=[$Attacker.$R$2]" office:value-type="float" office:value="1.0625">
            <text:p>1,0625</text:p>
          </table:table-cell>
          <table:table-cell/>
          <table:table-cell table:formula="of:=[$Victim.$S$2]" office:value-type="float" office:value="0.330718913883074">
            <text:p>0,3307189139</text:p>
          </table:table-cell>
          <table:table-cell table:formula="of:=[$Attacker.$S$2]" office:value-type="float" office:value="0.242061459137964">
            <text:p>0,2420614591</text:p>
          </table:table-cell>
          <table:table-cell table:number-columns-repeated="4"/>
        </table:table-row>
        <table:table-row table:style-name="ro2">
          <table:table-cell table:formula="of:=[$Victim.$R$3]" office:value-type="float" office:value="0.8125">
            <text:p>0,8125</text:p>
          </table:table-cell>
          <table:table-cell table:formula="of:=[$Attacker.$R$3]" office:value-type="float" office:value="0.8125">
            <text:p>0,8125</text:p>
          </table:table-cell>
          <table:table-cell/>
          <table:table-cell table:formula="of:=[$Victim.$S$3]" office:value-type="float" office:value="1.54994959595466">
            <text:p>1,549949596</text:p>
          </table:table-cell>
          <table:table-cell table:formula="of:=[$Attacker.$S$3]" office:value-type="float" office:value="1.54994959595466">
            <text:p>1,549949596</text:p>
          </table:table-cell>
          <table:table-cell table:number-columns-repeated="4"/>
        </table:table-row>
        <table:table-row table:style-name="ro2">
          <table:table-cell table:formula="of:=[$Victim.$R$4]" office:value-type="float" office:value="0.875">
            <text:p>0,875</text:p>
          </table:table-cell>
          <table:table-cell table:formula="of:=[$Attacker.$R$4]" office:value-type="float" office:value="0.875">
            <text:p>0,875</text:p>
          </table:table-cell>
          <table:table-cell/>
          <table:table-cell table:formula="of:=[$Victim.$S$4]" office:value-type="float" office:value="1.11102430216445">
            <text:p>1,1110243022</text:p>
          </table:table-cell>
          <table:table-cell table:formula="of:=[$Attacker.$S$4]" office:value-type="float" office:value="1.11102430216445">
            <text:p>1,1110243022</text:p>
          </table:table-cell>
          <table:table-cell table:number-columns-repeated="4"/>
        </table:table-row>
        <table:table-row table:style-name="ro2">
          <table:table-cell table:formula="of:=[$Victim.$R$5]" office:value-type="float" office:value="0.6875">
            <text:p>0,6875</text:p>
          </table:table-cell>
          <table:table-cell table:formula="of:=[$Attacker.$R$5]" office:value-type="float" office:value="0.6875">
            <text:p>0,6875</text:p>
          </table:table-cell>
          <table:table-cell/>
          <table:table-cell table:formula="of:=[$Victim.$S$5]" office:value-type="float" office:value="0.845484328654293">
            <text:p>0,8454843287</text:p>
          </table:table-cell>
          <table:table-cell table:formula="of:=[$Attacker.$S$5]" office:value-type="float" office:value="0.845484328654293">
            <text:p>0,8454843287</text:p>
          </table:table-cell>
          <table:table-cell table:number-columns-repeated="4"/>
        </table:table-row>
        <table:table-row table:style-name="ro2">
          <table:table-cell table:formula="of:=[$Victim.$R$6]" office:value-type="float" office:value="3.8125">
            <text:p>3,8125</text:p>
          </table:table-cell>
          <table:table-cell table:formula="of:=[$Attacker.$R$6]" office:value-type="float" office:value="4.0625">
            <text:p>4,0625</text:p>
          </table:table-cell>
          <table:table-cell/>
          <table:table-cell table:formula="of:=[$Victim.$S$6]" office:value-type="float" office:value="1.58976216774711">
            <text:p>1,5897621677</text:p>
          </table:table-cell>
          <table:table-cell table:formula="of:=[$Attacker.$S$6]" office:value-type="float" office:value="1.24843652221489">
            <text:p>1,2484365222</text:p>
          </table:table-cell>
          <table:table-cell table:number-columns-repeated="4"/>
        </table:table-row>
        <table:table-row table:style-name="ro2">
          <table:table-cell table:formula="of:=[$Victim.$R$7]" office:value-type="float" office:value="1.75">
            <text:p>1,75</text:p>
          </table:table-cell>
          <table:table-cell table:formula="of:=[$Attacker.$R$7]" office:value-type="float" office:value="1.625">
            <text:p>1,625</text:p>
          </table:table-cell>
          <table:table-cell/>
          <table:table-cell table:formula="of:=[$Victim.$S$7]" office:value-type="float" office:value="0.968245836551854">
            <text:p>0,9682458366</text:p>
          </table:table-cell>
          <table:table-cell table:formula="of:=[$Attacker.$S$7]" office:value-type="float" office:value="0.7806247497998">
            <text:p>0,7806247498</text:p>
          </table:table-cell>
          <table:table-cell table:number-columns-repeated="4"/>
        </table:table-row>
        <table:table-row table:style-name="ro2">
          <table:table-cell table:formula="of:=[$Victim.$R$8]" office:value-type="float" office:value="1.875">
            <text:p>1,875</text:p>
          </table:table-cell>
          <table:table-cell table:formula="of:=[$Attacker.$R$8]" office:value-type="float" office:value="1.875">
            <text:p>1,875</text:p>
          </table:table-cell>
          <table:table-cell/>
          <table:table-cell table:formula="of:=[$Victim.$S$8]" office:value-type="float" office:value="0.484122918275927">
            <text:p>0,4841229183</text:p>
          </table:table-cell>
          <table:table-cell table:formula="of:=[$Attacker.$S$8]" office:value-type="float" office:value="0.484122918275927">
            <text:p>0,4841229183</text:p>
          </table:table-cell>
          <table:table-cell table:number-columns-repeated="4"/>
        </table:table-row>
        <table:table-row table:style-name="ro2">
          <table:table-cell table:formula="of:=[$Victim.$R$9]" office:value-type="float" office:value="1.625">
            <text:p>1,625</text:p>
          </table:table-cell>
          <table:table-cell table:formula="of:=[$Attacker.$R$9]" office:value-type="float" office:value="1.625">
            <text:p>1,625</text:p>
          </table:table-cell>
          <table:table-cell/>
          <table:table-cell table:formula="of:=[$Victim.$S$9]" office:value-type="float" office:value="0.7806247497998">
            <text:p>0,7806247498</text:p>
          </table:table-cell>
          <table:table-cell table:formula="of:=[$Attacker.$S$9]" office:value-type="float" office:value="0.7806247497998">
            <text:p>0,7806247498</text:p>
          </table:table-cell>
          <table:table-cell table:number-columns-repeated="4"/>
        </table:table-row>
        <table:table-row table:style-name="ro2">
          <table:table-cell table:formula="of:=[$Victim.$R$10]" office:value-type="float" office:value="0.125">
            <text:p>0,125</text:p>
          </table:table-cell>
          <table:table-cell table:formula="of:=[$Attacker.$R$10]" office:value-type="float" office:value="0">
            <text:p>0</text:p>
          </table:table-cell>
          <table:table-cell/>
          <table:table-cell table:formula="of:=[$Victim.$S$10]" office:value-type="float" office:value="0.484122918275927">
            <text:p>0,4841229183</text:p>
          </table:table-cell>
          <table:table-cell table:formula="of:=[$Attacker.$S$1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$Victim.$R$11]" office:value-type="float" office:value="27.375">
            <text:p>27,375</text:p>
          </table:table-cell>
          <table:table-cell table:formula="of:=[$Attacker.$R$11]" office:value-type="float" office:value="27.5625">
            <text:p>27,5625</text:p>
          </table:table-cell>
          <table:table-cell/>
          <table:table-cell table:formula="of:=[$Victim.$S$11]" office:value-type="float" office:value="53.7760111480946">
            <text:p>53,7760111481</text:p>
          </table:table-cell>
          <table:table-cell table:formula="of:=[$Attacker.$S$11]" office:value-type="float" office:value="53.8191052856697">
            <text:p>53,8191052857</text:p>
          </table:table-cell>
          <table:table-cell table:number-columns-repeated="4"/>
        </table:table-row>
        <table:table-row table:style-name="ro2">
          <table:table-cell table:formula="of:=[$Victim.$R$12]" office:value-type="float" office:value="41.5">
            <text:p>41,5</text:p>
          </table:table-cell>
          <table:table-cell table:formula="of:=[$Attacker.$R$12]" office:value-type="float" office:value="41.3125">
            <text:p>41,3125</text:p>
          </table:table-cell>
          <table:table-cell/>
          <table:table-cell table:formula="of:=[$Victim.$S$12]" office:value-type="float" office:value="83.625653958579">
            <text:p>83,6256539586</text:p>
          </table:table-cell>
          <table:table-cell table:formula="of:=[$Attacker.$S$12]" office:value-type="float" office:value="83.5409471082894">
            <text:p>83,5409471083</text:p>
          </table:table-cell>
          <table:table-cell table:number-columns-repeated="4"/>
        </table:table-row>
        <table:table-row table:style-name="ro2">
          <table:table-cell table:formula="of:=[$Victim.$R$13]" office:value-type="float" office:value="57.125">
            <text:p>57,125</text:p>
          </table:table-cell>
          <table:table-cell table:formula="of:=[$Attacker.$R$13]" office:value-type="float" office:value="57">
            <text:p>57</text:p>
          </table:table-cell>
          <table:table-cell/>
          <table:table-cell table:formula="of:=[$Victim.$S$13]" office:value-type="float" office:value="99.0554611063923">
            <text:p>99,0554611064</text:p>
          </table:table-cell>
          <table:table-cell table:formula="of:=[$Attacker.$S$13]" office:value-type="float" office:value="98.8527945988377">
            <text:p>98,8527945988</text:p>
          </table:table-cell>
          <table:table-cell table:number-columns-repeated="4"/>
        </table:table-row>
        <table:table-row table:style-name="ro2">
          <table:table-cell table:formula="of:=[$Victim.$R$14]" office:value-type="float" office:value="92.5">
            <text:p>92,5</text:p>
          </table:table-cell>
          <table:table-cell table:formula="of:=[$Attacker.$R$14]" office:value-type="float" office:value="100.1875">
            <text:p>100,1875</text:p>
          </table:table-cell>
          <table:table-cell/>
          <table:table-cell table:formula="of:=[$Victim.$S$14]" office:value-type="float" office:value="88.1688720581136">
            <text:p>88,1688720581</text:p>
          </table:table-cell>
          <table:table-cell table:formula="of:=[$Attacker.$S$14]" office:value-type="float" office:value="85.4131274673279">
            <text:p>85,4131274673</text:p>
          </table:table-cell>
          <table:table-cell table:number-columns-repeated="4"/>
        </table:table-row>
        <table:table-row table:style-name="ro2">
          <table:table-cell table:formula="of:=[$Victim.$R$15]" office:value-type="float" office:value="228.375">
            <text:p>228,375</text:p>
          </table:table-cell>
          <table:table-cell table:formula="of:=[$Attacker.$R$15]" office:value-type="float" office:value="229.25">
            <text:p>229,25</text:p>
          </table:table-cell>
          <table:table-cell/>
          <table:table-cell table:formula="of:=[$Victim.$S$15]" office:value-type="float" office:value="12.4140797081379">
            <text:p>12,4140797081</text:p>
          </table:table-cell>
          <table:table-cell table:formula="of:=[$Attacker.$S$15]" office:value-type="float" office:value="14.0423466699836">
            <text:p>14,04234667</text:p>
          </table:table-cell>
          <table:table-cell table:number-columns-repeated="4"/>
        </table:table-row>
        <table:table-row table:style-name="ro2">
          <table:table-cell table:formula="of:=[$Victim.$R$16]" office:value-type="float" office:value="231.5">
            <text:p>231,5</text:p>
          </table:table-cell>
          <table:table-cell table:formula="of:=[$Attacker.$R$16]" office:value-type="float" office:value="231.6875">
            <text:p>231,6875</text:p>
          </table:table-cell>
          <table:table-cell/>
          <table:table-cell table:formula="of:=[$Victim.$S$16]" office:value-type="float" office:value="10.988630487918">
            <text:p>10,9886304879</text:p>
          </table:table-cell>
          <table:table-cell table:formula="of:=[$Attacker.$S$16]" office:value-type="float" office:value="10.7570834220991">
            <text:p>10,7570834221</text:p>
          </table:table-cell>
          <table:table-cell table:number-columns-repeated="4"/>
        </table:table-row>
        <table:table-row table:style-name="ro2">
          <table:table-cell table:formula="of:=[$Victim.$R$17]" office:value-type="float" office:value="233.625">
            <text:p>233,625</text:p>
          </table:table-cell>
          <table:table-cell table:formula="of:=[$Attacker.$R$17]" office:value-type="float" office:value="233.625">
            <text:p>233,625</text:p>
          </table:table-cell>
          <table:table-cell/>
          <table:table-cell table:formula="of:=[$Victim.$S$17]" office:value-type="float" office:value="7.38981562692873">
            <text:p>7,3898156269</text:p>
          </table:table-cell>
          <table:table-cell table:formula="of:=[$Attacker.$S$17]" office:value-type="float" office:value="6.53715343249644">
            <text:p>6,5371534325</text:p>
          </table:table-cell>
          <table:table-cell table:number-columns-repeated="4"/>
        </table:table-row>
        <table:table-row table:style-name="ro2">
          <table:table-cell table:formula="of:=[$Victim.$R$18]" office:value-type="float" office:value="234.125">
            <text:p>234,125</text:p>
          </table:table-cell>
          <table:table-cell table:formula="of:=[$Attacker.$R$18]" office:value-type="float" office:value="233.1875">
            <text:p>233,1875</text:p>
          </table:table-cell>
          <table:table-cell/>
          <table:table-cell table:formula="of:=[$Victim.$S$18]" office:value-type="float" office:value="8.5868722477978">
            <text:p>8,5868722478</text:p>
          </table:table-cell>
          <table:table-cell table:formula="of:=[$Attacker.$S$18]" office:value-type="float" office:value="7.54336421963039">
            <text:p>7,5433642196</text:p>
          </table:table-cell>
          <table:table-cell table:number-columns-repeated="4"/>
        </table:table-row>
        <table:table-row table:style-name="ro2">
          <table:table-cell table:formula="of:=[$Victim.$R$19]" office:value-type="float" office:value="231.625">
            <text:p>231,625</text:p>
          </table:table-cell>
          <table:table-cell table:formula="of:=[$Attacker.$R$19]" office:value-type="float" office:value="231.25">
            <text:p>231,25</text:p>
          </table:table-cell>
          <table:table-cell/>
          <table:table-cell table:formula="of:=[$Victim.$S$19]" office:value-type="float" office:value="7.49061913328932">
            <text:p>7,4906191333</text:p>
          </table:table-cell>
          <table:table-cell table:formula="of:=[$Attacker.$S$19]" office:value-type="float" office:value="7.44563630591772">
            <text:p>7,4456363059</text:p>
          </table:table-cell>
          <table:table-cell table:number-columns-repeated="4"/>
        </table:table-row>
        <table:table-row table:style-name="ro2">
          <table:table-cell table:formula="of:=[$Victim.$R$20]" office:value-type="float" office:value="230.5">
            <text:p>230,5</text:p>
          </table:table-cell>
          <table:table-cell table:formula="of:=[$Attacker.$R$20]" office:value-type="float" office:value="233">
            <text:p>233</text:p>
          </table:table-cell>
          <table:table-cell/>
          <table:table-cell table:formula="of:=[$Victim.$S$20]" office:value-type="float" office:value="7.98435971133566">
            <text:p>7,9843597113</text:p>
          </table:table-cell>
          <table:table-cell table:formula="of:=[$Attacker.$S$20]" office:value-type="float" office:value="12.0623380818148">
            <text:p>12,0623380818</text:p>
          </table:table-cell>
          <table:table-cell table:number-columns-repeated="4"/>
        </table:table-row>
        <table:table-row table:style-name="ro2">
          <table:table-cell table:formula="of:=[$Victim.$R$21]" office:value-type="float" office:value="235.6875">
            <text:p>235,6875</text:p>
          </table:table-cell>
          <table:table-cell table:formula="of:=[$Attacker.$R$21]" office:value-type="float" office:value="235.25">
            <text:p>235,25</text:p>
          </table:table-cell>
          <table:table-cell/>
          <table:table-cell table:formula="of:=[$Victim.$S$21]" office:value-type="float" office:value="16.7620059584168">
            <text:p>16,7620059584</text:p>
          </table:table-cell>
          <table:table-cell table:formula="of:=[$Attacker.$S$21]" office:value-type="float" office:value="16.4183586268543">
            <text:p>16,4183586269</text:p>
          </table:table-cell>
          <table:table-cell table:number-columns-repeated="4"/>
        </table:table-row>
        <table:table-row table:style-name="ro2">
          <table:table-cell table:formula="of:=[$Victim.$R$22]" office:value-type="float" office:value="234.0625">
            <text:p>234,0625</text:p>
          </table:table-cell>
          <table:table-cell table:formula="of:=[$Attacker.$R$22]" office:value-type="float" office:value="233.75">
            <text:p>233,75</text:p>
          </table:table-cell>
          <table:table-cell/>
          <table:table-cell table:formula="of:=[$Victim.$S$22]" office:value-type="float" office:value="16.0875291375028">
            <text:p>16,0875291375</text:p>
          </table:table-cell>
          <table:table-cell table:formula="of:=[$Attacker.$S$22]" office:value-type="float" office:value="14.2412253686261">
            <text:p>14,2412253686</text:p>
          </table:table-cell>
          <table:table-cell table:number-columns-repeated="4"/>
        </table:table-row>
        <table:table-row table:style-name="ro2">
          <table:table-cell table:formula="of:=[$Victim.$R$23]" office:value-type="float" office:value="233.1875">
            <text:p>233,1875</text:p>
          </table:table-cell>
          <table:table-cell table:formula="of:=[$Attacker.$R$23]" office:value-type="float" office:value="233.375">
            <text:p>233,375</text:p>
          </table:table-cell>
          <table:table-cell/>
          <table:table-cell table:formula="of:=[$Victim.$S$23]" office:value-type="float" office:value="12.9866217219876">
            <text:p>12,986621722</text:p>
          </table:table-cell>
          <table:table-cell table:formula="of:=[$Attacker.$S$23]" office:value-type="float" office:value="13.8738738281707">
            <text:p>13,8738738282</text:p>
          </table:table-cell>
          <table:table-cell table:number-columns-repeated="4"/>
        </table:table-row>
        <table:table-row table:style-name="ro2">
          <table:table-cell table:formula="of:=[$Victim.$R$24]" office:value-type="float" office:value="236.0625">
            <text:p>236,0625</text:p>
          </table:table-cell>
          <table:table-cell table:formula="of:=[$Attacker.$R$24]" office:value-type="float" office:value="235.875">
            <text:p>235,875</text:p>
          </table:table-cell>
          <table:table-cell/>
          <table:table-cell table:formula="of:=[$Victim.$S$24]" office:value-type="float" office:value="11.4043234674399">
            <text:p>11,4043234674</text:p>
          </table:table-cell>
          <table:table-cell table:formula="of:=[$Attacker.$S$24]" office:value-type="float" office:value="10.7405481703682">
            <text:p>10,7405481704</text:p>
          </table:table-cell>
          <table:table-cell table:number-columns-repeated="4"/>
        </table:table-row>
        <table:table-row table:style-name="ro2">
          <table:table-cell table:formula="of:=[$Victim.$R$25]" office:value-type="float" office:value="234.875">
            <text:p>234,875</text:p>
          </table:table-cell>
          <table:table-cell table:formula="of:=[$Attacker.$R$25]" office:value-type="float" office:value="234.25">
            <text:p>234,25</text:p>
          </table:table-cell>
          <table:table-cell/>
          <table:table-cell table:formula="of:=[$Victim.$S$25]" office:value-type="float" office:value="13.6559281998698">
            <text:p>13,6559281999</text:p>
          </table:table-cell>
          <table:table-cell table:formula="of:=[$Attacker.$S$25]" office:value-type="float" office:value="12.607041683123">
            <text:p>12,6070416831</text:p>
          </table:table-cell>
          <table:table-cell table:number-columns-repeated="4"/>
        </table:table-row>
        <table:table-row table:style-name="ro2">
          <table:table-cell table:formula="of:=[$Victim.$R$26]" office:value-type="float" office:value="228.5">
            <text:p>228,5</text:p>
          </table:table-cell>
          <table:table-cell table:formula="of:=[$Attacker.$R$26]" office:value-type="float" office:value="229.125">
            <text:p>229,125</text:p>
          </table:table-cell>
          <table:table-cell/>
          <table:table-cell table:formula="of:=[$Victim.$S$26]" office:value-type="float" office:value="12.3389626792531">
            <text:p>12,3389626793</text:p>
          </table:table-cell>
          <table:table-cell table:formula="of:=[$Attacker.$S$26]" office:value-type="float" office:value="12.4090440808307">
            <text:p>12,4090440808</text:p>
          </table:table-cell>
          <table:table-cell table:number-columns-repeated="4"/>
        </table:table-row>
        <table:table-row table:style-name="ro2">
          <table:table-cell table:formula="of:=[$Victim.$R$27]" office:value-type="float" office:value="232.875">
            <text:p>232,875</text:p>
          </table:table-cell>
          <table:table-cell table:formula="of:=[$Attacker.$R$27]" office:value-type="float" office:value="232.5625">
            <text:p>232,5625</text:p>
          </table:table-cell>
          <table:table-cell/>
          <table:table-cell table:formula="of:=[$Victim.$S$27]" office:value-type="float" office:value="10.2461883156616">
            <text:p>10,2461883157</text:p>
          </table:table-cell>
          <table:table-cell table:formula="of:=[$Attacker.$S$27]" office:value-type="float" office:value="10.1302069944301">
            <text:p>10,1302069944</text:p>
          </table:table-cell>
          <table:table-cell table:number-columns-repeated="4"/>
        </table:table-row>
        <table:table-row table:style-name="ro2">
          <table:table-cell table:formula="of:=[$Victim.$R$28]" office:value-type="float" office:value="231.25">
            <text:p>231,25</text:p>
          </table:table-cell>
          <table:table-cell table:formula="of:=[$Attacker.$R$28]" office:value-type="float" office:value="230.375">
            <text:p>230,375</text:p>
          </table:table-cell>
          <table:table-cell/>
          <table:table-cell table:formula="of:=[$Victim.$S$28]" office:value-type="float" office:value="13.2452821789496">
            <text:p>13,2452821789</text:p>
          </table:table-cell>
          <table:table-cell table:formula="of:=[$Attacker.$S$28]" office:value-type="float" office:value="12.1494598645372">
            <text:p>12,1494598645</text:p>
          </table:table-cell>
          <table:table-cell table:number-columns-repeated="4"/>
        </table:table-row>
        <table:table-row table:style-name="ro2">
          <table:table-cell table:formula="of:=[$Victim.$R$29]" office:value-type="float" office:value="228.625">
            <text:p>228,625</text:p>
          </table:table-cell>
          <table:table-cell table:formula="of:=[$Attacker.$R$29]" office:value-type="float" office:value="229.125">
            <text:p>229,125</text:p>
          </table:table-cell>
          <table:table-cell/>
          <table:table-cell table:formula="of:=[$Victim.$S$29]" office:value-type="float" office:value="10.4335696192626">
            <text:p>10,4335696193</text:p>
          </table:table-cell>
          <table:table-cell table:formula="of:=[$Attacker.$S$29]" office:value-type="float" office:value="11.6558729831789">
            <text:p>11,6558729832</text:p>
          </table:table-cell>
          <table:table-cell table:number-columns-repeated="4"/>
        </table:table-row>
        <table:table-row table:style-name="ro2">
          <table:table-cell table:formula="of:=[$Victim.$R$30]" office:value-type="float" office:value="230.125">
            <text:p>230,125</text:p>
          </table:table-cell>
          <table:table-cell table:formula="of:=[$Attacker.$R$30]" office:value-type="float" office:value="231">
            <text:p>231</text:p>
          </table:table-cell>
          <table:table-cell/>
          <table:table-cell table:formula="of:=[$Victim.$S$30]" office:value-type="float" office:value="11.1684544588766">
            <text:p>11,1684544589</text:p>
          </table:table-cell>
          <table:table-cell table:formula="of:=[$Attacker.$S$30]" office:value-type="float" office:value="11.8110118110177">
            <text:p>11,811011811</text:p>
          </table:table-cell>
          <table:table-cell table:number-columns-repeated="4"/>
        </table:table-row>
        <table:table-row table:style-name="ro2">
          <table:table-cell table:formula="of:=[$Victim.$R$31]" office:value-type="float" office:value="233.625">
            <text:p>233,625</text:p>
          </table:table-cell>
          <table:table-cell table:formula="of:=[$Attacker.$R$31]" office:value-type="float" office:value="233">
            <text:p>233</text:p>
          </table:table-cell>
          <table:table-cell/>
          <table:table-cell table:formula="of:=[$Victim.$S$31]" office:value-type="float" office:value="10.2766422045335">
            <text:p>10,2766422045</text:p>
          </table:table-cell>
          <table:table-cell table:formula="of:=[$Attacker.$S$31]" office:value-type="float" office:value="8.87411967464942">
            <text:p>8,8741196746</text:p>
          </table:table-cell>
          <table:table-cell table:number-columns-repeated="4"/>
        </table:table-row>
        <table:table-row table:style-name="ro2">
          <table:table-cell table:formula="of:=[$Victim.$R$32]" office:value-type="float" office:value="237">
            <text:p>237</text:p>
          </table:table-cell>
          <table:table-cell table:formula="of:=[$Attacker.$R$32]" office:value-type="float" office:value="236.5">
            <text:p>236,5</text:p>
          </table:table-cell>
          <table:table-cell/>
          <table:table-cell table:formula="of:=[$Victim.$S$32]" office:value-type="float" office:value="12.9807549857472">
            <text:p>12,9807549857</text:p>
          </table:table-cell>
          <table:table-cell table:formula="of:=[$Attacker.$S$32]" office:value-type="float" office:value="12.6737918556366">
            <text:p>12,6737918556</text:p>
          </table:table-cell>
          <table:table-cell table:number-columns-repeated="4"/>
        </table:table-row>
        <table:table-row table:style-name="ro2">
          <table:table-cell table:formula="of:=[$Victim.$R$33]" office:value-type="float" office:value="233.75">
            <text:p>233,75</text:p>
          </table:table-cell>
          <table:table-cell table:formula="of:=[$Attacker.$R$33]" office:value-type="float" office:value="235.0625">
            <text:p>235,0625</text:p>
          </table:table-cell>
          <table:table-cell/>
          <table:table-cell table:formula="of:=[$Victim.$S$33]" office:value-type="float" office:value="10.2194667179848">
            <text:p>10,219466718</text:p>
          </table:table-cell>
          <table:table-cell table:formula="of:=[$Attacker.$S$33]" office:value-type="float" office:value="10.939999714351">
            <text:p>10,9399997144</text:p>
          </table:table-cell>
          <table:table-cell table:number-columns-repeated="4"/>
        </table:table-row>
        <table:table-row table:style-name="ro2">
          <table:table-cell table:formula="of:=[$Victim.$R$34]" office:value-type="float" office:value="234.25">
            <text:p>234,25</text:p>
          </table:table-cell>
          <table:table-cell table:formula="of:=[$Attacker.$R$34]" office:value-type="float" office:value="234.125">
            <text:p>234,125</text:p>
          </table:table-cell>
          <table:table-cell/>
          <table:table-cell table:formula="of:=[$Victim.$S$34]" office:value-type="float" office:value="12.5822295321616">
            <text:p>12,5822295322</text:p>
          </table:table-cell>
          <table:table-cell table:formula="of:=[$Attacker.$S$34]" office:value-type="float" office:value="13.3925119003121">
            <text:p>13,3925119003</text:p>
          </table:table-cell>
          <table:table-cell table:number-columns-repeated="4"/>
        </table:table-row>
        <table:table-row table:style-name="ro2">
          <table:table-cell table:formula="of:=[$Victim.$R$35]" office:value-type="float" office:value="230.625">
            <text:p>230,625</text:p>
          </table:table-cell>
          <table:table-cell table:formula="of:=[$Attacker.$R$35]" office:value-type="float" office:value="229.8125">
            <text:p>229,8125</text:p>
          </table:table-cell>
          <table:table-cell/>
          <table:table-cell table:formula="of:=[$Victim.$S$35]" office:value-type="float" office:value="10.552695153372">
            <text:p>10,5526951534</text:p>
          </table:table-cell>
          <table:table-cell table:formula="of:=[$Attacker.$S$35]" office:value-type="float" office:value="8.27812441015475">
            <text:p>8,2781244102</text:p>
          </table:table-cell>
          <table:table-cell table:number-columns-repeated="4"/>
        </table:table-row>
        <table:table-row table:style-name="ro2">
          <table:table-cell table:formula="of:=[$Victim.$R$36]" office:value-type="float" office:value="228.5">
            <text:p>228,5</text:p>
          </table:table-cell>
          <table:table-cell table:formula="of:=[$Attacker.$R$36]" office:value-type="float" office:value="228.5625">
            <text:p>228,5625</text:p>
          </table:table-cell>
          <table:table-cell/>
          <table:table-cell table:formula="of:=[$Victim.$S$36]" office:value-type="float" office:value="8.38152730712011">
            <text:p>8,3815273071</text:p>
          </table:table-cell>
          <table:table-cell table:formula="of:=[$Attacker.$S$36]" office:value-type="float" office:value="8.24597439663743">
            <text:p>8,2459743966</text:p>
          </table:table-cell>
          <table:table-cell table:number-columns-repeated="4"/>
        </table:table-row>
        <table:table-row table:style-name="ro5">
          <table:table-cell table:formula="of:=[$Victim.$R$37]" office:value-type="float" office:value="231">
            <text:p>231</text:p>
          </table:table-cell>
          <table:table-cell table:formula="of:=[$Attacker.$R$37]" office:value-type="float" office:value="231.875">
            <text:p>231,875</text:p>
          </table:table-cell>
          <table:table-cell/>
          <table:table-cell table:formula="of:=[$Victim.$S$37]" office:value-type="float" office:value="7.41619848709566">
            <text:p>7,4161984871</text:p>
          </table:table-cell>
          <table:table-cell table:formula="of:=[$Attacker.$S$37]" office:value-type="float" office:value="8.60141703441939">
            <text:p>8,6014170344</text:p>
          </table:table-cell>
          <table:table-cell table:number-columns-repeated="2"/>
          <table:table-cell office:value-type="string">
            <text:p>qtd Attacker</text:p>
          </table:table-cell>
          <table:table-cell table:formula="of:=SUM([.B2:.B500])" office:value-type="float" office:value="20032.1794871795">
            <text:p>20032,1794871795</text:p>
          </table:table-cell>
        </table:table-row>
        <table:table-row table:style-name="ro5">
          <table:table-cell table:formula="of:=[$Victim.$R$38]" office:value-type="float" office:value="232.25">
            <text:p>232,25</text:p>
          </table:table-cell>
          <table:table-cell table:formula="of:=[$Attacker.$R$38]" office:value-type="float" office:value="232.0625">
            <text:p>232,0625</text:p>
          </table:table-cell>
          <table:table-cell/>
          <table:table-cell table:formula="of:=[$Victim.$S$38]" office:value-type="float" office:value="6.99553428981661">
            <text:p>6,9955342898</text:p>
          </table:table-cell>
          <table:table-cell table:formula="of:=[$Attacker.$S$38]" office:value-type="float" office:value="6.94144032244029">
            <text:p>6,9414403224</text:p>
          </table:table-cell>
          <table:table-cell table:number-columns-repeated="2"/>
          <table:table-cell office:value-type="string">
            <text:p>qtd Victim</text:p>
          </table:table-cell>
          <table:table-cell table:formula="of:=SUM([.A2:.A500])" office:value-type="float" office:value="20029.7419871795">
            <text:p>20029,7419871795</text:p>
          </table:table-cell>
        </table:table-row>
        <table:table-row table:style-name="ro2">
          <table:table-cell table:formula="of:=[$Victim.$R$39]" office:value-type="float" office:value="229.875">
            <text:p>229,875</text:p>
          </table:table-cell>
          <table:table-cell table:formula="of:=[$Attacker.$R$39]" office:value-type="float" office:value="229.75">
            <text:p>229,75</text:p>
          </table:table-cell>
          <table:table-cell/>
          <table:table-cell table:formula="of:=[$Victim.$S$39]" office:value-type="float" office:value="8.70254991367473">
            <text:p>8,7025499137</text:p>
          </table:table-cell>
          <table:table-cell table:formula="of:=[$Attacker.$S$39]" office:value-type="float" office:value="7.94905654779232">
            <text:p>7,9490565478</text:p>
          </table:table-cell>
          <table:table-cell table:number-columns-repeated="4"/>
        </table:table-row>
        <table:table-row table:style-name="ro2">
          <table:table-cell table:formula="of:=[$Victim.$R$40]" office:value-type="float" office:value="238.3125">
            <text:p>238,3125</text:p>
          </table:table-cell>
          <table:table-cell table:formula="of:=[$Attacker.$R$40]" office:value-type="float" office:value="238.375">
            <text:p>238,375</text:p>
          </table:table-cell>
          <table:table-cell/>
          <table:table-cell table:formula="of:=[$Victim.$S$40]" office:value-type="float" office:value="10.1471593931504">
            <text:p>10,1471593932</text:p>
          </table:table-cell>
          <table:table-cell table:formula="of:=[$Attacker.$S$40]" office:value-type="float" office:value="10.5289778706197">
            <text:p>10,5289778706</text:p>
          </table:table-cell>
          <table:table-cell table:number-columns-repeated="4"/>
        </table:table-row>
        <table:table-row table:style-name="ro2">
          <table:table-cell table:formula="of:=[$Victim.$R$41]" office:value-type="float" office:value="233.3125">
            <text:p>233,3125</text:p>
          </table:table-cell>
          <table:table-cell table:formula="of:=[$Attacker.$R$41]" office:value-type="float" office:value="232.875">
            <text:p>232,875</text:p>
          </table:table-cell>
          <table:table-cell/>
          <table:table-cell table:formula="of:=[$Victim.$S$41]" office:value-type="float" office:value="12.3426027947917">
            <text:p>12,3426027948</text:p>
          </table:table-cell>
          <table:table-cell table:formula="of:=[$Attacker.$S$41]" office:value-type="float" office:value="11.1460475057305">
            <text:p>11,1460475057</text:p>
          </table:table-cell>
          <table:table-cell table:number-columns-repeated="4"/>
        </table:table-row>
        <table:table-row table:style-name="ro2">
          <table:table-cell table:formula="of:=[$Victim.$R$42]" office:value-type="float" office:value="229.3125">
            <text:p>229,3125</text:p>
          </table:table-cell>
          <table:table-cell table:formula="of:=[$Attacker.$R$42]" office:value-type="float" office:value="230.625">
            <text:p>230,625</text:p>
          </table:table-cell>
          <table:table-cell/>
          <table:table-cell table:formula="of:=[$Victim.$S$42]" office:value-type="float" office:value="10.0419043886108">
            <text:p>10,0419043886</text:p>
          </table:table-cell>
          <table:table-cell table:formula="of:=[$Attacker.$S$42]" office:value-type="float" office:value="10.6938942859933">
            <text:p>10,693894286</text:p>
          </table:table-cell>
          <table:table-cell table:number-columns-repeated="4"/>
        </table:table-row>
        <table:table-row table:style-name="ro2">
          <table:table-cell table:formula="of:=[$Victim.$R$43]" office:value-type="float" office:value="226.375">
            <text:p>226,375</text:p>
          </table:table-cell>
          <table:table-cell table:formula="of:=[$Attacker.$R$43]" office:value-type="float" office:value="227.125">
            <text:p>227,125</text:p>
          </table:table-cell>
          <table:table-cell/>
          <table:table-cell table:formula="of:=[$Victim.$S$43]" office:value-type="float" office:value="6.52758569457345">
            <text:p>6,5275856946</text:p>
          </table:table-cell>
          <table:table-cell table:formula="of:=[$Attacker.$S$43]" office:value-type="float" office:value="7.96770826524164">
            <text:p>7,9677082652</text:p>
          </table:table-cell>
          <table:table-cell table:number-columns-repeated="4"/>
        </table:table-row>
        <table:table-row table:style-name="ro2">
          <table:table-cell table:formula="of:=[$Victim.$R$44]" office:value-type="float" office:value="227.875">
            <text:p>227,875</text:p>
          </table:table-cell>
          <table:table-cell table:formula="of:=[$Attacker.$R$44]" office:value-type="float" office:value="228.5625">
            <text:p>228,5625</text:p>
          </table:table-cell>
          <table:table-cell/>
          <table:table-cell table:formula="of:=[$Victim.$S$44]" office:value-type="float" office:value="11.9471492415555">
            <text:p>11,9471492416</text:p>
          </table:table-cell>
          <table:table-cell table:formula="of:=[$Attacker.$S$44]" office:value-type="float" office:value="12.2472892408892">
            <text:p>12,2472892409</text:p>
          </table:table-cell>
          <table:table-cell table:number-columns-repeated="4"/>
        </table:table-row>
        <table:table-row table:style-name="ro2">
          <table:table-cell table:formula="of:=[$Victim.$R$45]" office:value-type="float" office:value="232.875">
            <text:p>232,875</text:p>
          </table:table-cell>
          <table:table-cell table:formula="of:=[$Attacker.$R$45]" office:value-type="float" office:value="232.25">
            <text:p>232,25</text:p>
          </table:table-cell>
          <table:table-cell/>
          <table:table-cell table:formula="of:=[$Victim.$S$45]" office:value-type="float" office:value="11.8103503334999">
            <text:p>11,8103503335</text:p>
          </table:table-cell>
          <table:table-cell table:formula="of:=[$Attacker.$S$45]" office:value-type="float" office:value="10.6624340560681">
            <text:p>10,6624340561</text:p>
          </table:table-cell>
          <table:table-cell table:number-columns-repeated="4"/>
        </table:table-row>
        <table:table-row table:style-name="ro2">
          <table:table-cell table:formula="of:=[$Victim.$R$46]" office:value-type="float" office:value="231.25">
            <text:p>231,25</text:p>
          </table:table-cell>
          <table:table-cell table:formula="of:=[$Attacker.$R$46]" office:value-type="float" office:value="229.375">
            <text:p>229,375</text:p>
          </table:table-cell>
          <table:table-cell/>
          <table:table-cell table:formula="of:=[$Victim.$S$46]" office:value-type="float" office:value="7.77415590273311">
            <text:p>7,7741559027</text:p>
          </table:table-cell>
          <table:table-cell table:formula="of:=[$Attacker.$S$46]" office:value-type="float" office:value="6.2836593637784">
            <text:p>6,2836593638</text:p>
          </table:table-cell>
          <table:table-cell table:number-columns-repeated="4"/>
        </table:table-row>
        <table:table-row table:style-name="ro2">
          <table:table-cell table:formula="of:=[$Victim.$R$47]" office:value-type="float" office:value="229.5">
            <text:p>229,5</text:p>
          </table:table-cell>
          <table:table-cell table:formula="of:=[$Attacker.$R$47]" office:value-type="float" office:value="231.8125">
            <text:p>231,8125</text:p>
          </table:table-cell>
          <table:table-cell/>
          <table:table-cell table:formula="of:=[$Victim.$S$47]" office:value-type="float" office:value="8.44097150806707">
            <text:p>8,4409715081</text:p>
          </table:table-cell>
          <table:table-cell table:formula="of:=[$Attacker.$S$47]" office:value-type="float" office:value="8.55291434249169">
            <text:p>8,5529143425</text:p>
          </table:table-cell>
          <table:table-cell table:number-columns-repeated="4"/>
        </table:table-row>
        <table:table-row table:style-name="ro2">
          <table:table-cell table:formula="of:=[$Victim.$R$48]" office:value-type="float" office:value="224.875">
            <text:p>224,875</text:p>
          </table:table-cell>
          <table:table-cell table:formula="of:=[$Attacker.$R$48]" office:value-type="float" office:value="224.125">
            <text:p>224,125</text:p>
          </table:table-cell>
          <table:table-cell/>
          <table:table-cell table:formula="of:=[$Victim.$S$48]" office:value-type="float" office:value="10.8159315363957">
            <text:p>10,8159315364</text:p>
          </table:table-cell>
          <table:table-cell table:formula="of:=[$Attacker.$S$48]" office:value-type="float" office:value="9.67519379650868">
            <text:p>9,6751937965</text:p>
          </table:table-cell>
          <table:table-cell table:number-columns-repeated="4"/>
        </table:table-row>
        <table:table-row table:style-name="ro2">
          <table:table-cell table:formula="of:=[$Victim.$R$49]" office:value-type="float" office:value="232.25">
            <text:p>232,25</text:p>
          </table:table-cell>
          <table:table-cell table:formula="of:=[$Attacker.$R$49]" office:value-type="float" office:value="233.0625">
            <text:p>233,0625</text:p>
          </table:table-cell>
          <table:table-cell/>
          <table:table-cell table:formula="of:=[$Victim.$S$49]" office:value-type="float" office:value="9.35080210463252">
            <text:p>9,3508021046</text:p>
          </table:table-cell>
          <table:table-cell table:formula="of:=[$Attacker.$S$49]" office:value-type="float" office:value="11.8610114977602">
            <text:p>11,8610114978</text:p>
          </table:table-cell>
          <table:table-cell table:number-columns-repeated="4"/>
        </table:table-row>
        <table:table-row table:style-name="ro2">
          <table:table-cell table:formula="of:=[$Victim.$R$50]" office:value-type="float" office:value="231.125">
            <text:p>231,125</text:p>
          </table:table-cell>
          <table:table-cell table:formula="of:=[$Attacker.$R$50]" office:value-type="float" office:value="229.4375">
            <text:p>229,4375</text:p>
          </table:table-cell>
          <table:table-cell/>
          <table:table-cell table:formula="of:=[$Victim.$S$50]" office:value-type="float" office:value="11.8314992710138">
            <text:p>11,831499271</text:p>
          </table:table-cell>
          <table:table-cell table:formula="of:=[$Attacker.$S$50]" office:value-type="float" office:value="9.17175521642395">
            <text:p>9,1717552164</text:p>
          </table:table-cell>
          <table:table-cell table:number-columns-repeated="4"/>
        </table:table-row>
        <table:table-row table:style-name="ro2">
          <table:table-cell table:formula="of:=[$Victim.$R$51]" office:value-type="float" office:value="227.25">
            <text:p>227,25</text:p>
          </table:table-cell>
          <table:table-cell table:formula="of:=[$Attacker.$R$51]" office:value-type="float" office:value="228.6875">
            <text:p>228,6875</text:p>
          </table:table-cell>
          <table:table-cell/>
          <table:table-cell table:formula="of:=[$Victim.$S$51]" office:value-type="float" office:value="8.99652710772329">
            <text:p>8,9965271077</text:p>
          </table:table-cell>
          <table:table-cell table:formula="of:=[$Attacker.$S$51]" office:value-type="float" office:value="10.9813407082196">
            <text:p>10,9813407082</text:p>
          </table:table-cell>
          <table:table-cell table:number-columns-repeated="4"/>
        </table:table-row>
        <table:table-row table:style-name="ro2">
          <table:table-cell table:formula="of:=[$Victim.$R$52]" office:value-type="float" office:value="231.125">
            <text:p>231,125</text:p>
          </table:table-cell>
          <table:table-cell table:formula="of:=[$Attacker.$R$52]" office:value-type="float" office:value="230.8125">
            <text:p>230,8125</text:p>
          </table:table-cell>
          <table:table-cell/>
          <table:table-cell table:formula="of:=[$Victim.$S$52]" office:value-type="float" office:value="11.2908978828081">
            <text:p>11,2908978828</text:p>
          </table:table-cell>
          <table:table-cell table:formula="of:=[$Attacker.$S$52]" office:value-type="float" office:value="10.7309060078821">
            <text:p>10,7309060079</text:p>
          </table:table-cell>
          <table:table-cell table:number-columns-repeated="4"/>
        </table:table-row>
        <table:table-row table:style-name="ro2">
          <table:table-cell table:formula="of:=[$Victim.$R$53]" office:value-type="float" office:value="236.3125">
            <text:p>236,3125</text:p>
          </table:table-cell>
          <table:table-cell table:formula="of:=[$Attacker.$R$53]" office:value-type="float" office:value="235.375">
            <text:p>235,375</text:p>
          </table:table-cell>
          <table:table-cell/>
          <table:table-cell table:formula="of:=[$Victim.$S$53]" office:value-type="float" office:value="11.75648092543">
            <text:p>11,7564809254</text:p>
          </table:table-cell>
          <table:table-cell table:formula="of:=[$Attacker.$S$53]" office:value-type="float" office:value="11.1684544588766">
            <text:p>11,1684544589</text:p>
          </table:table-cell>
          <table:table-cell table:number-columns-repeated="4"/>
        </table:table-row>
        <table:table-row table:style-name="ro2">
          <table:table-cell table:formula="of:=[$Victim.$R$54]" office:value-type="float" office:value="232.4375">
            <text:p>232,4375</text:p>
          </table:table-cell>
          <table:table-cell table:formula="of:=[$Attacker.$R$54]" office:value-type="float" office:value="233.75">
            <text:p>233,75</text:p>
          </table:table-cell>
          <table:table-cell/>
          <table:table-cell table:formula="of:=[$Victim.$S$54]" office:value-type="float" office:value="5.41951047143559">
            <text:p>5,4195104714</text:p>
          </table:table-cell>
          <table:table-cell table:formula="of:=[$Attacker.$S$54]" office:value-type="float" office:value="7.04006392016436">
            <text:p>7,0400639202</text:p>
          </table:table-cell>
          <table:table-cell table:number-columns-repeated="4"/>
        </table:table-row>
        <table:table-row table:style-name="ro2">
          <table:table-cell table:formula="of:=[$Victim.$R$55]" office:value-type="float" office:value="236.125">
            <text:p>236,125</text:p>
          </table:table-cell>
          <table:table-cell table:formula="of:=[$Attacker.$R$55]" office:value-type="float" office:value="234.625">
            <text:p>234,625</text:p>
          </table:table-cell>
          <table:table-cell/>
          <table:table-cell table:formula="of:=[$Victim.$S$55]" office:value-type="float" office:value="12.7763208710489">
            <text:p>12,776320871</text:p>
          </table:table-cell>
          <table:table-cell table:formula="of:=[$Attacker.$S$55]" office:value-type="float" office:value="11.1010979186745">
            <text:p>11,1010979187</text:p>
          </table:table-cell>
          <table:table-cell table:number-columns-repeated="4"/>
        </table:table-row>
        <table:table-row table:style-name="ro2">
          <table:table-cell table:formula="of:=[$Victim.$R$56]" office:value-type="float" office:value="232.875">
            <text:p>232,875</text:p>
          </table:table-cell>
          <table:table-cell table:formula="of:=[$Attacker.$R$56]" office:value-type="float" office:value="232.6875">
            <text:p>232,6875</text:p>
          </table:table-cell>
          <table:table-cell/>
          <table:table-cell table:formula="of:=[$Victim.$S$56]" office:value-type="float" office:value="10.2217598778293">
            <text:p>10,2217598778</text:p>
          </table:table-cell>
          <table:table-cell table:formula="of:=[$Attacker.$S$56]" office:value-type="float" office:value="10.3544600897391">
            <text:p>10,3544600897</text:p>
          </table:table-cell>
          <table:table-cell table:number-columns-repeated="4"/>
        </table:table-row>
        <table:table-row table:style-name="ro2">
          <table:table-cell table:formula="of:=[$Victim.$R$57]" office:value-type="float" office:value="233.4375">
            <text:p>233,4375</text:p>
          </table:table-cell>
          <table:table-cell table:formula="of:=[$Attacker.$R$57]" office:value-type="float" office:value="234.5625">
            <text:p>234,5625</text:p>
          </table:table-cell>
          <table:table-cell/>
          <table:table-cell table:formula="of:=[$Victim.$S$57]" office:value-type="float" office:value="9.89929763922673">
            <text:p>9,8992976392</text:p>
          </table:table-cell>
          <table:table-cell table:formula="of:=[$Attacker.$S$57]" office:value-type="float" office:value="9.80413656320637">
            <text:p>9,8041365632</text:p>
          </table:table-cell>
          <table:table-cell table:number-columns-repeated="4"/>
        </table:table-row>
        <table:table-row table:style-name="ro2">
          <table:table-cell table:formula="of:=[$Victim.$R$58]" office:value-type="float" office:value="229.8125">
            <text:p>229,8125</text:p>
          </table:table-cell>
          <table:table-cell table:formula="of:=[$Attacker.$R$58]" office:value-type="float" office:value="229.4375">
            <text:p>229,4375</text:p>
          </table:table-cell>
          <table:table-cell/>
          <table:table-cell table:formula="of:=[$Victim.$S$58]" office:value-type="float" office:value="8.76226818523606">
            <text:p>8,7622681852</text:p>
          </table:table-cell>
          <table:table-cell table:formula="of:=[$Attacker.$S$58]" office:value-type="float" office:value="8.85980212815162">
            <text:p>8,8598021282</text:p>
          </table:table-cell>
          <table:table-cell table:number-columns-repeated="4"/>
        </table:table-row>
        <table:table-row table:style-name="ro2">
          <table:table-cell table:formula="of:=[$Victim.$R$59]" office:value-type="float" office:value="228.875">
            <text:p>228,875</text:p>
          </table:table-cell>
          <table:table-cell table:formula="of:=[$Attacker.$R$59]" office:value-type="float" office:value="228.9375">
            <text:p>228,9375</text:p>
          </table:table-cell>
          <table:table-cell/>
          <table:table-cell table:formula="of:=[$Victim.$S$59]" office:value-type="float" office:value="11.7040324247671">
            <text:p>11,7040324248</text:p>
          </table:table-cell>
          <table:table-cell table:formula="of:=[$Attacker.$S$59]" office:value-type="float" office:value="11.3713936590903">
            <text:p>11,3713936591</text:p>
          </table:table-cell>
          <table:table-cell table:number-columns-repeated="4"/>
        </table:table-row>
        <table:table-row table:style-name="ro2">
          <table:table-cell table:formula="of:=[$Victim.$R$60]" office:value-type="float" office:value="231.125">
            <text:p>231,125</text:p>
          </table:table-cell>
          <table:table-cell table:formula="of:=[$Attacker.$R$60]" office:value-type="float" office:value="232.125">
            <text:p>232,125</text:p>
          </table:table-cell>
          <table:table-cell/>
          <table:table-cell table:formula="of:=[$Victim.$S$60]" office:value-type="float" office:value="9.05452235073723">
            <text:p>9,0545223507</text:p>
          </table:table-cell>
          <table:table-cell table:formula="of:=[$Attacker.$S$60]" office:value-type="float" office:value="10.8159315363957">
            <text:p>10,8159315364</text:p>
          </table:table-cell>
          <table:table-cell table:number-columns-repeated="4"/>
        </table:table-row>
        <table:table-row table:style-name="ro2">
          <table:table-cell table:formula="of:=[$Victim.$R$61]" office:value-type="float" office:value="237.5">
            <text:p>237,5</text:p>
          </table:table-cell>
          <table:table-cell table:formula="of:=[$Attacker.$R$61]" office:value-type="float" office:value="235.375">
            <text:p>235,375</text:p>
          </table:table-cell>
          <table:table-cell/>
          <table:table-cell table:formula="of:=[$Victim.$S$61]" office:value-type="float" office:value="12.619429464124">
            <text:p>12,6194294641</text:p>
          </table:table-cell>
          <table:table-cell table:formula="of:=[$Attacker.$S$61]" office:value-type="float" office:value="9.87341759473385">
            <text:p>9,8734175947</text:p>
          </table:table-cell>
          <table:table-cell table:number-columns-repeated="4"/>
        </table:table-row>
        <table:table-row table:style-name="ro2">
          <table:table-cell table:formula="of:=[$Victim.$R$62]" office:value-type="float" office:value="232.125">
            <text:p>232,125</text:p>
          </table:table-cell>
          <table:table-cell table:formula="of:=[$Attacker.$R$62]" office:value-type="float" office:value="232.1875">
            <text:p>232,1875</text:p>
          </table:table-cell>
          <table:table-cell/>
          <table:table-cell table:formula="of:=[$Victim.$S$62]" office:value-type="float" office:value="8.46961480824246">
            <text:p>8,4696148082</text:p>
          </table:table-cell>
          <table:table-cell table:formula="of:=[$Attacker.$S$62]" office:value-type="float" office:value="9.26160589476793">
            <text:p>9,2616058948</text:p>
          </table:table-cell>
          <table:table-cell table:number-columns-repeated="4"/>
        </table:table-row>
        <table:table-row table:style-name="ro2">
          <table:table-cell table:formula="of:=[$Victim.$R$63]" office:value-type="float" office:value="233.1875">
            <text:p>233,1875</text:p>
          </table:table-cell>
          <table:table-cell table:formula="of:=[$Attacker.$R$63]" office:value-type="float" office:value="233.9375">
            <text:p>233,9375</text:p>
          </table:table-cell>
          <table:table-cell/>
          <table:table-cell table:formula="of:=[$Victim.$S$63]" office:value-type="float" office:value="9.89456132175651">
            <text:p>9,8945613218</text:p>
          </table:table-cell>
          <table:table-cell table:formula="of:=[$Attacker.$S$63]" office:value-type="float" office:value="7.51222961243864">
            <text:p>7,5122296124</text:p>
          </table:table-cell>
          <table:table-cell table:number-columns-repeated="4"/>
        </table:table-row>
        <table:table-row table:style-name="ro2">
          <table:table-cell table:formula="of:=[$Victim.$R$64]" office:value-type="float" office:value="228.6875">
            <text:p>228,6875</text:p>
          </table:table-cell>
          <table:table-cell table:formula="of:=[$Attacker.$R$64]" office:value-type="float" office:value="228.75">
            <text:p>228,75</text:p>
          </table:table-cell>
          <table:table-cell/>
          <table:table-cell table:formula="of:=[$Victim.$S$64]" office:value-type="float" office:value="11.5581072736846">
            <text:p>11,5581072737</text:p>
          </table:table-cell>
          <table:table-cell table:formula="of:=[$Attacker.$S$64]" office:value-type="float" office:value="11.8400802362146">
            <text:p>11,8400802362</text:p>
          </table:table-cell>
          <table:table-cell table:number-columns-repeated="4"/>
        </table:table-row>
        <table:table-row table:style-name="ro2">
          <table:table-cell table:formula="of:=[$Victim.$R$65]" office:value-type="float" office:value="229.25">
            <text:p>229,25</text:p>
          </table:table-cell>
          <table:table-cell table:formula="of:=[$Attacker.$R$65]" office:value-type="float" office:value="229.125">
            <text:p>229,125</text:p>
          </table:table-cell>
          <table:table-cell/>
          <table:table-cell table:formula="of:=[$Victim.$S$65]" office:value-type="float" office:value="7.1370512118101">
            <text:p>7,1370512118</text:p>
          </table:table-cell>
          <table:table-cell table:formula="of:=[$Attacker.$S$65]" office:value-type="float" office:value="6.77195503529077">
            <text:p>6,7719550353</text:p>
          </table:table-cell>
          <table:table-cell table:number-columns-repeated="4"/>
        </table:table-row>
        <table:table-row table:style-name="ro2">
          <table:table-cell table:formula="of:=[$Victim.$R$66]" office:value-type="float" office:value="229">
            <text:p>229</text:p>
          </table:table-cell>
          <table:table-cell table:formula="of:=[$Attacker.$R$66]" office:value-type="float" office:value="229.875">
            <text:p>229,875</text:p>
          </table:table-cell>
          <table:table-cell/>
          <table:table-cell table:formula="of:=[$Victim.$S$66]" office:value-type="float" office:value="9.9247166206396">
            <text:p>9,9247166206</text:p>
          </table:table-cell>
          <table:table-cell table:formula="of:=[$Attacker.$S$66]" office:value-type="float" office:value="10.172727018848">
            <text:p>10,1727270188</text:p>
          </table:table-cell>
          <table:table-cell table:number-columns-repeated="4"/>
        </table:table-row>
        <table:table-row table:style-name="ro2">
          <table:table-cell table:formula="of:=[$Victim.$R$67]" office:value-type="float" office:value="230.625">
            <text:p>230,625</text:p>
          </table:table-cell>
          <table:table-cell table:formula="of:=[$Attacker.$R$67]" office:value-type="float" office:value="229.375">
            <text:p>229,375</text:p>
          </table:table-cell>
          <table:table-cell/>
          <table:table-cell table:formula="of:=[$Victim.$S$67]" office:value-type="float" office:value="7.6065350193107">
            <text:p>7,6065350193</text:p>
          </table:table-cell>
          <table:table-cell table:formula="of:=[$Attacker.$S$67]" office:value-type="float" office:value="8.7740740252177">
            <text:p>8,7740740252</text:p>
          </table:table-cell>
          <table:table-cell table:number-columns-repeated="4"/>
        </table:table-row>
        <table:table-row table:style-name="ro2">
          <table:table-cell table:formula="of:=[$Victim.$R$68]" office:value-type="float" office:value="230">
            <text:p>230</text:p>
          </table:table-cell>
          <table:table-cell table:formula="of:=[$Attacker.$R$68]" office:value-type="float" office:value="231.4375">
            <text:p>231,4375</text:p>
          </table:table-cell>
          <table:table-cell/>
          <table:table-cell table:formula="of:=[$Victim.$S$68]" office:value-type="float" office:value="9.05538513813742">
            <text:p>9,0553851381</text:p>
          </table:table-cell>
          <table:table-cell table:formula="of:=[$Attacker.$S$68]" office:value-type="float" office:value="10.240658853316">
            <text:p>10,2406588533</text:p>
          </table:table-cell>
          <table:table-cell table:number-columns-repeated="4"/>
        </table:table-row>
        <table:table-row table:style-name="ro2">
          <table:table-cell table:formula="of:=[$Victim.$R$69]" office:value-type="float" office:value="229.8125">
            <text:p>229,8125</text:p>
          </table:table-cell>
          <table:table-cell table:formula="of:=[$Attacker.$R$69]" office:value-type="float" office:value="228.625">
            <text:p>228,625</text:p>
          </table:table-cell>
          <table:table-cell/>
          <table:table-cell table:formula="of:=[$Victim.$S$69]" office:value-type="float" office:value="7.1258223209676">
            <text:p>7,125822321</text:p>
          </table:table-cell>
          <table:table-cell table:formula="of:=[$Attacker.$S$69]" office:value-type="float" office:value="6.77195503529077">
            <text:p>6,7719550353</text:p>
          </table:table-cell>
          <table:table-cell table:number-columns-repeated="4"/>
        </table:table-row>
        <table:table-row table:style-name="ro2">
          <table:table-cell table:formula="of:=[$Victim.$R$70]" office:value-type="float" office:value="229.1875">
            <text:p>229,1875</text:p>
          </table:table-cell>
          <table:table-cell table:formula="of:=[$Attacker.$R$70]" office:value-type="float" office:value="230.5">
            <text:p>230,5</text:p>
          </table:table-cell>
          <table:table-cell/>
          <table:table-cell table:formula="of:=[$Victim.$S$70]" office:value-type="float" office:value="10.7309060078821">
            <text:p>10,7309060079</text:p>
          </table:table-cell>
          <table:table-cell table:formula="of:=[$Attacker.$S$70]" office:value-type="float" office:value="10.4043260233424">
            <text:p>10,4043260233</text:p>
          </table:table-cell>
          <table:table-cell table:number-columns-repeated="4"/>
        </table:table-row>
        <table:table-row table:style-name="ro2">
          <table:table-cell table:formula="of:=[$Victim.$R$71]" office:value-type="float" office:value="229.625">
            <text:p>229,625</text:p>
          </table:table-cell>
          <table:table-cell table:formula="of:=[$Attacker.$R$71]" office:value-type="float" office:value="228.875">
            <text:p>228,875</text:p>
          </table:table-cell>
          <table:table-cell/>
          <table:table-cell table:formula="of:=[$Victim.$S$71]" office:value-type="float" office:value="12.8300185112883">
            <text:p>12,8300185113</text:p>
          </table:table-cell>
          <table:table-cell table:formula="of:=[$Attacker.$S$71]" office:value-type="float" office:value="10.7289037184607">
            <text:p>10,7289037185</text:p>
          </table:table-cell>
          <table:table-cell table:number-columns-repeated="4"/>
        </table:table-row>
        <table:table-row table:style-name="ro2">
          <table:table-cell table:formula="of:=[$Victim.$R$72]" office:value-type="float" office:value="228.625">
            <text:p>228,625</text:p>
          </table:table-cell>
          <table:table-cell table:formula="of:=[$Attacker.$R$72]" office:value-type="float" office:value="229.25">
            <text:p>229,25</text:p>
          </table:table-cell>
          <table:table-cell/>
          <table:table-cell table:formula="of:=[$Victim.$S$72]" office:value-type="float" office:value="8.14612638006556">
            <text:p>8,1461263801</text:p>
          </table:table-cell>
          <table:table-cell table:formula="of:=[$Attacker.$S$72]" office:value-type="float" office:value="9.37083240699566">
            <text:p>9,370832407</text:p>
          </table:table-cell>
          <table:table-cell table:number-columns-repeated="4"/>
        </table:table-row>
        <table:table-row table:style-name="ro2">
          <table:table-cell table:formula="of:=[$Victim.$R$73]" office:value-type="float" office:value="232.875">
            <text:p>232,875</text:p>
          </table:table-cell>
          <table:table-cell table:formula="of:=[$Attacker.$R$73]" office:value-type="float" office:value="232.5625">
            <text:p>232,5625</text:p>
          </table:table-cell>
          <table:table-cell/>
          <table:table-cell table:formula="of:=[$Victim.$S$73]" office:value-type="float" office:value="10.9822299648113">
            <text:p>10,9822299648</text:p>
          </table:table-cell>
          <table:table-cell table:formula="of:=[$Attacker.$S$73]" office:value-type="float" office:value="11.2692543564337">
            <text:p>11,2692543564</text:p>
          </table:table-cell>
          <table:table-cell table:number-columns-repeated="4"/>
        </table:table-row>
        <table:table-row table:style-name="ro2">
          <table:table-cell table:formula="of:=[$Victim.$R$74]" office:value-type="float" office:value="228.5625">
            <text:p>228,5625</text:p>
          </table:table-cell>
          <table:table-cell table:formula="of:=[$Attacker.$R$74]" office:value-type="float" office:value="228.875">
            <text:p>228,875</text:p>
          </table:table-cell>
          <table:table-cell/>
          <table:table-cell table:formula="of:=[$Victim.$S$74]" office:value-type="float" office:value="8.09296569559021">
            <text:p>8,0929656956</text:p>
          </table:table-cell>
          <table:table-cell table:formula="of:=[$Attacker.$S$74]" office:value-type="float" office:value="7.54051556592784">
            <text:p>7,5405155659</text:p>
          </table:table-cell>
          <table:table-cell table:number-columns-repeated="4"/>
        </table:table-row>
        <table:table-row table:style-name="ro2">
          <table:table-cell table:formula="of:=[$Victim.$R$75]" office:value-type="float" office:value="235.625">
            <text:p>235,625</text:p>
          </table:table-cell>
          <table:table-cell table:formula="of:=[$Attacker.$R$75]" office:value-type="float" office:value="235.4375">
            <text:p>235,4375</text:p>
          </table:table-cell>
          <table:table-cell/>
          <table:table-cell table:formula="of:=[$Victim.$S$75]" office:value-type="float" office:value="11.0954664165145">
            <text:p>11,0954664165</text:p>
          </table:table-cell>
          <table:table-cell table:formula="of:=[$Attacker.$S$75]" office:value-type="float" office:value="10.6064175738088">
            <text:p>10,6064175738</text:p>
          </table:table-cell>
          <table:table-cell table:number-columns-repeated="4"/>
        </table:table-row>
        <table:table-row table:style-name="ro2">
          <table:table-cell table:formula="of:=[$Victim.$R$76]" office:value-type="float" office:value="231.125">
            <text:p>231,125</text:p>
          </table:table-cell>
          <table:table-cell table:formula="of:=[$Attacker.$R$76]" office:value-type="float" office:value="230.75">
            <text:p>230,75</text:p>
          </table:table-cell>
          <table:table-cell/>
          <table:table-cell table:formula="of:=[$Victim.$S$76]" office:value-type="float" office:value="10.936607106411">
            <text:p>10,9366071064</text:p>
          </table:table-cell>
          <table:table-cell table:formula="of:=[$Attacker.$S$76]" office:value-type="float" office:value="11.5893269864993">
            <text:p>11,5893269865</text:p>
          </table:table-cell>
          <table:table-cell table:number-columns-repeated="4"/>
        </table:table-row>
        <table:table-row table:style-name="ro2">
          <table:table-cell table:formula="of:=[$Victim.$R$77]" office:value-type="float" office:value="225.625">
            <text:p>225,625</text:p>
          </table:table-cell>
          <table:table-cell table:formula="of:=[$Attacker.$R$77]" office:value-type="float" office:value="226.1875">
            <text:p>226,1875</text:p>
          </table:table-cell>
          <table:table-cell/>
          <table:table-cell table:formula="of:=[$Victim.$S$77]" office:value-type="float" office:value="5.42995165724337">
            <text:p>5,4299516572</text:p>
          </table:table-cell>
          <table:table-cell table:formula="of:=[$Attacker.$S$77]" office:value-type="float" office:value="6.10551748421049">
            <text:p>6,1055174842</text:p>
          </table:table-cell>
          <table:table-cell table:number-columns-repeated="4"/>
        </table:table-row>
        <table:table-row table:style-name="ro2">
          <table:table-cell table:formula="of:=[$Victim.$R$78]" office:value-type="float" office:value="235.375">
            <text:p>235,375</text:p>
          </table:table-cell>
          <table:table-cell table:formula="of:=[$Attacker.$R$78]" office:value-type="float" office:value="234.875">
            <text:p>234,875</text:p>
          </table:table-cell>
          <table:table-cell/>
          <table:table-cell table:formula="of:=[$Victim.$S$78]" office:value-type="float" office:value="11.3955857681823">
            <text:p>11,3955857682</text:p>
          </table:table-cell>
          <table:table-cell table:formula="of:=[$Attacker.$S$78]" office:value-type="float" office:value="10.1665812837945">
            <text:p>10,1665812838</text:p>
          </table:table-cell>
          <table:table-cell table:number-columns-repeated="4"/>
        </table:table-row>
        <table:table-row table:style-name="ro2">
          <table:table-cell table:formula="of:=[$Victim.$R$79]" office:value-type="float" office:value="229.625">
            <text:p>229,625</text:p>
          </table:table-cell>
          <table:table-cell table:formula="of:=[$Attacker.$R$79]" office:value-type="float" office:value="229.8125">
            <text:p>229,8125</text:p>
          </table:table-cell>
          <table:table-cell/>
          <table:table-cell table:formula="of:=[$Victim.$S$79]" office:value-type="float" office:value="8.92240858737146">
            <text:p>8,9224085874</text:p>
          </table:table-cell>
          <table:table-cell table:formula="of:=[$Attacker.$S$79]" office:value-type="float" office:value="9.47509069877434">
            <text:p>9,4750906988</text:p>
          </table:table-cell>
          <table:table-cell table:number-columns-repeated="4"/>
        </table:table-row>
        <table:table-row table:style-name="ro2">
          <table:table-cell table:formula="of:=[$Victim.$R$80]" office:value-type="float" office:value="227.75">
            <text:p>227,75</text:p>
          </table:table-cell>
          <table:table-cell table:formula="of:=[$Attacker.$R$80]" office:value-type="float" office:value="226.625">
            <text:p>226,625</text:p>
          </table:table-cell>
          <table:table-cell/>
          <table:table-cell table:formula="of:=[$Victim.$S$80]" office:value-type="float" office:value="8.85649479195918">
            <text:p>8,856494792</text:p>
          </table:table-cell>
          <table:table-cell table:formula="of:=[$Attacker.$S$80]" office:value-type="float" office:value="8.68097776750983">
            <text:p>8,6809777675</text:p>
          </table:table-cell>
          <table:table-cell table:number-columns-repeated="4"/>
        </table:table-row>
        <table:table-row table:style-name="ro2">
          <table:table-cell table:formula="of:=[$Victim.$R$81]" office:value-type="float" office:value="229.375">
            <text:p>229,375</text:p>
          </table:table-cell>
          <table:table-cell table:formula="of:=[$Attacker.$R$81]" office:value-type="float" office:value="229.25">
            <text:p>229,25</text:p>
          </table:table-cell>
          <table:table-cell/>
          <table:table-cell table:formula="of:=[$Victim.$S$81]" office:value-type="float" office:value="10.4813823038758">
            <text:p>10,4813823039</text:p>
          </table:table-cell>
          <table:table-cell table:formula="of:=[$Attacker.$S$81]" office:value-type="float" office:value="10.9630059746404">
            <text:p>10,9630059746</text:p>
          </table:table-cell>
          <table:table-cell table:number-columns-repeated="4"/>
        </table:table-row>
        <table:table-row table:style-name="ro2">
          <table:table-cell table:formula="of:=[$Victim.$R$82]" office:value-type="float" office:value="229.875">
            <text:p>229,875</text:p>
          </table:table-cell>
          <table:table-cell table:formula="of:=[$Attacker.$R$82]" office:value-type="float" office:value="230.625">
            <text:p>230,625</text:p>
          </table:table-cell>
          <table:table-cell/>
          <table:table-cell table:formula="of:=[$Victim.$S$82]" office:value-type="float" office:value="10.2095237401164">
            <text:p>10,2095237401</text:p>
          </table:table-cell>
          <table:table-cell table:formula="of:=[$Attacker.$S$82]" office:value-type="float" office:value="9.57127865021179">
            <text:p>9,5712786502</text:p>
          </table:table-cell>
          <table:table-cell table:number-columns-repeated="4"/>
        </table:table-row>
        <table:table-row table:style-name="ro2">
          <table:table-cell table:formula="of:=[$Victim.$R$83]" office:value-type="float" office:value="231">
            <text:p>231</text:p>
          </table:table-cell>
          <table:table-cell table:formula="of:=[$Attacker.$R$83]" office:value-type="float" office:value="231.0625">
            <text:p>231,0625</text:p>
          </table:table-cell>
          <table:table-cell/>
          <table:table-cell table:formula="of:=[$Victim.$S$83]" office:value-type="float" office:value="12.2270192606375">
            <text:p>12,2270192606</text:p>
          </table:table-cell>
          <table:table-cell table:formula="of:=[$Attacker.$S$83]" office:value-type="float" office:value="12.1370751727918">
            <text:p>12,1370751728</text:p>
          </table:table-cell>
          <table:table-cell table:number-columns-repeated="4"/>
        </table:table-row>
        <table:table-row table:style-name="ro2">
          <table:table-cell table:formula="of:=[$Victim.$R$84]" office:value-type="float" office:value="231.75">
            <text:p>231,75</text:p>
          </table:table-cell>
          <table:table-cell table:formula="of:=[$Attacker.$R$84]" office:value-type="float" office:value="231.625">
            <text:p>231,625</text:p>
          </table:table-cell>
          <table:table-cell/>
          <table:table-cell table:formula="of:=[$Victim.$S$84]" office:value-type="float" office:value="6.43719659479187">
            <text:p>6,4371965948</text:p>
          </table:table-cell>
          <table:table-cell table:formula="of:=[$Attacker.$S$84]" office:value-type="float" office:value="6.34305722818264">
            <text:p>6,3430572282</text:p>
          </table:table-cell>
          <table:table-cell table:number-columns-repeated="4"/>
        </table:table-row>
        <table:table-row table:style-name="ro2">
          <table:table-cell table:formula="of:=[$Victim.$R$85]" office:value-type="float" office:value="228.625">
            <text:p>228,625</text:p>
          </table:table-cell>
          <table:table-cell table:formula="of:=[$Attacker.$R$85]" office:value-type="float" office:value="228.375">
            <text:p>228,375</text:p>
          </table:table-cell>
          <table:table-cell/>
          <table:table-cell table:formula="of:=[$Victim.$S$85]" office:value-type="float" office:value="11.3295796479834">
            <text:p>11,329579648</text:p>
          </table:table-cell>
          <table:table-cell table:formula="of:=[$Attacker.$S$85]" office:value-type="float" office:value="11.1908165475089">
            <text:p>11,1908165475</text:p>
          </table:table-cell>
          <table:table-cell table:number-columns-repeated="4"/>
        </table:table-row>
        <table:table-row table:style-name="ro2">
          <table:table-cell table:formula="of:=[$Victim.$R$86]" office:value-type="float" office:value="229.25">
            <text:p>229,25</text:p>
          </table:table-cell>
          <table:table-cell table:formula="of:=[$Attacker.$R$86]" office:value-type="float" office:value="230.25">
            <text:p>230,25</text:p>
          </table:table-cell>
          <table:table-cell/>
          <table:table-cell table:formula="of:=[$Victim.$S$86]" office:value-type="float" office:value="6.66614581298669">
            <text:p>6,666145813</text:p>
          </table:table-cell>
          <table:table-cell table:formula="of:=[$Attacker.$S$86]" office:value-type="float" office:value="7.06664701255129">
            <text:p>7,0666470126</text:p>
          </table:table-cell>
          <table:table-cell table:number-columns-repeated="4"/>
        </table:table-row>
        <table:table-row table:style-name="ro2">
          <table:table-cell table:formula="of:=[$Victim.$R$87]" office:value-type="float" office:value="230.625">
            <text:p>230,625</text:p>
          </table:table-cell>
          <table:table-cell table:formula="of:=[$Attacker.$R$87]" office:value-type="float" office:value="229.9375">
            <text:p>229,9375</text:p>
          </table:table-cell>
          <table:table-cell/>
          <table:table-cell table:formula="of:=[$Victim.$S$87]" office:value-type="float" office:value="7.23597781920315">
            <text:p>7,2359778192</text:p>
          </table:table-cell>
          <table:table-cell table:formula="of:=[$Attacker.$S$87]" office:value-type="float" office:value="6.68457880124096">
            <text:p>6,6845788012</text:p>
          </table:table-cell>
          <table:table-cell table:number-columns-repeated="4"/>
        </table:table-row>
        <table:table-row table:style-name="ro2">
          <table:table-cell table:formula="of:=[$Victim.$R$88]" office:value-type="float" office:value="232.375">
            <text:p>232,375</text:p>
          </table:table-cell>
          <table:table-cell table:formula="of:=[$Attacker.$R$88]" office:value-type="float" office:value="233">
            <text:p>233</text:p>
          </table:table-cell>
          <table:table-cell/>
          <table:table-cell table:formula="of:=[$Victim.$S$88]" office:value-type="float" office:value="9.00607433902252">
            <text:p>9,006074339</text:p>
          </table:table-cell>
          <table:table-cell table:formula="of:=[$Attacker.$S$88]" office:value-type="float" office:value="8.76783895837509">
            <text:p>8,7678389584</text:p>
          </table:table-cell>
          <table:table-cell table:number-columns-repeated="4"/>
        </table:table-row>
        <table:table-row table:style-name="ro2">
          <table:table-cell table:formula="of:=[$Victim.$R$89]" office:value-type="float" office:value="232.75">
            <text:p>232,75</text:p>
          </table:table-cell>
          <table:table-cell table:formula="of:=[$Attacker.$R$89]" office:value-type="float" office:value="233.125">
            <text:p>233,125</text:p>
          </table:table-cell>
          <table:table-cell/>
          <table:table-cell table:formula="of:=[$Victim.$S$89]" office:value-type="float" office:value="9.27024810886958">
            <text:p>9,2702481089</text:p>
          </table:table-cell>
          <table:table-cell table:formula="of:=[$Attacker.$S$89]" office:value-type="float" office:value="9.33993442161132">
            <text:p>9,3399344216</text:p>
          </table:table-cell>
          <table:table-cell table:number-columns-repeated="4"/>
        </table:table-row>
        <table:table-row table:style-name="ro2">
          <table:table-cell table:formula="of:=[$Victim.$R$90]" office:value-type="float" office:value="230.125">
            <text:p>230,125</text:p>
          </table:table-cell>
          <table:table-cell table:formula="of:=[$Attacker.$R$90]" office:value-type="float" office:value="229.625">
            <text:p>229,625</text:p>
          </table:table-cell>
          <table:table-cell/>
          <table:table-cell table:formula="of:=[$Victim.$S$90]" office:value-type="float" office:value="16.4540078704248">
            <text:p>16,4540078704</text:p>
          </table:table-cell>
          <table:table-cell table:formula="of:=[$Attacker.$S$90]" office:value-type="float" office:value="15.5799350127014">
            <text:p>15,5799350127</text:p>
          </table:table-cell>
          <table:table-cell table:number-columns-repeated="4"/>
        </table:table-row>
        <table:table-row table:style-name="ro2">
          <table:table-cell table:formula="of:=[$Victim.$R$91]" office:value-type="float" office:value="230">
            <text:p>230</text:p>
          </table:table-cell>
          <table:table-cell table:formula="of:=[$Attacker.$R$91]" office:value-type="float" office:value="229">
            <text:p>229</text:p>
          </table:table-cell>
          <table:table-cell/>
          <table:table-cell table:formula="of:=[$Victim.$S$91]" office:value-type="float" office:value="9.21954445729289">
            <text:p>9,2195444573</text:p>
          </table:table-cell>
          <table:table-cell table:formula="of:=[$Attacker.$S$91]" office:value-type="float" office:value="8.90224690738243">
            <text:p>8,9022469074</text:p>
          </table:table-cell>
          <table:table-cell table:number-columns-repeated="4"/>
        </table:table-row>
        <table:table-row table:style-name="ro2">
          <table:table-cell table:formula="of:=[$Victim.$R$92]" office:value-type="float" office:value="230.75">
            <text:p>230,75</text:p>
          </table:table-cell>
          <table:table-cell table:formula="of:=[$Attacker.$R$92]" office:value-type="float" office:value="231.25">
            <text:p>231,25</text:p>
          </table:table-cell>
          <table:table-cell/>
          <table:table-cell table:formula="of:=[$Victim.$S$92]" office:value-type="float" office:value="7.806247497998">
            <text:p>7,806247498</text:p>
          </table:table-cell>
          <table:table-cell table:formula="of:=[$Attacker.$S$92]" office:value-type="float" office:value="7.35272058492637">
            <text:p>7,3527205849</text:p>
          </table:table-cell>
          <table:table-cell table:number-columns-repeated="4"/>
        </table:table-row>
        <table:table-row table:style-name="ro2">
          <table:table-cell table:formula="of:=[$Victim.$R$93]" office:value-type="float" office:value="231.5">
            <text:p>231,5</text:p>
          </table:table-cell>
          <table:table-cell table:formula="of:=[$Attacker.$R$93]" office:value-type="float" office:value="231.8125">
            <text:p>231,8125</text:p>
          </table:table-cell>
          <table:table-cell/>
          <table:table-cell table:formula="of:=[$Victim.$S$93]" office:value-type="float" office:value="9.12414379544733">
            <text:p>9,1241437954</text:p>
          </table:table-cell>
          <table:table-cell table:formula="of:=[$Attacker.$S$93]" office:value-type="float" office:value="8.82623043830151">
            <text:p>8,8262304383</text:p>
          </table:table-cell>
          <table:table-cell table:number-columns-repeated="4"/>
        </table:table-row>
        <table:table-row table:style-name="ro2">
          <table:table-cell table:formula="of:=[$Victim.$R$94]" office:value-type="float" office:value="232.125">
            <text:p>232,125</text:p>
          </table:table-cell>
          <table:table-cell table:formula="of:=[$Attacker.$R$94]" office:value-type="float" office:value="231.6875">
            <text:p>231,6875</text:p>
          </table:table-cell>
          <table:table-cell/>
          <table:table-cell table:formula="of:=[$Victim.$S$94]" office:value-type="float" office:value="8.92941067484299">
            <text:p>8,9294106748</text:p>
          </table:table-cell>
          <table:table-cell table:formula="of:=[$Attacker.$S$94]" office:value-type="float" office:value="8.9771846226977">
            <text:p>8,9771846227</text:p>
          </table:table-cell>
          <table:table-cell table:number-columns-repeated="4"/>
        </table:table-row>
        <table:table-row table:style-name="ro2">
          <table:table-cell table:formula="of:=[$Victim.$R$95]" office:value-type="float" office:value="232.25">
            <text:p>232,25</text:p>
          </table:table-cell>
          <table:table-cell table:formula="of:=[$Attacker.$R$95]" office:value-type="float" office:value="232.8125">
            <text:p>232,8125</text:p>
          </table:table-cell>
          <table:table-cell/>
          <table:table-cell table:formula="of:=[$Victim.$S$95]" office:value-type="float" office:value="9.40412143690201">
            <text:p>9,4041214369</text:p>
          </table:table-cell>
          <table:table-cell table:formula="of:=[$Attacker.$S$95]" office:value-type="float" office:value="9.66448879920713">
            <text:p>9,6644887992</text:p>
          </table:table-cell>
          <table:table-cell table:number-columns-repeated="4"/>
        </table:table-row>
        <table:table-row table:style-name="ro2">
          <table:table-cell table:formula="of:=[$Victim.$R$96]" office:value-type="float" office:value="232.875">
            <text:p>232,875</text:p>
          </table:table-cell>
          <table:table-cell table:formula="of:=[$Attacker.$R$96]" office:value-type="float" office:value="232.4375">
            <text:p>232,4375</text:p>
          </table:table-cell>
          <table:table-cell/>
          <table:table-cell table:formula="of:=[$Victim.$S$96]" office:value-type="float" office:value="10.1234566725008">
            <text:p>10,1234566725</text:p>
          </table:table-cell>
          <table:table-cell table:formula="of:=[$Attacker.$S$96]" office:value-type="float" office:value="9.8232425272921">
            <text:p>9,8232425273</text:p>
          </table:table-cell>
          <table:table-cell table:number-columns-repeated="4"/>
        </table:table-row>
        <table:table-row table:style-name="ro2">
          <table:table-cell table:formula="of:=[$Victim.$R$97]" office:value-type="float" office:value="214.375">
            <text:p>214,375</text:p>
          </table:table-cell>
          <table:table-cell table:formula="of:=[$Attacker.$R$97]" office:value-type="float" office:value="206.8125">
            <text:p>206,8125</text:p>
          </table:table-cell>
          <table:table-cell/>
          <table:table-cell table:formula="of:=[$Victim.$S$97]" office:value-type="float" office:value="53.5780680409438">
            <text:p>53,5780680409</text:p>
          </table:table-cell>
          <table:table-cell table:formula="of:=[$Attacker.$S$97]" office:value-type="float" office:value="71.5264101136776">
            <text:p>71,5264101137</text:p>
          </table:table-cell>
          <table:table-cell table:number-columns-repeated="4"/>
        </table:table-row>
        <table:table-row table:style-name="ro2">
          <table:table-cell table:formula="of:=[$Victim.$R$98]" office:value-type="float" office:value="181.25">
            <text:p>181,25</text:p>
          </table:table-cell>
          <table:table-cell table:formula="of:=[$Attacker.$R$98]" office:value-type="float" office:value="181.25">
            <text:p>181,25</text:p>
          </table:table-cell>
          <table:table-cell/>
          <table:table-cell table:formula="of:=[$Victim.$S$98]" office:value-type="float" office:value="92.4395072466313">
            <text:p>92,4395072466</text:p>
          </table:table-cell>
          <table:table-cell table:formula="of:=[$Attacker.$S$98]" office:value-type="float" office:value="92.4415355778992">
            <text:p>92,4415355779</text:p>
          </table:table-cell>
          <table:table-cell table:number-columns-repeated="4"/>
        </table:table-row>
        <table:table-row table:style-name="ro2">
          <table:table-cell table:formula="of:=[$Victim.$R$99]" office:value-type="float" office:value="158.75">
            <text:p>158,75</text:p>
          </table:table-cell>
          <table:table-cell table:formula="of:=[$Attacker.$R$99]" office:value-type="float" office:value="158.9375">
            <text:p>158,9375</text:p>
          </table:table-cell>
          <table:table-cell/>
          <table:table-cell table:formula="of:=[$Victim.$S$99]" office:value-type="float" office:value="105.923616346875">
            <text:p>105,9236163469</text:p>
          </table:table-cell>
          <table:table-cell table:formula="of:=[$Attacker.$S$99]" office:value-type="float" office:value="106.062757807583">
            <text:p>106,0627578076</text:p>
          </table:table-cell>
          <table:table-cell table:number-columns-repeated="4"/>
        </table:table-row>
        <table:table-row table:style-name="ro2">
          <table:table-cell table:formula="of:=[$Victim.$R$100]" office:value-type="float" office:value="151.875">
            <text:p>151,875</text:p>
          </table:table-cell>
          <table:table-cell table:formula="of:=[$Attacker.$R$100]" office:value-type="float" office:value="151.625">
            <text:p>151,625</text:p>
          </table:table-cell>
          <table:table-cell/>
          <table:table-cell table:formula="of:=[$Victim.$S$100]" office:value-type="float" office:value="108.248484400476">
            <text:p>108,2484844005</text:p>
          </table:table-cell>
          <table:table-cell table:formula="of:=[$Attacker.$S$100]" office:value-type="float" office:value="107.974461679603">
            <text:p>107,9744616796</text:p>
          </table:table-cell>
          <table:table-cell table:number-columns-repeated="4"/>
        </table:table-row>
        <table:table-row table:style-name="ro2">
          <table:table-cell table:formula="of:=[$Victim.$R$101]" office:value-type="float" office:value="101.75">
            <text:p>101,75</text:p>
          </table:table-cell>
          <table:table-cell table:formula="of:=[$Attacker.$R$101]" office:value-type="float" office:value="101.75">
            <text:p>101,75</text:p>
          </table:table-cell>
          <table:table-cell/>
          <table:table-cell table:formula="of:=[$Victim.$S$101]" office:value-type="float" office:value="92.7439351116827">
            <text:p>92,7439351117</text:p>
          </table:table-cell>
          <table:table-cell table:formula="of:=[$Attacker.$S$101]" office:value-type="float" office:value="92.7439351116827">
            <text:p>92,7439351117</text:p>
          </table:table-cell>
          <table:table-cell table:number-columns-repeated="4"/>
        </table:table-row>
        <table:table-row table:style-name="ro2">
          <table:table-cell table:formula="of:=[$Victim.$R$102]" office:value-type="float" office:value="4.375">
            <text:p>4,375</text:p>
          </table:table-cell>
          <table:table-cell table:formula="of:=[$Attacker.$R$102]" office:value-type="float" office:value="4.3125">
            <text:p>4,3125</text:p>
          </table:table-cell>
          <table:table-cell/>
          <table:table-cell table:formula="of:=[$Victim.$S$102]" office:value-type="float" office:value="14.146002085395">
            <text:p>14,1460020854</text:p>
          </table:table-cell>
          <table:table-cell table:formula="of:=[$Attacker.$S$102]" office:value-type="float" office:value="13.9091640205298">
            <text:p>13,9091640205</text:p>
          </table:table-cell>
          <table:table-cell table:number-columns-repeated="4"/>
        </table:table-row>
        <table:table-row table:style-name="ro2">
          <table:table-cell table:formula="of:=[$Victim.$R$103]" office:value-type="float" office:value="0.125">
            <text:p>0,125</text:p>
          </table:table-cell>
          <table:table-cell table:formula="of:=[$Attacker.$R$103]" office:value-type="float" office:value="0.125">
            <text:p>0,125</text:p>
          </table:table-cell>
          <table:table-cell/>
          <table:table-cell table:formula="of:=[$Victim.$S$103]" office:value-type="float" office:value="0.484122918275927">
            <text:p>0,4841229183</text:p>
          </table:table-cell>
          <table:table-cell table:formula="of:=[$Attacker.$S$103]" office:value-type="float" office:value="0.484122918275927">
            <text:p>0,4841229183</text:p>
          </table:table-cell>
          <table:table-cell table:number-columns-repeated="4"/>
        </table:table-row>
        <table:table-row table:style-name="ro2">
          <table:table-cell table:formula="of:=[$Victim.$R$104]" office:value-type="float" office:value="0">
            <text:p>0</text:p>
          </table:table-cell>
          <table:table-cell table:formula="of:=[$Attacker.$R$104]" office:value-type="float" office:value="0">
            <text:p>0</text:p>
          </table:table-cell>
          <table:table-cell/>
          <table:table-cell table:formula="of:=[$Victim.$S$104]" office:value-type="float" office:value="0">
            <text:p>0</text:p>
          </table:table-cell>
          <table:table-cell table:formula="of:=[$Attacker.$S$10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$Victim.$R$105]" office:value-type="float" office:value="0.125">
            <text:p>0,125</text:p>
          </table:table-cell>
          <table:table-cell table:formula="of:=[$Attacker.$R$105]" office:value-type="float" office:value="0.125">
            <text:p>0,125</text:p>
          </table:table-cell>
          <table:table-cell/>
          <table:table-cell table:formula="of:=[$Victim.$S$105]" office:value-type="float" office:value="0.484122918275927">
            <text:p>0,4841229183</text:p>
          </table:table-cell>
          <table:table-cell table:formula="of:=[$Attacker.$S$105]" office:value-type="float" office:value="0.484122918275927">
            <text:p>0,4841229183</text:p>
          </table:table-cell>
          <table:table-cell table:number-columns-repeated="4"/>
        </table:table-row>
        <table:table-row table:style-name="ro2">
          <table:table-cell table:formula="of:=[$Victim.$R$106]" office:value-type="float" office:value="0">
            <text:p>0</text:p>
          </table:table-cell>
          <table:table-cell table:formula="of:=[$Attacker.$R$106]" office:value-type="float" office:value="0">
            <text:p>0</text:p>
          </table:table-cell>
          <table:table-cell/>
          <table:table-cell table:formula="of:=[$Victim.$S$106]" office:value-type="float" office:value="0">
            <text:p>0</text:p>
          </table:table-cell>
          <table:table-cell table:formula="of:=[$Attacker.$S$10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$Victim.$R$107]" office:value-type="float" office:value="0.375">
            <text:p>0,375</text:p>
          </table:table-cell>
          <table:table-cell table:formula="of:=[$Attacker.$R$107]" office:value-type="float" office:value="0.375">
            <text:p>0,375</text:p>
          </table:table-cell>
          <table:table-cell/>
          <table:table-cell table:formula="of:=[$Victim.$S$107]" office:value-type="float" office:value="1.05326872164704">
            <text:p>1,0532687216</text:p>
          </table:table-cell>
          <table:table-cell table:formula="of:=[$Attacker.$S$107]" office:value-type="float" office:value="1.05326872164704">
            <text:p>1,0532687216</text:p>
          </table:table-cell>
          <table:table-cell table:number-columns-repeated="4"/>
        </table:table-row>
        <table:table-row table:style-name="ro2">
          <table:table-cell table:formula="of:=[$Victim.$R$108]" office:value-type="float" office:value="0.5">
            <text:p>0,5</text:p>
          </table:table-cell>
          <table:table-cell table:formula="of:=[$Attacker.$R$108]" office:value-type="float" office:value="0.5">
            <text:p>0,5</text:p>
          </table:table-cell>
          <table:table-cell/>
          <table:table-cell table:formula="of:=[$Victim.$S$108]" office:value-type="float" office:value="0.866025403784439">
            <text:p>0,8660254038</text:p>
          </table:table-cell>
          <table:table-cell table:formula="of:=[$Attacker.$S$108]" office:value-type="float" office:value="0.866025403784439">
            <text:p>0,8660254038</text:p>
          </table:table-cell>
          <table:table-cell table:number-columns-repeated="4"/>
        </table:table-row>
        <table:table-row table:style-name="ro2">
          <table:table-cell table:formula="of:=[$Victim.$R$109]" office:value-type="float" office:value="0.625">
            <text:p>0,625</text:p>
          </table:table-cell>
          <table:table-cell table:formula="of:=[$Attacker.$R$109]" office:value-type="float" office:value="0.625">
            <text:p>0,625</text:p>
          </table:table-cell>
          <table:table-cell/>
          <table:table-cell table:formula="of:=[$Victim.$S$109]" office:value-type="float" office:value="0.927024810886958">
            <text:p>0,9270248109</text:p>
          </table:table-cell>
          <table:table-cell table:formula="of:=[$Attacker.$S$109]" office:value-type="float" office:value="0.927024810886958">
            <text:p>0,9270248109</text:p>
          </table:table-cell>
          <table:table-cell table:number-columns-repeated="4"/>
        </table:table-row>
        <table:table-row table:style-name="ro2">
          <table:table-cell table:formula="of:=[$Victim.$R$110]" office:value-type="float" office:value="0.75">
            <text:p>0,75</text:p>
          </table:table-cell>
          <table:table-cell table:formula="of:=[$Attacker.$R$110]" office:value-type="float" office:value="0.75">
            <text:p>0,75</text:p>
          </table:table-cell>
          <table:table-cell/>
          <table:table-cell table:formula="of:=[$Victim.$S$110]" office:value-type="float" office:value="0.968245836551854">
            <text:p>0,9682458366</text:p>
          </table:table-cell>
          <table:table-cell table:formula="of:=[$Attacker.$S$110]" office:value-type="float" office:value="0.968245836551854">
            <text:p>0,9682458366</text:p>
          </table:table-cell>
          <table:table-cell table:number-columns-repeated="4"/>
        </table:table-row>
        <table:table-row table:style-name="ro2">
          <table:table-cell table:formula="of:=[$Victim.$R$111]" office:value-type="float" office:value="2">
            <text:p>2</text:p>
          </table:table-cell>
          <table:table-cell table:formula="of:=[$Attacker.$R$111]" office:value-type="float" office:value="2">
            <text:p>2</text:p>
          </table:table-cell>
          <table:table-cell/>
          <table:table-cell table:formula="of:=[$Victim.$S$111]" office:value-type="float" office:value="1.31695671910659">
            <text:p>1,3169567191</text:p>
          </table:table-cell>
          <table:table-cell table:formula="of:=[$Attacker.$S$111]" office:value-type="float" office:value="1.31695671910659">
            <text:p>1,3169567191</text:p>
          </table:table-cell>
          <table:table-cell table:number-columns-repeated="4"/>
        </table:table-row>
        <table:table-row table:style-name="ro2">
          <table:table-cell table:formula="of:=[$Victim.$R$112]" office:value-type="float" office:value="2">
            <text:p>2</text:p>
          </table:table-cell>
          <table:table-cell table:formula="of:=[$Attacker.$R$112]" office:value-type="float" office:value="2">
            <text:p>2</text:p>
          </table:table-cell>
          <table:table-cell/>
          <table:table-cell table:formula="of:=[$Victim.$S$112]" office:value-type="float" office:value="0.968245836551854">
            <text:p>0,9682458366</text:p>
          </table:table-cell>
          <table:table-cell table:formula="of:=[$Attacker.$S$112]" office:value-type="float" office:value="0.968245836551854">
            <text:p>0,9682458366</text:p>
          </table:table-cell>
          <table:table-cell table:number-columns-repeated="4"/>
        </table:table-row>
        <table:table-row table:style-name="ro2">
          <table:table-cell table:formula="of:=[$Victim.$R$113]" office:value-type="float" office:value="1.84615384615385">
            <text:p>1,8461538462</text:p>
          </table:table-cell>
          <table:table-cell table:formula="of:=[$Attacker.$R$113]" office:value-type="float" office:value="1.84615384615385">
            <text:p>1,8461538462</text:p>
          </table:table-cell>
          <table:table-cell/>
          <table:table-cell table:formula="of:=[$Victim.$S$113]" office:value-type="float" office:value="0.866025403784439">
            <text:p>0,8660254038</text:p>
          </table:table-cell>
          <table:table-cell table:formula="of:=[$Attacker.$S$113]" office:value-type="float" office:value="0.866025403784439">
            <text:p>0,8660254038</text:p>
          </table:table-cell>
          <table:table-cell table:number-columns-repeated="4"/>
        </table:table-row>
        <table:table-row table:style-name="ro2">
          <table:table-cell table:formula="of:=[$Victim.$R$114]" office:value-type="float" office:value="1.66666666666667">
            <text:p>1,6666666667</text:p>
          </table:table-cell>
          <table:table-cell table:formula="of:=[$Attacker.$R$114]" office:value-type="float" office:value="1.66666666666667">
            <text:p>1,6666666667</text:p>
          </table:table-cell>
          <table:table-cell/>
          <table:table-cell table:formula="of:=[$Victim.$S$114]" office:value-type="float" office:value="0.968245836551854">
            <text:p>0,9682458366</text:p>
          </table:table-cell>
          <table:table-cell table:formula="of:=[$Attacker.$S$114]" office:value-type="float" office:value="0.968245836551854">
            <text:p>0,9682458366</text:p>
          </table:table-cell>
          <table:table-cell table:number-columns-repeated="4"/>
        </table:table-row>
        <table:table-row table:style-name="ro2">
          <table:table-cell table:formula="of:=[$Victim.$R$115]" office:value-type="float" office:value="0.75">
            <text:p>0,75</text:p>
          </table:table-cell>
          <table:table-cell table:formula="of:=[$Attacker.$R$115]" office:value-type="float" office:value="0.75">
            <text:p>0,75</text:p>
          </table:table-cell>
          <table:table-cell/>
          <table:table-cell table:formula="of:=[$Victim.$S$115]" office:value-type="float" office:value="0.7806247497998">
            <text:p>0,7806247498</text:p>
          </table:table-cell>
          <table:table-cell table:formula="of:=[$Attacker.$S$115]" office:value-type="float" office:value="0.7806247497998">
            <text:p>0,7806247498</text:p>
          </table:table-cell>
          <table:table-cell table:number-columns-repeated="4"/>
        </table:table-row>
        <table:table-row table:style-name="ro2">
          <table:table-cell table:formula="of:=[$Victim.$R$116]" office:value-type="float" office:value="1.66666666666667">
            <text:p>1,6666666667</text:p>
          </table:table-cell>
          <table:table-cell table:formula="of:=[$Attacker.$R$116]" office:value-type="float" office:value="1.66666666666667">
            <text:p>1,6666666667</text:p>
          </table:table-cell>
          <table:table-cell/>
          <table:table-cell table:formula="of:=[$Victim.$S$116]" office:value-type="float" office:value="0.927024810886958">
            <text:p>0,9270248109</text:p>
          </table:table-cell>
          <table:table-cell table:formula="of:=[$Attacker.$S$116]" office:value-type="float" office:value="0.927024810886958">
            <text:p>0,9270248109</text:p>
          </table:table-cell>
          <table:table-cell table:number-columns-repeated="4"/>
        </table:table-row>
        <table:table-row table:style-name="ro2">
          <table:table-cell table:formula="of:=[$Victim.$R$117]" office:value-type="float" office:value="2">
            <text:p>2</text:p>
          </table:table-cell>
          <table:table-cell table:formula="of:=[$Attacker.$R$117]" office:value-type="float" office:value="2">
            <text:p>2</text:p>
          </table:table-cell>
          <table:table-cell/>
          <table:table-cell table:formula="of:=[$Victim.$S$117]" office:value-type="float" office:value="0.484122918275927">
            <text:p>0,4841229183</text:p>
          </table:table-cell>
          <table:table-cell table:formula="of:=[$Attacker.$S$117]" office:value-type="float" office:value="0.484122918275927">
            <text:p>0,4841229183</text:p>
          </table:table-cell>
          <table:table-cell table:number-columns-repeated="4"/>
        </table:table-row>
        <table:table-row table:style-name="ro2" table:number-rows-repeated="104845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8:21: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8:22:28</dc:date>
    <meta:generator>LibreOffice/4.0.4.2$Linux_X86_64 LibreOffice_project/9e9821abd0ffdbc09cd8c52eaa574fa09eb08f2</meta:generator>
    <meta:editing-duration>P0D</meta:editing-duration>
    <meta:editing-cycles>3</meta:editing-cycles>
    <meta:document-statistic meta:table-count="3" meta:cell-count="49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73cm" svg:height="17.307cm" xlink:href=".." xlink:type="simple" chart:class="chart:line" chart:style-name="ch1">
        <chart:legend chart:legend-position="end" svg:x="26.81cm" svg:y="8.105cm" style:legend-expansion="high" chart:style-name="ch2"/>
        <chart:plot-area chart:style-name="ch3" table:cell-range-address="Average.A1:Average.B117" chart:data-source-has-labels="row" svg:x="1.065cm" svg:y="1.519cm" svg:width="24.515cm" svg:height="15.022cm">
          <chartooo:coordinate-region svg:x="1.872cm" svg:y="1.718cm" svg:width="23.567cm" svg:height="13.5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.A2:Average.A117" chart:label-cell-address="Average.A1:Average.A1" chart:class="chart:line">
            <chart:data-point chart:repeated="116"/>
          </chart:series>
          <chart:series chart:style-name="ch7" chart:values-cell-range-address="Average.B2:Average.B117" chart:label-cell-address="Average.B1:Average.B1" chart:class="chart:line">
            <chart:data-point chart:repeated="1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5">
                <text:p>1.125</text:p>
                <draw:g>
                  <svg:desc>Average.A2:Average.A117</svg:desc>
                </draw:g>
              </table:table-cell>
              <table:table-cell office:value-type="float" office:value="1.0625">
                <text:p>1.0625</text:p>
                <draw:g>
                  <svg:desc>Average.B2:Average.B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25">
                <text:p>0.812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75">
                <text:p>0.687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125">
                <text:p>3.8125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375">
                <text:p>27.375</text:p>
              </table:table-cell>
              <table:table-cell office:value-type="float" office:value="27.5625">
                <text:p>27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5">
                <text:p>41.5</text:p>
              </table:table-cell>
              <table:table-cell office:value-type="float" office:value="41.3125">
                <text:p>41.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125">
                <text:p>57.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5">
                <text:p>92.5</text:p>
              </table:table-cell>
              <table:table-cell office:value-type="float" office:value="100.1875">
                <text:p>100.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8.375">
                <text:p>228.375</text:p>
              </table:table-cell>
              <table:table-cell office:value-type="float" office:value="229.25">
                <text:p>229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.5">
                <text:p>231.5</text:p>
              </table:table-cell>
              <table:table-cell office:value-type="float" office:value="231.6875">
                <text:p>231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3.625">
                <text:p>233.625</text:p>
              </table:table-cell>
              <table:table-cell office:value-type="float" office:value="233.625">
                <text:p>233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4.125">
                <text:p>234.125</text:p>
              </table:table-cell>
              <table:table-cell office:value-type="float" office:value="233.1875">
                <text:p>233.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.625">
                <text:p>231.625</text:p>
              </table:table-cell>
              <table:table-cell office:value-type="float" office:value="231.25">
                <text:p>23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.5">
                <text:p>230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.6875">
                <text:p>235.6875</text:p>
              </table:table-cell>
              <table:table-cell office:value-type="float" office:value="235.25">
                <text:p>235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.0625">
                <text:p>234.0625</text:p>
              </table:table-cell>
              <table:table-cell office:value-type="float" office:value="233.75">
                <text:p>233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.1875">
                <text:p>233.1875</text:p>
              </table:table-cell>
              <table:table-cell office:value-type="float" office:value="233.375">
                <text:p>233.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6.0625">
                <text:p>236.0625</text:p>
              </table:table-cell>
              <table:table-cell office:value-type="float" office:value="235.875">
                <text:p>235.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4.875">
                <text:p>234.875</text:p>
              </table:table-cell>
              <table:table-cell office:value-type="float" office:value="234.25">
                <text:p>234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.5">
                <text:p>228.5</text:p>
              </table:table-cell>
              <table:table-cell office:value-type="float" office:value="229.125">
                <text:p>229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.875">
                <text:p>232.875</text:p>
              </table:table-cell>
              <table:table-cell office:value-type="float" office:value="232.5625">
                <text:p>232.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.25">
                <text:p>231.25</text:p>
              </table:table-cell>
              <table:table-cell office:value-type="float" office:value="230.375">
                <text:p>230.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.625">
                <text:p>228.625</text:p>
              </table:table-cell>
              <table:table-cell office:value-type="float" office:value="229.125">
                <text:p>229.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.125">
                <text:p>230.12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.625">
                <text:p>233.6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7">
                <text:p>237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3.75">
                <text:p>233.75</text:p>
              </table:table-cell>
              <table:table-cell office:value-type="float" office:value="235.0625">
                <text:p>235.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.25">
                <text:p>234.25</text:p>
              </table:table-cell>
              <table:table-cell office:value-type="float" office:value="234.125">
                <text:p>234.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.625">
                <text:p>230.625</text:p>
              </table:table-cell>
              <table:table-cell office:value-type="float" office:value="229.8125">
                <text:p>229.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8.5">
                <text:p>228.5</text:p>
              </table:table-cell>
              <table:table-cell office:value-type="float" office:value="228.5625">
                <text:p>228.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1">
                <text:p>231</text:p>
              </table:table-cell>
              <table:table-cell office:value-type="float" office:value="231.875">
                <text:p>231.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2.25">
                <text:p>232.25</text:p>
              </table:table-cell>
              <table:table-cell office:value-type="float" office:value="232.0625">
                <text:p>232.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9.875">
                <text:p>229.875</text:p>
              </table:table-cell>
              <table:table-cell office:value-type="float" office:value="229.75">
                <text:p>229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.3125">
                <text:p>238.3125</text:p>
              </table:table-cell>
              <table:table-cell office:value-type="float" office:value="238.375">
                <text:p>238.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3.3125">
                <text:p>233.3125</text:p>
              </table:table-cell>
              <table:table-cell office:value-type="float" office:value="232.875">
                <text:p>232.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.3125">
                <text:p>229.3125</text:p>
              </table:table-cell>
              <table:table-cell office:value-type="float" office:value="230.625">
                <text:p>230.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6.375">
                <text:p>226.375</text:p>
              </table:table-cell>
              <table:table-cell office:value-type="float" office:value="227.125">
                <text:p>227.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7.875">
                <text:p>227.875</text:p>
              </table:table-cell>
              <table:table-cell office:value-type="float" office:value="228.5625">
                <text:p>228.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2.875">
                <text:p>232.875</text:p>
              </table:table-cell>
              <table:table-cell office:value-type="float" office:value="232.25">
                <text:p>232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1.25">
                <text:p>231.25</text:p>
              </table:table-cell>
              <table:table-cell office:value-type="float" office:value="229.375">
                <text:p>229.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9.5">
                <text:p>229.5</text:p>
              </table:table-cell>
              <table:table-cell office:value-type="float" office:value="231.8125">
                <text:p>231.8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4.875">
                <text:p>224.875</text:p>
              </table:table-cell>
              <table:table-cell office:value-type="float" office:value="224.125">
                <text:p>224.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2.25">
                <text:p>232.25</text:p>
              </table:table-cell>
              <table:table-cell office:value-type="float" office:value="233.0625">
                <text:p>233.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.125">
                <text:p>231.125</text:p>
              </table:table-cell>
              <table:table-cell office:value-type="float" office:value="229.4375">
                <text:p>229.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7.25">
                <text:p>227.25</text:p>
              </table:table-cell>
              <table:table-cell office:value-type="float" office:value="228.6875">
                <text:p>228.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.125">
                <text:p>231.125</text:p>
              </table:table-cell>
              <table:table-cell office:value-type="float" office:value="230.8125">
                <text:p>230.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6.3125">
                <text:p>236.3125</text:p>
              </table:table-cell>
              <table:table-cell office:value-type="float" office:value="235.375">
                <text:p>235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4375">
                <text:p>232.4375</text:p>
              </table:table-cell>
              <table:table-cell office:value-type="float" office:value="233.75">
                <text:p>233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6.125">
                <text:p>236.125</text:p>
              </table:table-cell>
              <table:table-cell office:value-type="float" office:value="234.625">
                <text:p>234.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2.875">
                <text:p>232.875</text:p>
              </table:table-cell>
              <table:table-cell office:value-type="float" office:value="232.6875">
                <text:p>232.6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3.4375">
                <text:p>233.4375</text:p>
              </table:table-cell>
              <table:table-cell office:value-type="float" office:value="234.5625">
                <text:p>234.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9.8125">
                <text:p>229.8125</text:p>
              </table:table-cell>
              <table:table-cell office:value-type="float" office:value="229.4375">
                <text:p>229.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.875">
                <text:p>228.875</text:p>
              </table:table-cell>
              <table:table-cell office:value-type="float" office:value="228.9375">
                <text:p>228.9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1.125">
                <text:p>231.125</text:p>
              </table:table-cell>
              <table:table-cell office:value-type="float" office:value="232.125">
                <text:p>232.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7.5">
                <text:p>237.5</text:p>
              </table:table-cell>
              <table:table-cell office:value-type="float" office:value="235.375">
                <text:p>235.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2.125">
                <text:p>232.125</text:p>
              </table:table-cell>
              <table:table-cell office:value-type="float" office:value="232.1875">
                <text:p>232.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3.1875">
                <text:p>233.1875</text:p>
              </table:table-cell>
              <table:table-cell office:value-type="float" office:value="233.9375">
                <text:p>233.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.6875">
                <text:p>228.6875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9.25">
                <text:p>229.25</text:p>
              </table:table-cell>
              <table:table-cell office:value-type="float" office:value="229.125">
                <text:p>229.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9">
                <text:p>229</text:p>
              </table:table-cell>
              <table:table-cell office:value-type="float" office:value="229.875">
                <text:p>229.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0.625">
                <text:p>230.625</text:p>
              </table:table-cell>
              <table:table-cell office:value-type="float" office:value="229.375">
                <text:p>229.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0">
                <text:p>230</text:p>
              </table:table-cell>
              <table:table-cell office:value-type="float" office:value="231.4375">
                <text:p>231.4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9.8125">
                <text:p>229.8125</text:p>
              </table:table-cell>
              <table:table-cell office:value-type="float" office:value="228.625">
                <text:p>228.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9.1875">
                <text:p>229.1875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9.625">
                <text:p>229.625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8.625">
                <text:p>228.625</text:p>
              </table:table-cell>
              <table:table-cell office:value-type="float" office:value="229.25">
                <text:p>229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2.875">
                <text:p>232.875</text:p>
              </table:table-cell>
              <table:table-cell office:value-type="float" office:value="232.5625">
                <text:p>232.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8.5625">
                <text:p>228.5625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5.625">
                <text:p>235.625</text:p>
              </table:table-cell>
              <table:table-cell office:value-type="float" office:value="235.4375">
                <text:p>235.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1.125">
                <text:p>231.125</text:p>
              </table:table-cell>
              <table:table-cell office:value-type="float" office:value="230.75">
                <text:p>230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.625">
                <text:p>225.625</text:p>
              </table:table-cell>
              <table:table-cell office:value-type="float" office:value="226.1875">
                <text:p>226.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5.375">
                <text:p>235.375</text:p>
              </table:table-cell>
              <table:table-cell office:value-type="float" office:value="234.875">
                <text:p>234.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.625">
                <text:p>229.625</text:p>
              </table:table-cell>
              <table:table-cell office:value-type="float" office:value="229.8125">
                <text:p>229.8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7.75">
                <text:p>227.75</text:p>
              </table:table-cell>
              <table:table-cell office:value-type="float" office:value="226.625">
                <text:p>226.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9.375">
                <text:p>229.375</text:p>
              </table:table-cell>
              <table:table-cell office:value-type="float" office:value="229.25">
                <text:p>229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.875">
                <text:p>229.875</text:p>
              </table:table-cell>
              <table:table-cell office:value-type="float" office:value="230.625">
                <text:p>230.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1">
                <text:p>231</text:p>
              </table:table-cell>
              <table:table-cell office:value-type="float" office:value="231.0625">
                <text:p>231.0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75">
                <text:p>231.75</text:p>
              </table:table-cell>
              <table:table-cell office:value-type="float" office:value="231.625">
                <text:p>231.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8.625">
                <text:p>228.625</text:p>
              </table:table-cell>
              <table:table-cell office:value-type="float" office:value="228.375">
                <text:p>228.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9.25">
                <text:p>229.25</text:p>
              </table:table-cell>
              <table:table-cell office:value-type="float" office:value="230.25">
                <text:p>230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0.625">
                <text:p>230.625</text:p>
              </table:table-cell>
              <table:table-cell office:value-type="float" office:value="229.9375">
                <text:p>229.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2.375">
                <text:p>232.37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2.75">
                <text:p>232.75</text:p>
              </table:table-cell>
              <table:table-cell office:value-type="float" office:value="233.125">
                <text:p>233.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0.125">
                <text:p>230.125</text:p>
              </table:table-cell>
              <table:table-cell office:value-type="float" office:value="229.625">
                <text:p>229.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0">
                <text:p>2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0.75">
                <text:p>230.75</text:p>
              </table:table-cell>
              <table:table-cell office:value-type="float" office:value="231.25">
                <text:p>231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.5">
                <text:p>231.5</text:p>
              </table:table-cell>
              <table:table-cell office:value-type="float" office:value="231.8125">
                <text:p>231.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2.125">
                <text:p>232.125</text:p>
              </table:table-cell>
              <table:table-cell office:value-type="float" office:value="231.6875">
                <text:p>231.6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.25">
                <text:p>232.25</text:p>
              </table:table-cell>
              <table:table-cell office:value-type="float" office:value="232.8125">
                <text:p>232.8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2.875">
                <text:p>232.875</text:p>
              </table:table-cell>
              <table:table-cell office:value-type="float" office:value="232.4375">
                <text:p>232.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4.375">
                <text:p>214.375</text:p>
              </table:table-cell>
              <table:table-cell office:value-type="float" office:value="206.8125">
                <text:p>206.8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.25">
                <text:p>181.25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8.75">
                <text:p>158.75</text:p>
              </table:table-cell>
              <table:table-cell office:value-type="float" office:value="158.9375">
                <text:p>158.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.875">
                <text:p>151.875</text:p>
              </table:table-cell>
              <table:table-cell office:value-type="float" office:value="151.625">
                <text:p>151.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.75">
                <text:p>101.75</text:p>
              </table:table-cell>
              <table:table-cell office:value-type="float" office:value="101.75">
                <text:p>101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375">
                <text:p>4.375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84615384615385">
                <text:p>1.846153846153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